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29847222222222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9.5pt" style:use-optimal-row-height="false" fo:break-before="auto"/>
    </style:style>
    <style:style style:name="ro6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 - DOMÍCILIOS QUE POSSUEM EQUIPAMENTO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Televisão</text:p>
          </table:table-cell>
          <table:table-cell office:value-type="string" table:number-columns-spanned="1" table:number-rows-spanned="2" table:style-name="ce8">
            <text:p>Rá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efone fixo</text:p>
          </table:table-cell>
          <table:table-cell office:value-type="string" table:number-columns-spanned="1" table:number-rows-spanned="2" table:style-name="ce8">
            <text:p>TV por assinatura</text:p>
          </table:table-cell>
          <table:table-cell office:value-type="string" table:number-columns-spanned="1" table:number-rows-spanned="2" table:style-name="ce8">
            <text:p>Computador de mesa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Aparelho de videogame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0839459" table:style-name="ce5">
            <text:p>70.839.459</text:p>
          </table:table-cell>
          <table:table-cell office:value-type="float" office:value="41687457" table:style-name="ce5">
            <text:p>41.687.457</text:p>
          </table:table-cell>
          <table:table-cell office:value-type="float" office:value="19744351" table:style-name="ce5">
            <text:p>19.744.351</text:p>
          </table:table-cell>
          <table:table-cell office:value-type="float" office:value="17270983" table:style-name="ce5">
            <text:p>17.270.983</text:p>
          </table:table-cell>
          <table:table-cell office:value-type="float" office:value="20209457" table:style-name="ce5">
            <text:p>20.209.457</text:p>
          </table:table-cell>
          <table:table-cell office:value-type="float" office:value="15558715" table:style-name="ce5">
            <text:p>15.558.715</text:p>
          </table:table-cell>
          <table:table-cell office:value-type="float" office:value="24078211" table:style-name="ce5">
            <text:p>24.078.211</text:p>
          </table:table-cell>
          <table:table-cell office:value-type="float" office:value="10721739" table:style-name="ce5">
            <text:p>10.721.739</text:p>
          </table:table-cell>
          <table:table-cell office:value-type="float" office:value="11078713" table:style-name="ce5">
            <text:p>11.078.71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62007807" table:style-name="ce5">
            <text:p>62.007.807</text:p>
          </table:table-cell>
          <table:table-cell office:value-type="float" office:value="36025950" table:style-name="ce5">
            <text:p>36.025.950</text:p>
          </table:table-cell>
          <table:table-cell office:value-type="float" office:value="13903481" table:style-name="ce5">
            <text:p>13.903.481</text:p>
          </table:table-cell>
          <table:table-cell office:value-type="float" office:value="16414405" table:style-name="ce5">
            <text:p>16.414.405</text:p>
          </table:table-cell>
          <table:table-cell office:value-type="float" office:value="18941982" table:style-name="ce5">
            <text:p>18.941.982</text:p>
          </table:table-cell>
          <table:table-cell office:value-type="float" office:value="14946474" table:style-name="ce5">
            <text:p>14.946.474</text:p>
          </table:table-cell>
          <table:table-cell office:value-type="float" office:value="23056487" table:style-name="ce5">
            <text:p>23.056.487</text:p>
          </table:table-cell>
          <table:table-cell office:value-type="float" office:value="10316547" table:style-name="ce5">
            <text:p>10.316.547</text:p>
          </table:table-cell>
          <table:table-cell office:value-type="float" office:value="10393374" table:style-name="ce5">
            <text:p>10.393.37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831652" table:style-name="ce5">
            <text:p>8.831.652</text:p>
          </table:table-cell>
          <table:table-cell office:value-type="float" office:value="5661508" table:style-name="ce5">
            <text:p>5.661.508</text:p>
          </table:table-cell>
          <table:table-cell office:value-type="float" office:value="5840870" table:style-name="ce5">
            <text:p>5.840.870</text:p>
          </table:table-cell>
          <table:table-cell office:value-type="float" office:value="856578" table:style-name="ce5">
            <text:p>856.578</text:p>
          </table:table-cell>
          <table:table-cell office:value-type="float" office:value="1267475" table:style-name="ce5">
            <text:p>1.267.475</text:p>
          </table:table-cell>
          <table:table-cell office:value-type="float" office:value="612241" table:style-name="ce5">
            <text:p>612.241</text:p>
          </table:table-cell>
          <table:table-cell office:value-type="float" office:value="1021724" table:style-name="ce5">
            <text:p>1.021.724</text:p>
          </table:table-cell>
          <table:table-cell office:value-type="float" office:value="405192" table:style-name="ce5">
            <text:p>405.192</text:p>
          </table:table-cell>
          <table:table-cell office:value-type="float" office:value="685339" table:style-name="ce5">
            <text:p>685.33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31627618" table:style-name="ce5">
            <text:p>31.627.618</text:p>
          </table:table-cell>
          <table:table-cell office:value-type="float" office:value="18530643" table:style-name="ce5">
            <text:p>18.530.643</text:p>
          </table:table-cell>
          <table:table-cell office:value-type="float" office:value="6548098" table:style-name="ce5">
            <text:p>6.548.098</text:p>
          </table:table-cell>
          <table:table-cell office:value-type="float" office:value="9713001" table:style-name="ce5">
            <text:p>9.713.001</text:p>
          </table:table-cell>
          <table:table-cell office:value-type="float" office:value="10593141" table:style-name="ce5">
            <text:p>10.593.141</text:p>
          </table:table-cell>
          <table:table-cell office:value-type="float" office:value="8735515" table:style-name="ce5">
            <text:p>8.735.515</text:p>
          </table:table-cell>
          <table:table-cell office:value-type="float" office:value="11738676" table:style-name="ce5">
            <text:p>11.738.676</text:p>
          </table:table-cell>
          <table:table-cell office:value-type="float" office:value="5417642" table:style-name="ce5">
            <text:p>5.417.642</text:p>
          </table:table-cell>
          <table:table-cell office:value-type="float" office:value="6112798" table:style-name="ce5">
            <text:p>6.112.79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7424781" table:style-name="ce5">
            <text:p>17.424.781</text:p>
          </table:table-cell>
          <table:table-cell office:value-type="float" office:value="10449571" table:style-name="ce5">
            <text:p>10.449.571</text:p>
          </table:table-cell>
          <table:table-cell office:value-type="float" office:value="7375816" table:style-name="ce5">
            <text:p>7.375.816</text:p>
          </table:table-cell>
          <table:table-cell office:value-type="float" office:value="1668659" table:style-name="ce5">
            <text:p>1.668.659</text:p>
          </table:table-cell>
          <table:table-cell office:value-type="float" office:value="3756852" table:style-name="ce5">
            <text:p>3.756.852</text:p>
          </table:table-cell>
          <table:table-cell office:value-type="float" office:value="1899412" table:style-name="ce5">
            <text:p>1.899.412</text:p>
          </table:table-cell>
          <table:table-cell office:value-type="float" office:value="3588126" table:style-name="ce5">
            <text:p>3.588.126</text:p>
          </table:table-cell>
          <table:table-cell office:value-type="float" office:value="1851172" table:style-name="ce5">
            <text:p>1.851.172</text:p>
          </table:table-cell>
          <table:table-cell office:value-type="float" office:value="1710244" table:style-name="ce5">
            <text:p>1.710.24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1012061" table:style-name="ce5">
            <text:p>11.012.061</text:p>
          </table:table-cell>
          <table:table-cell office:value-type="float" office:value="7752238" table:style-name="ce5">
            <text:p>7.752.238</text:p>
          </table:table-cell>
          <table:table-cell office:value-type="float" office:value="2500560" table:style-name="ce5">
            <text:p>2.500.560</text:p>
          </table:table-cell>
          <table:table-cell office:value-type="float" office:value="3618068" table:style-name="ce5">
            <text:p>3.618.068</text:p>
          </table:table-cell>
          <table:table-cell office:value-type="float" office:value="3596382" table:style-name="ce5">
            <text:p>3.596.382</text:p>
          </table:table-cell>
          <table:table-cell office:value-type="float" office:value="2530506" table:style-name="ce5">
            <text:p>2.530.506</text:p>
          </table:table-cell>
          <table:table-cell office:value-type="float" office:value="5375651" table:style-name="ce5">
            <text:p>5.375.651</text:p>
          </table:table-cell>
          <table:table-cell office:value-type="float" office:value="1986777" table:style-name="ce5">
            <text:p>1.986.777</text:p>
          </table:table-cell>
          <table:table-cell office:value-type="float" office:value="1971897" table:style-name="ce5">
            <text:p>1.971.89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282791" table:style-name="ce5">
            <text:p>5.282.791</text:p>
          </table:table-cell>
          <table:table-cell office:value-type="float" office:value="2168906" table:style-name="ce5">
            <text:p>2.168.906</text:p>
          </table:table-cell>
          <table:table-cell office:value-type="float" office:value="1849550" table:style-name="ce5">
            <text:p>1.849.550</text:p>
          </table:table-cell>
          <table:table-cell office:value-type="float" office:value="718104" table:style-name="ce5">
            <text:p>718.104</text:p>
          </table:table-cell>
          <table:table-cell office:value-type="float" office:value="1164190" table:style-name="ce5">
            <text:p>1.164.190</text:p>
          </table:table-cell>
          <table:table-cell office:value-type="float" office:value="906495" table:style-name="ce5">
            <text:p>906.495</text:p>
          </table:table-cell>
          <table:table-cell office:value-type="float" office:value="1555541" table:style-name="ce5">
            <text:p>1.555.541</text:p>
          </table:table-cell>
          <table:table-cell office:value-type="float" office:value="478357" table:style-name="ce5">
            <text:p>478.357</text:p>
          </table:table-cell>
          <table:table-cell office:value-type="float" office:value="556699" table:style-name="ce5">
            <text:p>556.69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492208" table:style-name="ce5">
            <text:p>5.492.208</text:p>
          </table:table-cell>
          <table:table-cell office:value-type="float" office:value="2786099" table:style-name="ce5">
            <text:p>2.786.099</text:p>
          </table:table-cell>
          <table:table-cell office:value-type="float" office:value="1470326" table:style-name="ce5">
            <text:p>1.470.326</text:p>
          </table:table-cell>
          <table:table-cell office:value-type="float" office:value="1553152" table:style-name="ce5">
            <text:p>1.553.152</text:p>
          </table:table-cell>
          <table:table-cell office:value-type="float" office:value="1098892" table:style-name="ce5">
            <text:p>1.098.892</text:p>
          </table:table-cell>
          <table:table-cell office:value-type="float" office:value="1486786" table:style-name="ce5">
            <text:p>1.486.786</text:p>
          </table:table-cell>
          <table:table-cell office:value-type="float" office:value="1820217" table:style-name="ce5">
            <text:p>1.820.217</text:p>
          </table:table-cell>
          <table:table-cell office:value-type="float" office:value="987792" table:style-name="ce5">
            <text:p>987.792</text:p>
          </table:table-cell>
          <table:table-cell office:value-type="float" office:value="727075" table:style-name="ce5">
            <text:p>727.07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1875694" table:style-name="ce5">
            <text:p>21.875.694</text:p>
          </table:table-cell>
          <table:table-cell office:value-type="float" office:value="12482325" table:style-name="ce5">
            <text:p>12.482.325</text:p>
          </table:table-cell>
          <table:table-cell office:value-type="float" office:value="7763960" table:style-name="ce5">
            <text:p>7.763.960</text:p>
          </table:table-cell>
          <table:table-cell office:value-type="float" office:value="2455032" table:style-name="ce5">
            <text:p>2.455.032</text:p>
          </table:table-cell>
          <table:table-cell office:value-type="float" office:value="2418674" table:style-name="ce5">
            <text:p>2.418.674</text:p>
          </table:table-cell>
          <table:table-cell office:value-type="float" office:value="1778168" table:style-name="ce5">
            <text:p>1.778.168</text:p>
          </table:table-cell>
          <table:table-cell office:value-type="float" office:value="2051537" table:style-name="ce5">
            <text:p>2.051.537</text:p>
          </table:table-cell>
          <table:table-cell office:value-type="float" office:value="1475854" table:style-name="ce5">
            <text:p>1.475.854</text:p>
          </table:table-cell>
          <table:table-cell office:value-type="float" office:value="1105385" table:style-name="ce5">
            <text:p>1.105.385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7724965" table:style-name="ce5">
            <text:p>17.724.965</text:p>
          </table:table-cell>
          <table:table-cell office:value-type="float" office:value="11036843" table:style-name="ce5">
            <text:p>11.036.843</text:p>
          </table:table-cell>
          <table:table-cell office:value-type="float" office:value="5073487" table:style-name="ce5">
            <text:p>5.073.487</text:p>
          </table:table-cell>
          <table:table-cell office:value-type="float" office:value="3147199" table:style-name="ce5">
            <text:p>3.147.199</text:p>
          </table:table-cell>
          <table:table-cell office:value-type="float" office:value="4632959" table:style-name="ce5">
            <text:p>4.632.959</text:p>
          </table:table-cell>
          <table:table-cell office:value-type="float" office:value="3256781" table:style-name="ce5">
            <text:p>3.256.781</text:p>
          </table:table-cell>
          <table:table-cell office:value-type="float" office:value="4138522" table:style-name="ce5">
            <text:p>4.138.522</text:p>
          </table:table-cell>
          <table:table-cell office:value-type="float" office:value="2312380" table:style-name="ce5">
            <text:p>2.312.380</text:p>
          </table:table-cell>
          <table:table-cell office:value-type="float" office:value="2330277" table:style-name="ce5">
            <text:p>2.330.277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1575242" table:style-name="ce5">
            <text:p>11.575.242</text:p>
          </table:table-cell>
          <table:table-cell office:value-type="float" office:value="6604751" table:style-name="ce5">
            <text:p>6.604.751</text:p>
          </table:table-cell>
          <table:table-cell office:value-type="float" office:value="2496520" table:style-name="ce5">
            <text:p>2.496.520</text:p>
          </table:table-cell>
          <table:table-cell office:value-type="float" office:value="3636219" table:style-name="ce5">
            <text:p>3.636.219</text:p>
          </table:table-cell>
          <table:table-cell office:value-type="float" office:value="3625896" table:style-name="ce5">
            <text:p>3.625.896</text:p>
          </table:table-cell>
          <table:table-cell office:value-type="float" office:value="3359407" table:style-name="ce5">
            <text:p>3.359.407</text:p>
          </table:table-cell>
          <table:table-cell office:value-type="float" office:value="5265193" table:style-name="ce5">
            <text:p>5.265.193</text:p>
          </table:table-cell>
          <table:table-cell office:value-type="float" office:value="1558255" table:style-name="ce5">
            <text:p>1.558.255</text:p>
          </table:table-cell>
          <table:table-cell office:value-type="float" office:value="2528796" table:style-name="ce5">
            <text:p>2.528.796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8117082" table:style-name="ce5">
            <text:p>8.117.082</text:p>
          </table:table-cell>
          <table:table-cell office:value-type="float" office:value="4818553" table:style-name="ce5">
            <text:p>4.818.553</text:p>
          </table:table-cell>
          <table:table-cell office:value-type="float" office:value="1673534" table:style-name="ce5">
            <text:p>1.673.534</text:p>
          </table:table-cell>
          <table:table-cell office:value-type="float" office:value="2920213" table:style-name="ce5">
            <text:p>2.920.213</text:p>
          </table:table-cell>
          <table:table-cell office:value-type="float" office:value="3792029" table:style-name="ce5">
            <text:p>3.792.029</text:p>
          </table:table-cell>
          <table:table-cell office:value-type="float" office:value="2758633" table:style-name="ce5">
            <text:p>2.758.633</text:p>
          </table:table-cell>
          <table:table-cell office:value-type="float" office:value="5378650" table:style-name="ce5">
            <text:p>5.378.650</text:p>
          </table:table-cell>
          <table:table-cell office:value-type="float" office:value="2175032" table:style-name="ce5">
            <text:p>2.175.032</text:p>
          </table:table-cell>
          <table:table-cell office:value-type="float" office:value="2459083" table:style-name="ce5">
            <text:p>2.459.08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205291" table:style-name="ce5">
            <text:p>4.205.291</text:p>
          </table:table-cell>
          <table:table-cell office:value-type="float" office:value="2479096" table:style-name="ce5">
            <text:p>2.479.096</text:p>
          </table:table-cell>
          <table:table-cell office:value-type="float" office:value="733065" table:style-name="ce5">
            <text:p>733.065</text:p>
          </table:table-cell>
          <table:table-cell office:value-type="float" office:value="2064283" table:style-name="ce5">
            <text:p>2.064.283</text:p>
          </table:table-cell>
          <table:table-cell office:value-type="float" office:value="2705361" table:style-name="ce5">
            <text:p>2.705.361</text:p>
          </table:table-cell>
          <table:table-cell office:value-type="float" office:value="2204994" table:style-name="ce5">
            <text:p>2.204.994</text:p>
          </table:table-cell>
          <table:table-cell office:value-type="float" office:value="3299429" table:style-name="ce5">
            <text:p>3.299.429</text:p>
          </table:table-cell>
          <table:table-cell office:value-type="float" office:value="1474292" table:style-name="ce5">
            <text:p>1.474.292</text:p>
          </table:table-cell>
          <table:table-cell office:value-type="float" office:value="1371866" table:style-name="ce5">
            <text:p>1.371.86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105578" table:style-name="ce5">
            <text:p>2.105.578</text:p>
          </table:table-cell>
          <table:table-cell office:value-type="float" office:value="1355404" table:style-name="ce5">
            <text:p>1.355.404</text:p>
          </table:table-cell>
          <table:table-cell office:value-type="float" office:value="459412" table:style-name="ce5">
            <text:p>459.412</text:p>
          </table:table-cell>
          <table:table-cell office:value-type="float" office:value="1438895" table:style-name="ce5">
            <text:p>1.438.895</text:p>
          </table:table-cell>
          <table:table-cell office:value-type="float" office:value="1616280" table:style-name="ce5">
            <text:p>1.616.280</text:p>
          </table:table-cell>
          <table:table-cell office:value-type="float" office:value="1306444" table:style-name="ce5">
            <text:p>1.306.444</text:p>
          </table:table-cell>
          <table:table-cell office:value-type="float" office:value="2106197" table:style-name="ce5">
            <text:p>2.106.197</text:p>
          </table:table-cell>
          <table:table-cell office:value-type="float" office:value="1043207" table:style-name="ce5">
            <text:p>1.043.207</text:p>
          </table:table-cell>
          <table:table-cell office:value-type="float" office:value="740652" table:style-name="ce5">
            <text:p>740.65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957706" table:style-name="ce5">
            <text:p>957.706</text:p>
          </table:table-cell>
          <table:table-cell office:value-type="float" office:value="508357" table:style-name="ce5">
            <text:p>508.357</text:p>
          </table:table-cell>
          <table:table-cell office:value-type="float" office:value="247781" table:style-name="ce5">
            <text:p>247.781</text:p>
          </table:table-cell>
          <table:table-cell office:value-type="float" office:value="82573" table:style-name="ce5">
            <text:p>82.573</text:p>
          </table:table-cell>
          <table:table-cell office:value-type="float" office:value="77697" table:style-name="ce5">
            <text:p>77.697</text:p>
          </table:table-cell>
          <table:table-cell office:value-type="float" office:value="70527" table:style-name="ce5">
            <text:p>70.527</text:p>
          </table:table-cell>
          <table:table-cell office:value-type="float" office:value="61290" table:style-name="ce5">
            <text:p>61.290</text:p>
          </table:table-cell>
          <table:table-cell office:value-type="float" office:value="47165" table:style-name="ce5">
            <text:p>47.165</text:p>
          </table:table-cell>
          <table:table-cell office:value-type="float" office:value="53552" table:style-name="ce5">
            <text:p>53.55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388569" table:style-name="ce5">
            <text:p>2.388.569</text:p>
          </table:table-cell>
          <table:table-cell office:value-type="float" office:value="1352750" table:style-name="ce5">
            <text:p>1.352.750</text:p>
          </table:table-cell>
          <table:table-cell office:value-type="float" office:value="1046833" table:style-name="ce5">
            <text:p>1.046.833</text:p>
          </table:table-cell>
          <table:table-cell office:value-type="float" office:value="693261" table:style-name="ce5">
            <text:p>693.261</text:p>
          </table:table-cell>
          <table:table-cell office:value-type="float" office:value="706164" table:style-name="ce5">
            <text:p>706.164</text:p>
          </table:table-cell>
          <table:table-cell office:value-type="float" office:value="510407" table:style-name="ce5">
            <text:p>510.407</text:p>
          </table:table-cell>
          <table:table-cell office:value-type="float" office:value="861832" table:style-name="ce5">
            <text:p>861.832</text:p>
          </table:table-cell>
          <table:table-cell office:value-type="float" office:value="278957" table:style-name="ce5">
            <text:p>278.957</text:p>
          </table:table-cell>
          <table:table-cell office:value-type="float" office:value="225560" table:style-name="ce5">
            <text:p>225.56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889332" table:style-name="ce5">
            <text:p>1.889.332</text:p>
          </table:table-cell>
          <table:table-cell office:value-type="float" office:value="1049378" table:style-name="ce5">
            <text:p>1.049.378</text:p>
          </table:table-cell>
          <table:table-cell office:value-type="float" office:value="249757" table:style-name="ce5">
            <text:p>249.757</text:p>
          </table:table-cell>
          <table:table-cell office:value-type="float" office:value="833309" table:style-name="ce5">
            <text:p>833.309</text:p>
          </table:table-cell>
          <table:table-cell office:value-type="float" office:value="634398" table:style-name="ce5">
            <text:p>634.398</text:p>
          </table:table-cell>
          <table:table-cell office:value-type="float" office:value="313354" table:style-name="ce5">
            <text:p>313.354</text:p>
          </table:table-cell>
          <table:table-cell office:value-type="float" office:value="915560" table:style-name="ce5">
            <text:p>915.560</text:p>
          </table:table-cell>
          <table:table-cell office:value-type="float" office:value="356597" table:style-name="ce5">
            <text:p>356.597</text:p>
          </table:table-cell>
          <table:table-cell office:value-type="float" office:value="263542" table:style-name="ce5">
            <text:p>263.54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2217044" table:style-name="ce5">
            <text:p>2.217.044</text:p>
          </table:table-cell>
          <table:table-cell office:value-type="float" office:value="1427901" table:style-name="ce5">
            <text:p>1.427.901</text:p>
          </table:table-cell>
          <table:table-cell office:value-type="float" office:value="297096" table:style-name="ce5">
            <text:p>297.096</text:p>
          </table:table-cell>
          <table:table-cell office:value-type="float" office:value="1214762" table:style-name="ce5">
            <text:p>1.214.762</text:p>
          </table:table-cell>
          <table:table-cell office:value-type="float" office:value="1525078" table:style-name="ce5">
            <text:p>1.525.078</text:p>
          </table:table-cell>
          <table:table-cell office:value-type="float" office:value="2052927" table:style-name="ce5">
            <text:p>2.052.927</text:p>
          </table:table-cell>
          <table:table-cell office:value-type="float" office:value="2190642" table:style-name="ce5">
            <text:p>2.190.642</text:p>
          </table:table-cell>
          <table:table-cell office:value-type="float" office:value="1379830" table:style-name="ce5">
            <text:p>1.379.830</text:p>
          </table:table-cell>
          <table:table-cell office:value-type="float" office:value="1394688" table:style-name="ce5">
            <text:p>1.394.68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073041" table:style-name="ce5">
            <text:p>14.073.041</text:p>
          </table:table-cell>
          <table:table-cell office:value-type="float" office:value="8551526" table:style-name="ce5">
            <text:p>8.551.526</text:p>
          </table:table-cell>
          <table:table-cell office:value-type="float" office:value="2960663" table:style-name="ce5">
            <text:p>2.960.663</text:p>
          </table:table-cell>
          <table:table-cell office:value-type="float" office:value="6237672" table:style-name="ce5">
            <text:p>6.237.672</text:p>
          </table:table-cell>
          <table:table-cell office:value-type="float" office:value="7554117" table:style-name="ce5">
            <text:p>7.554.117</text:p>
          </table:table-cell>
          <table:table-cell office:value-type="float" office:value="6504897" table:style-name="ce5">
            <text:p>6.504.897</text:p>
          </table:table-cell>
          <table:table-cell office:value-type="float" office:value="10699030" table:style-name="ce5">
            <text:p>10.699.030</text:p>
          </table:table-cell>
          <table:table-cell office:value-type="float" office:value="4062398" table:style-name="ce5">
            <text:p>4.062.398</text:p>
          </table:table-cell>
          <table:table-cell office:value-type="float" office:value="4168567" table:style-name="ce5">
            <text:p>4.168.56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1096519" table:style-name="ce5">
            <text:p>31.096.519</text:p>
          </table:table-cell>
          <table:table-cell office:value-type="float" office:value="17830574" table:style-name="ce5">
            <text:p>17.830.574</text:p>
          </table:table-cell>
          <table:table-cell office:value-type="float" office:value="7221815" table:style-name="ce5">
            <text:p>7.221.815</text:p>
          </table:table-cell>
          <table:table-cell office:value-type="float" office:value="7349368" table:style-name="ce5">
            <text:p>7.349.368</text:p>
          </table:table-cell>
          <table:table-cell office:value-type="float" office:value="8228519" table:style-name="ce5">
            <text:p>8.228.519</text:p>
          </table:table-cell>
          <table:table-cell office:value-type="float" office:value="5739273" table:style-name="ce5">
            <text:p>5.739.273</text:p>
          </table:table-cell>
          <table:table-cell office:value-type="float" office:value="9887724" table:style-name="ce5">
            <text:p>9.887.724</text:p>
          </table:table-cell>
          <table:table-cell office:value-type="float" office:value="4267457" table:style-name="ce5">
            <text:p>4.267.457</text:p>
          </table:table-cell>
          <table:table-cell office:value-type="float" office:value="4678002" table:style-name="ce5">
            <text:p>4.678.00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3452855" table:style-name="ce5">
            <text:p>23.452.855</text:p>
          </table:table-cell>
          <table:table-cell office:value-type="float" office:value="13877457" table:style-name="ce5">
            <text:p>13.877.457</text:p>
          </table:table-cell>
          <table:table-cell office:value-type="float" office:value="9264777" table:style-name="ce5">
            <text:p>9.264.777</text:p>
          </table:table-cell>
          <table:table-cell office:value-type="float" office:value="2469182" table:style-name="ce5">
            <text:p>2.469.182</text:p>
          </table:table-cell>
          <table:table-cell office:value-type="float" office:value="2901743" table:style-name="ce5">
            <text:p>2.901.743</text:p>
          </table:table-cell>
          <table:table-cell office:value-type="float" office:value="1261618" table:style-name="ce5">
            <text:p>1.261.618</text:p>
          </table:table-cell>
          <table:table-cell office:value-type="float" office:value="1300815" table:style-name="ce5">
            <text:p>1.300.815</text:p>
          </table:table-cell>
          <table:table-cell office:value-type="float" office:value="1012053" table:style-name="ce5">
            <text:p>1.012.053</text:p>
          </table:table-cell>
          <table:table-cell office:value-type="float" office:value="837457" table:style-name="ce5">
            <text:p>837.45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DOMICÍLIOS CO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720161" table:style-name="ce5">
            <text:p>33.720.161</text:p>
          </table:table-cell>
          <table:table-cell office:value-type="float" office:value="40582566" table:style-name="ce5">
            <text:p>40.582.566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2110131" table:style-name="ce5">
            <text:p>32.110.131</text:p>
          </table:table-cell>
          <table:table-cell office:value-type="float" office:value="32638331" table:style-name="ce5">
            <text:p>32.638.33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610030" table:style-name="ce5">
            <text:p>1.610.030</text:p>
          </table:table-cell>
          <table:table-cell office:value-type="float" office:value="7944235" table:style-name="ce5">
            <text:p>7.944.235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6985047" table:style-name="ce5">
            <text:p>16.985.047</text:p>
          </table:table-cell>
          <table:table-cell office:value-type="float" office:value="15708911" table:style-name="ce5">
            <text:p>15.708.91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5485690" table:style-name="ce5">
            <text:p>5.485.690</text:p>
          </table:table-cell>
          <table:table-cell office:value-type="float" office:value="13539161" table:style-name="ce5">
            <text:p>13.539.16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6307290" table:style-name="ce5">
            <text:p>6.307.290</text:p>
          </table:table-cell>
          <table:table-cell office:value-type="float" office:value="4933279" table:style-name="ce5">
            <text:p>4.933.279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161677" table:style-name="ce5">
            <text:p>2.161.677</text:p>
          </table:table-cell>
          <table:table-cell office:value-type="float" office:value="3423264" table:style-name="ce5">
            <text:p>3.423.26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780457" table:style-name="ce5">
            <text:p>2.780.457</text:p>
          </table:table-cell>
          <table:table-cell office:value-type="float" office:value="2977951" table:style-name="ce5">
            <text:p>2.977.951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4245378" table:style-name="ce5">
            <text:p>4.245.378</text:p>
          </table:table-cell>
          <table:table-cell office:value-type="float" office:value="19406209" table:style-name="ce5">
            <text:p>19.406.209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7492969" table:style-name="ce5">
            <text:p>7.492.969</text:p>
          </table:table-cell>
          <table:table-cell office:value-type="float" office:value="11158694" table:style-name="ce5">
            <text:p>11.158.694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7140889" table:style-name="ce5">
            <text:p>7.140.889</text:p>
          </table:table-cell>
          <table:table-cell office:value-type="float" office:value="4548996" table:style-name="ce5">
            <text:p>4.548.996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6305848" table:style-name="ce5">
            <text:p>6.305.848</text:p>
          </table:table-cell>
          <table:table-cell office:value-type="float" office:value="1855665" table:style-name="ce5">
            <text:p>1.855.665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3943178" table:style-name="ce5">
            <text:p>3.943.178</text:p>
          </table:table-cell>
          <table:table-cell office:value-type="float" office:value="285806" table:style-name="ce5">
            <text:p>285.80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156055" table:style-name="ce5">
            <text:p>2.156.055</text:p>
          </table:table-cell>
          <table:table-cell office:value-type="float" office:value="90077" table:style-name="ce5">
            <text:p>90.07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42507" table:style-name="ce5">
            <text:p>142.507</text:p>
          </table:table-cell>
          <table:table-cell office:value-type="float" office:value="918565" table:style-name="ce5">
            <text:p>918.565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214590" table:style-name="ce5">
            <text:p>1.214.590</text:p>
          </table:table-cell>
          <table:table-cell office:value-type="float" office:value="1407739" table:style-name="ce5">
            <text:p>1.407.739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078748" table:style-name="ce5">
            <text:p>1.078.748</text:p>
          </table:table-cell>
          <table:table-cell office:value-type="float" office:value="910815" table:style-name="ce5">
            <text:p>910.815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2207627" table:style-name="ce5">
            <text:p>2.207.627</text:p>
          </table:table-cell>
          <table:table-cell office:value-type="float" office:value="9417" table:style-name="ce5">
            <text:p>9.41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122998" table:style-name="ce5">
            <text:p>12.122.998</text:p>
          </table:table-cell>
          <table:table-cell office:value-type="float" office:value="2160182" table:style-name="ce5">
            <text:p>2.160.182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5993669" table:style-name="ce5">
            <text:p>15.993.669</text:p>
          </table:table-cell>
          <table:table-cell office:value-type="float" office:value="15945936" table:style-name="ce5">
            <text:p>15.945.93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395867" table:style-name="ce5">
            <text:p>3.395.867</text:p>
          </table:table-cell>
          <table:table-cell office:value-type="float" office:value="22467030" table:style-name="ce5">
            <text:p>22.467.03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um domicílio com acesso a computador todo aquele que menciona ao menos um entre os seguintes tipos: computador de mesa, notebook e tablet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DOMICÍLIOS COM COMPUTADOR, POR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5558715" table:style-name="ce5">
            <text:p>15.558.715</text:p>
          </table:table-cell>
          <table:table-cell office:value-type="float" office:value="18161048" table:style-name="ce5">
            <text:p>18.161.048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float" office:value="24078211" table:style-name="ce5">
            <text:p>24.078.211</text:p>
          </table:table-cell>
          <table:table-cell office:value-type="float" office:value="9641950" table:style-name="ce5">
            <text:p>9.641.9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721739" table:style-name="ce5">
            <text:p>10.721.739</text:p>
          </table:table-cell>
          <table:table-cell office:value-type="float" office:value="22998422" table:style-name="ce5">
            <text:p>22.998.4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4946474" table:style-name="ce5">
            <text:p>14.946.474</text:p>
          </table:table-cell>
          <table:table-cell office:value-type="float" office:value="17163258" table:style-name="ce5">
            <text:p>17.163.258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float" office:value="23056487" table:style-name="ce5">
            <text:p>23.056.487</text:p>
          </table:table-cell>
          <table:table-cell office:value-type="float" office:value="9053644" table:style-name="ce5">
            <text:p>9.053.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16547" table:style-name="ce5">
            <text:p>10.316.547</text:p>
          </table:table-cell>
          <table:table-cell office:value-type="float" office:value="21793584" table:style-name="ce5">
            <text:p>21.793.5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12241" table:style-name="ce5">
            <text:p>612.241</text:p>
          </table:table-cell>
          <table:table-cell office:value-type="float" office:value="997789" table:style-name="ce5">
            <text:p>997.7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1724" table:style-name="ce5">
            <text:p>1.021.724</text:p>
          </table:table-cell>
          <table:table-cell office:value-type="float" office:value="588307" table:style-name="ce5">
            <text:p>588.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192" table:style-name="ce5">
            <text:p>405.192</text:p>
          </table:table-cell>
          <table:table-cell office:value-type="float" office:value="1204839" table:style-name="ce5">
            <text:p>1.204.8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8735515" table:style-name="ce5">
            <text:p>8.735.515</text:p>
          </table:table-cell>
          <table:table-cell office:value-type="float" office:value="8249532" table:style-name="ce5">
            <text:p>8.249.5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38676" table:style-name="ce5">
            <text:p>11.738.676</text:p>
          </table:table-cell>
          <table:table-cell office:value-type="float" office:value="5246371" table:style-name="ce5">
            <text:p>5.246.3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17642" table:style-name="ce5">
            <text:p>5.417.642</text:p>
          </table:table-cell>
          <table:table-cell office:value-type="float" office:value="11567405" table:style-name="ce5">
            <text:p>11.567.4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899412" table:style-name="ce5">
            <text:p>1.899.412</text:p>
          </table:table-cell>
          <table:table-cell office:value-type="float" office:value="3585879" table:style-name="ce5">
            <text:p>3.585.879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float" office:value="3588126" table:style-name="ce5">
            <text:p>3.588.126</text:p>
          </table:table-cell>
          <table:table-cell office:value-type="float" office:value="1897563" table:style-name="ce5">
            <text:p>1.897.5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1172" table:style-name="ce5">
            <text:p>1.851.172</text:p>
          </table:table-cell>
          <table:table-cell office:value-type="float" office:value="3634518" table:style-name="ce5">
            <text:p>3.634.5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530506" table:style-name="ce5">
            <text:p>2.530.506</text:p>
          </table:table-cell>
          <table:table-cell office:value-type="float" office:value="3776784" table:style-name="ce5">
            <text:p>3.776.7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75651" table:style-name="ce5">
            <text:p>5.375.651</text:p>
          </table:table-cell>
          <table:table-cell office:value-type="float" office:value="931640" table:style-name="ce5">
            <text:p>931.6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6777" table:style-name="ce5">
            <text:p>1.986.777</text:p>
          </table:table-cell>
          <table:table-cell office:value-type="float" office:value="4320514" table:style-name="ce5">
            <text:p>4.320.5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06495" table:style-name="ce5">
            <text:p>906.495</text:p>
          </table:table-cell>
          <table:table-cell office:value-type="float" office:value="1255182" table:style-name="ce5">
            <text:p>1.255.1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55541" table:style-name="ce5">
            <text:p>1.555.541</text:p>
          </table:table-cell>
          <table:table-cell office:value-type="float" office:value="606135" table:style-name="ce5">
            <text:p>606.1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357" table:style-name="ce5">
            <text:p>478.357</text:p>
          </table:table-cell>
          <table:table-cell office:value-type="float" office:value="1683319" table:style-name="ce5">
            <text:p>1.683.3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486786" table:style-name="ce5">
            <text:p>1.486.786</text:p>
          </table:table-cell>
          <table:table-cell office:value-type="float" office:value="1293671" table:style-name="ce5">
            <text:p>1.293.6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20217" table:style-name="ce5">
            <text:p>1.820.217</text:p>
          </table:table-cell>
          <table:table-cell office:value-type="float" office:value="960240" table:style-name="ce5">
            <text:p>960.2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7792" table:style-name="ce5">
            <text:p>987.792</text:p>
          </table:table-cell>
          <table:table-cell office:value-type="float" office:value="1792666" table:style-name="ce5">
            <text:p>1.792.6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778168" table:style-name="ce5">
            <text:p>1.778.168</text:p>
          </table:table-cell>
          <table:table-cell office:value-type="float" office:value="2467210" table:style-name="ce5">
            <text:p>2.467.2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51537" table:style-name="ce5">
            <text:p>2.051.537</text:p>
          </table:table-cell>
          <table:table-cell office:value-type="float" office:value="2193841" table:style-name="ce5">
            <text:p>2.193.8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5854" table:style-name="ce5">
            <text:p>1.475.854</text:p>
          </table:table-cell>
          <table:table-cell office:value-type="float" office:value="2769524" table:style-name="ce5">
            <text:p>2.769.5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256781" table:style-name="ce5">
            <text:p>3.256.781</text:p>
          </table:table-cell>
          <table:table-cell office:value-type="float" office:value="4235790" table:style-name="ce5">
            <text:p>4.235.790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float" office:value="4138522" table:style-name="ce5">
            <text:p>4.138.522</text:p>
          </table:table-cell>
          <table:table-cell office:value-type="float" office:value="3354447" table:style-name="ce5">
            <text:p>3.354.4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12380" table:style-name="ce5">
            <text:p>2.312.380</text:p>
          </table:table-cell>
          <table:table-cell office:value-type="float" office:value="5180588" table:style-name="ce5">
            <text:p>5.180.5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359407" table:style-name="ce5">
            <text:p>3.359.407</text:p>
          </table:table-cell>
          <table:table-cell office:value-type="float" office:value="3781482" table:style-name="ce5">
            <text:p>3.781.4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65193" table:style-name="ce5">
            <text:p>5.265.193</text:p>
          </table:table-cell>
          <table:table-cell office:value-type="float" office:value="1875695" table:style-name="ce5">
            <text:p>1.875.6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8255" table:style-name="ce5">
            <text:p>1.558.255</text:p>
          </table:table-cell>
          <table:table-cell office:value-type="float" office:value="5582634" table:style-name="ce5">
            <text:p>5.582.6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2758633" table:style-name="ce5">
            <text:p>2.758.633</text:p>
          </table:table-cell>
          <table:table-cell office:value-type="float" office:value="3547215" table:style-name="ce5">
            <text:p>3.547.2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78650" table:style-name="ce5">
            <text:p>5.378.650</text:p>
          </table:table-cell>
          <table:table-cell office:value-type="float" office:value="927198" table:style-name="ce5">
            <text:p>927.1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5032" table:style-name="ce5">
            <text:p>2.175.032</text:p>
          </table:table-cell>
          <table:table-cell office:value-type="float" office:value="4130816" table:style-name="ce5">
            <text:p>4.130.8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2204994" table:style-name="ce5">
            <text:p>2.204.994</text:p>
          </table:table-cell>
          <table:table-cell office:value-type="float" office:value="1738183" table:style-name="ce5">
            <text:p>1.738.1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99429" table:style-name="ce5">
            <text:p>3.299.429</text:p>
          </table:table-cell>
          <table:table-cell office:value-type="float" office:value="643748" table:style-name="ce5">
            <text:p>643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4292" table:style-name="ce5">
            <text:p>1.474.292</text:p>
          </table:table-cell>
          <table:table-cell office:value-type="float" office:value="2468886" table:style-name="ce5">
            <text:p>2.468.8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1306444" table:style-name="ce5">
            <text:p>1.306.444</text:p>
          </table:table-cell>
          <table:table-cell office:value-type="float" office:value="849611" table:style-name="ce5">
            <text:p>849.6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06197" table:style-name="ce5">
            <text:p>2.106.197</text:p>
          </table:table-cell>
          <table:table-cell office:value-type="float" office:value="49858" table:style-name="ce5">
            <text:p>49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43207" table:style-name="ce5">
            <text:p>1.043.207</text:p>
          </table:table-cell>
          <table:table-cell office:value-type="float" office:value="1112848" table:style-name="ce5">
            <text:p>1.112.8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70527" table:style-name="ce5">
            <text:p>70.527</text:p>
          </table:table-cell>
          <table:table-cell office:value-type="float" office:value="71980" table:style-name="ce5">
            <text:p>71.9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90" table:style-name="ce5">
            <text:p>61.290</text:p>
          </table:table-cell>
          <table:table-cell office:value-type="float" office:value="81217" table:style-name="ce5">
            <text:p>81.2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165" table:style-name="ce5">
            <text:p>47.165</text:p>
          </table:table-cell>
          <table:table-cell office:value-type="float" office:value="95343" table:style-name="ce5">
            <text:p>95.3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510407" table:style-name="ce5">
            <text:p>510.407</text:p>
          </table:table-cell>
          <table:table-cell office:value-type="float" office:value="704183" table:style-name="ce5">
            <text:p>704.1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1832" table:style-name="ce5">
            <text:p>861.832</text:p>
          </table:table-cell>
          <table:table-cell office:value-type="float" office:value="352757" table:style-name="ce5">
            <text:p>352.7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8957" table:style-name="ce5">
            <text:p>278.957</text:p>
          </table:table-cell>
          <table:table-cell office:value-type="float" office:value="935632" table:style-name="ce5">
            <text:p>935.6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313354" table:style-name="ce5">
            <text:p>313.354</text:p>
          </table:table-cell>
          <table:table-cell office:value-type="float" office:value="765394" table:style-name="ce5">
            <text:p>765.3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5560" table:style-name="ce5">
            <text:p>915.560</text:p>
          </table:table-cell>
          <table:table-cell office:value-type="float" office:value="163188" table:style-name="ce5">
            <text:p>163.1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597" table:style-name="ce5">
            <text:p>356.597</text:p>
          </table:table-cell>
          <table:table-cell office:value-type="float" office:value="722151" table:style-name="ce5">
            <text:p>722.1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2052927" table:style-name="ce5">
            <text:p>2.052.927</text:p>
          </table:table-cell>
          <table:table-cell office:value-type="float" office:value="154700" table:style-name="ce5">
            <text:p>154.7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90642" table:style-name="ce5">
            <text:p>2.190.642</text:p>
          </table:table-cell>
          <table:table-cell office:value-type="float" office:value="16984" table:style-name="ce5">
            <text:p>16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79830" table:style-name="ce5">
            <text:p>1.379.830</text:p>
          </table:table-cell>
          <table:table-cell office:value-type="float" office:value="827796" table:style-name="ce5">
            <text:p>827.7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504897" table:style-name="ce5">
            <text:p>6.504.897</text:p>
          </table:table-cell>
          <table:table-cell office:value-type="float" office:value="5618101" table:style-name="ce5">
            <text:p>5.618.1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699030" table:style-name="ce5">
            <text:p>10.699.030</text:p>
          </table:table-cell>
          <table:table-cell office:value-type="float" office:value="1423968" table:style-name="ce5">
            <text:p>1.423.9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62398" table:style-name="ce5">
            <text:p>4.062.398</text:p>
          </table:table-cell>
          <table:table-cell office:value-type="float" office:value="8060600" table:style-name="ce5">
            <text:p>8.060.6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5739273" table:style-name="ce5">
            <text:p>5.739.273</text:p>
          </table:table-cell>
          <table:table-cell office:value-type="float" office:value="10253998" table:style-name="ce5">
            <text:p>10.253.998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float" office:value="9887724" table:style-name="ce5">
            <text:p>9.887.724</text:p>
          </table:table-cell>
          <table:table-cell office:value-type="float" office:value="6105946" table:style-name="ce5">
            <text:p>6.105.9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67457" table:style-name="ce5">
            <text:p>4.267.457</text:p>
          </table:table-cell>
          <table:table-cell office:value-type="float" office:value="11726212" table:style-name="ce5">
            <text:p>11.726.2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261618" table:style-name="ce5">
            <text:p>1.261.618</text:p>
          </table:table-cell>
          <table:table-cell office:value-type="float" office:value="2134250" table:style-name="ce5">
            <text:p>2.134.2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00815" table:style-name="ce5">
            <text:p>1.300.815</text:p>
          </table:table-cell>
          <table:table-cell office:value-type="float" office:value="2095052" table:style-name="ce5">
            <text:p>2.095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2053" table:style-name="ce5">
            <text:p>1.012.053</text:p>
          </table:table-cell>
          <table:table-cell office:value-type="float" office:value="2383814" table:style-name="ce5">
            <text:p>2.383.8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DOMICÍLIOS COM COMPUTADOR, POR TIPO DE COMPUTADOR PRESENTE DE FORMA EXCLUSIVA OU SIMULTÂNEA NO DOMICÍL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Apenas computador de mesa</text:p>
          </table:table-cell>
          <table:table-cell office:value-type="string" table:number-columns-spanned="1" table:number-rows-spanned="2" table:style-name="ce8">
            <text:p>Apenas notebook</text:p>
          </table:table-cell>
          <table:table-cell office:value-type="string" table:number-columns-spanned="1" table:number-rows-spanned="2" table:style-name="ce8">
            <text:p>Apenas tablet</text:p>
          </table:table-cell>
          <table:table-cell office:value-type="string" table:number-columns-spanned="1" table:number-rows-spanned="2" table:style-name="ce8">
            <text:p>Mais de um tipo de computado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581405" table:style-name="ce5">
            <text:p>5.581.405</text:p>
          </table:table-cell>
          <table:table-cell office:value-type="float" office:value="11832452" table:style-name="ce5">
            <text:p>11.832.452</text:p>
          </table:table-cell>
          <table:table-cell office:value-type="float" office:value="3022425" table:style-name="ce5">
            <text:p>3.022.425</text:p>
          </table:table-cell>
          <table:table-cell office:value-type="float" office:value="13283879" table:style-name="ce5">
            <text:p>13.283.87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5267896" table:style-name="ce5">
            <text:p>5.267.896</text:p>
          </table:table-cell>
          <table:table-cell office:value-type="float" office:value="11113355" table:style-name="ce5">
            <text:p>11.113.355</text:p>
          </table:table-cell>
          <table:table-cell office:value-type="float" office:value="2803799" table:style-name="ce5">
            <text:p>2.803.799</text:p>
          </table:table-cell>
          <table:table-cell office:value-type="float" office:value="12925081" table:style-name="ce5">
            <text:p>12.925.0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13509" table:style-name="ce5">
            <text:p>313.509</text:p>
          </table:table-cell>
          <table:table-cell office:value-type="float" office:value="719097" table:style-name="ce5">
            <text:p>719.097</text:p>
          </table:table-cell>
          <table:table-cell office:value-type="float" office:value="218626" table:style-name="ce5">
            <text:p>218.626</text:p>
          </table:table-cell>
          <table:table-cell office:value-type="float" office:value="358798" table:style-name="ce5">
            <text:p>358.7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3249724" table:style-name="ce5">
            <text:p>3.249.724</text:p>
          </table:table-cell>
          <table:table-cell office:value-type="float" office:value="5245188" table:style-name="ce5">
            <text:p>5.245.188</text:p>
          </table:table-cell>
          <table:table-cell office:value-type="float" office:value="1422548" table:style-name="ce5">
            <text:p>1.422.548</text:p>
          </table:table-cell>
          <table:table-cell office:value-type="float" office:value="7067587" table:style-name="ce5">
            <text:p>7.067.58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733415" table:style-name="ce5">
            <text:p>733.415</text:p>
          </table:table-cell>
          <table:table-cell office:value-type="float" office:value="2122036" table:style-name="ce5">
            <text:p>2.122.036</text:p>
          </table:table-cell>
          <table:table-cell office:value-type="float" office:value="1010073" table:style-name="ce5">
            <text:p>1.010.073</text:p>
          </table:table-cell>
          <table:table-cell office:value-type="float" office:value="1620166" table:style-name="ce5">
            <text:p>1.620.16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597453" table:style-name="ce5">
            <text:p>597.453</text:p>
          </table:table-cell>
          <table:table-cell office:value-type="float" office:value="2748158" table:style-name="ce5">
            <text:p>2.748.158</text:p>
          </table:table-cell>
          <table:table-cell office:value-type="float" office:value="241138" table:style-name="ce5">
            <text:p>241.138</text:p>
          </table:table-cell>
          <table:table-cell office:value-type="float" office:value="2720541" table:style-name="ce5">
            <text:p>2.720.54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22389" table:style-name="ce5">
            <text:p>422.389</text:p>
          </table:table-cell>
          <table:table-cell office:value-type="float" office:value="871794" table:style-name="ce5">
            <text:p>871.794</text:p>
          </table:table-cell>
          <table:table-cell office:value-type="float" office:value="153747" table:style-name="ce5">
            <text:p>153.747</text:p>
          </table:table-cell>
          <table:table-cell office:value-type="float" office:value="713747" table:style-name="ce5">
            <text:p>713.74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78424" table:style-name="ce5">
            <text:p>578.424</text:p>
          </table:table-cell>
          <table:table-cell office:value-type="float" office:value="845277" table:style-name="ce5">
            <text:p>845.277</text:p>
          </table:table-cell>
          <table:table-cell office:value-type="float" office:value="194918" table:style-name="ce5">
            <text:p>194.918</text:p>
          </table:table-cell>
          <table:table-cell office:value-type="float" office:value="1161838" table:style-name="ce5">
            <text:p>1.161.83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116861" table:style-name="ce5">
            <text:p>1.116.861</text:p>
          </table:table-cell>
          <table:table-cell office:value-type="float" office:value="1356755" table:style-name="ce5">
            <text:p>1.356.755</text:p>
          </table:table-cell>
          <table:table-cell office:value-type="float" office:value="816983" table:style-name="ce5">
            <text:p>816.983</text:p>
          </table:table-cell>
          <table:table-cell office:value-type="float" office:value="954779" table:style-name="ce5">
            <text:p>954.77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741441" table:style-name="ce5">
            <text:p>1.741.441</text:p>
          </table:table-cell>
          <table:table-cell office:value-type="float" office:value="2495365" table:style-name="ce5">
            <text:p>2.495.365</text:p>
          </table:table-cell>
          <table:table-cell office:value-type="float" office:value="1273752" table:style-name="ce5">
            <text:p>1.273.752</text:p>
          </table:table-cell>
          <table:table-cell office:value-type="float" office:value="1982411" table:style-name="ce5">
            <text:p>1.982.41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411910" table:style-name="ce5">
            <text:p>1.411.910</text:p>
          </table:table-cell>
          <table:table-cell office:value-type="float" office:value="2834263" table:style-name="ce5">
            <text:p>2.834.263</text:p>
          </table:table-cell>
          <table:table-cell office:value-type="float" office:value="348650" table:style-name="ce5">
            <text:p>348.650</text:p>
          </table:table-cell>
          <table:table-cell office:value-type="float" office:value="2546067" table:style-name="ce5">
            <text:p>2.546.067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465332" table:style-name="ce5">
            <text:p>465.332</text:p>
          </table:table-cell>
          <table:table-cell office:value-type="float" office:value="2590132" table:style-name="ce5">
            <text:p>2.590.132</text:p>
          </table:table-cell>
          <table:table-cell office:value-type="float" office:value="223825" table:style-name="ce5">
            <text:p>223.825</text:p>
          </table:table-cell>
          <table:table-cell office:value-type="float" office:value="3026560" table:style-name="ce5">
            <text:p>3.026.56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369780" table:style-name="ce5">
            <text:p>369.780</text:p>
          </table:table-cell>
          <table:table-cell office:value-type="float" office:value="1093149" table:style-name="ce5">
            <text:p>1.093.149</text:p>
          </table:table-cell>
          <table:table-cell office:value-type="float" office:value="209927" table:style-name="ce5">
            <text:p>209.927</text:p>
          </table:table-cell>
          <table:table-cell office:value-type="float" office:value="2270320" table:style-name="ce5">
            <text:p>2.270.32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49858" table:style-name="ce5">
            <text:p>49.858</text:p>
          </table:table-cell>
          <table:table-cell office:value-type="float" office:value="344393" table:style-name="ce5">
            <text:p>344.393</text:p>
          </table:table-cell>
          <table:table-cell office:value-type="float" office:value="0" table:style-name="ce5">
            <text:p>0</text:p>
          </table:table-cell>
          <table:table-cell office:value-type="float" office:value="1761805" table:style-name="ce5">
            <text:p>1.761.80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36763" table:style-name="ce5">
            <text:p>36.763</text:p>
          </table:table-cell>
          <table:table-cell office:value-type="float" office:value="28266" table:style-name="ce5">
            <text:p>28.266</text:p>
          </table:table-cell>
          <table:table-cell office:value-type="float" office:value="43714" table:style-name="ce5">
            <text:p>43.714</text:p>
          </table:table-cell>
          <table:table-cell office:value-type="float" office:value="33764" table:style-name="ce5">
            <text:p>33.7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76920" table:style-name="ce5">
            <text:p>276.920</text:p>
          </table:table-cell>
          <table:table-cell office:value-type="float" office:value="553199" table:style-name="ce5">
            <text:p>553.199</text:p>
          </table:table-cell>
          <table:table-cell office:value-type="float" office:value="72642" table:style-name="ce5">
            <text:p>72.642</text:p>
          </table:table-cell>
          <table:table-cell office:value-type="float" office:value="311828" table:style-name="ce5">
            <text:p>311.82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12540" table:style-name="ce5">
            <text:p>112.540</text:p>
          </table:table-cell>
          <table:table-cell office:value-type="float" office:value="536930" table:style-name="ce5">
            <text:p>536.930</text:p>
          </table:table-cell>
          <table:table-cell office:value-type="float" office:value="32932" table:style-name="ce5">
            <text:p>32.932</text:p>
          </table:table-cell>
          <table:table-cell office:value-type="float" office:value="396345" table:style-name="ce5">
            <text:p>396.34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1095" table:style-name="ce5">
            <text:p>11.095</text:p>
          </table:table-cell>
          <table:table-cell office:value-type="float" office:value="117672" table:style-name="ce5">
            <text:p>117.672</text:p>
          </table:table-cell>
          <table:table-cell office:value-type="float" office:value="0" table:style-name="ce5">
            <text:p>0</text:p>
          </table:table-cell>
          <table:table-cell office:value-type="float" office:value="2078859" table:style-name="ce5">
            <text:p>2.078.85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39496" table:style-name="ce5">
            <text:p>839.496</text:p>
          </table:table-cell>
          <table:table-cell office:value-type="float" office:value="3581855" table:style-name="ce5">
            <text:p>3.581.855</text:p>
          </table:table-cell>
          <table:table-cell office:value-type="float" office:value="333899" table:style-name="ce5">
            <text:p>333.899</text:p>
          </table:table-cell>
          <table:table-cell office:value-type="float" office:value="7367748" table:style-name="ce5">
            <text:p>7.367.7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573318" table:style-name="ce5">
            <text:p>3.573.318</text:p>
          </table:table-cell>
          <table:table-cell office:value-type="float" office:value="6907913" table:style-name="ce5">
            <text:p>6.907.913</text:p>
          </table:table-cell>
          <table:table-cell office:value-type="float" office:value="1849905" table:style-name="ce5">
            <text:p>1.849.905</text:p>
          </table:table-cell>
          <table:table-cell office:value-type="float" office:value="3662533" table:style-name="ce5">
            <text:p>3.662.53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157496" table:style-name="ce5">
            <text:p>1.157.496</text:p>
          </table:table-cell>
          <table:table-cell office:value-type="float" office:value="1225011" table:style-name="ce5">
            <text:p>1.225.011</text:p>
          </table:table-cell>
          <table:table-cell office:value-type="float" office:value="838621" table:style-name="ce5">
            <text:p>838.621</text:p>
          </table:table-cell>
          <table:table-cell office:value-type="float" office:value="174739" table:style-name="ce5">
            <text:p>174.73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DOMICÍLIOS COM COMPUTADOR, POR FAIXA DE QUANTIDADE DE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3" table:number-rows-spanned="1" table:style-name="ce8">
            <text:p>Computador de mesa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161446" table:style-name="ce5">
            <text:p>18.161.446</text:p>
          </table:table-cell>
          <table:table-cell office:value-type="float" office:value="14194562" table:style-name="ce5">
            <text:p>14.194.562</text:p>
          </table:table-cell>
          <table:table-cell office:value-type="float" office:value="1364153" table:style-name="ce5">
            <text:p>1.364.153</text:p>
          </table:table-cell>
          <table:table-cell office:value-type="float" office:value="9641950" table:style-name="ce5">
            <text:p>9.641.950</text:p>
          </table:table-cell>
          <table:table-cell office:value-type="float" office:value="18380213" table:style-name="ce5">
            <text:p>18.380.213</text:p>
          </table:table-cell>
          <table:table-cell office:value-type="float" office:value="5697998" table:style-name="ce5">
            <text:p>5.697.998</text:p>
          </table:table-cell>
          <table:table-cell office:value-type="float" office:value="22998422" table:style-name="ce5">
            <text:p>22.998.422</text:p>
          </table:table-cell>
          <table:table-cell office:value-type="float" office:value="9060546" table:style-name="ce5">
            <text:p>9.060.546</text:p>
          </table:table-cell>
          <table:table-cell office:value-type="float" office:value="1661193" table:style-name="ce5">
            <text:p>1.661.19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7163657" table:style-name="ce5">
            <text:p>17.163.657</text:p>
          </table:table-cell>
          <table:table-cell office:value-type="float" office:value="13601979" table:style-name="ce5">
            <text:p>13.601.979</text:p>
          </table:table-cell>
          <table:table-cell office:value-type="float" office:value="1344495" table:style-name="ce5">
            <text:p>1.344.495</text:p>
          </table:table-cell>
          <table:table-cell office:value-type="float" office:value="9053644" table:style-name="ce5">
            <text:p>9.053.644</text:p>
          </table:table-cell>
          <table:table-cell office:value-type="float" office:value="17534170" table:style-name="ce5">
            <text:p>17.534.170</text:p>
          </table:table-cell>
          <table:table-cell office:value-type="float" office:value="5522317" table:style-name="ce5">
            <text:p>5.522.317</text:p>
          </table:table-cell>
          <table:table-cell office:value-type="float" office:value="21793584" table:style-name="ce5">
            <text:p>21.793.584</text:p>
          </table:table-cell>
          <table:table-cell office:value-type="float" office:value="8677424" table:style-name="ce5">
            <text:p>8.677.424</text:p>
          </table:table-cell>
          <table:table-cell office:value-type="float" office:value="1639123" table:style-name="ce5">
            <text:p>1.639.12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97789" table:style-name="ce5">
            <text:p>997.789</text:p>
          </table:table-cell>
          <table:table-cell office:value-type="float" office:value="592584" table:style-name="ce5">
            <text:p>592.584</text:p>
          </table:table-cell>
          <table:table-cell office:value-type="float" office:value="19657" table:style-name="ce5">
            <text:p>19.657</text:p>
          </table:table-cell>
          <table:table-cell office:value-type="float" office:value="588307" table:style-name="ce5">
            <text:p>588.307</text:p>
          </table:table-cell>
          <table:table-cell office:value-type="float" office:value="846043" table:style-name="ce5">
            <text:p>846.043</text:p>
          </table:table-cell>
          <table:table-cell office:value-type="float" office:value="175681" table:style-name="ce5">
            <text:p>175.681</text:p>
          </table:table-cell>
          <table:table-cell office:value-type="float" office:value="1204839" table:style-name="ce5">
            <text:p>1.204.839</text:p>
          </table:table-cell>
          <table:table-cell office:value-type="float" office:value="383122" table:style-name="ce5">
            <text:p>383.122</text:p>
          </table:table-cell>
          <table:table-cell office:value-type="float" office:value="22070" table:style-name="ce5">
            <text:p>22.07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8249532" table:style-name="ce5">
            <text:p>8.249.532</text:p>
          </table:table-cell>
          <table:table-cell office:value-type="float" office:value="8005917" table:style-name="ce5">
            <text:p>8.005.917</text:p>
          </table:table-cell>
          <table:table-cell office:value-type="float" office:value="729599" table:style-name="ce5">
            <text:p>729.599</text:p>
          </table:table-cell>
          <table:table-cell office:value-type="float" office:value="5246371" table:style-name="ce5">
            <text:p>5.246.371</text:p>
          </table:table-cell>
          <table:table-cell office:value-type="float" office:value="8617881" table:style-name="ce5">
            <text:p>8.617.881</text:p>
          </table:table-cell>
          <table:table-cell office:value-type="float" office:value="3120795" table:style-name="ce5">
            <text:p>3.120.795</text:p>
          </table:table-cell>
          <table:table-cell office:value-type="float" office:value="11567405" table:style-name="ce5">
            <text:p>11.567.405</text:p>
          </table:table-cell>
          <table:table-cell office:value-type="float" office:value="4581750" table:style-name="ce5">
            <text:p>4.581.750</text:p>
          </table:table-cell>
          <table:table-cell office:value-type="float" office:value="835892" table:style-name="ce5">
            <text:p>835.89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586277" table:style-name="ce5">
            <text:p>3.586.277</text:p>
          </table:table-cell>
          <table:table-cell office:value-type="float" office:value="1754610" table:style-name="ce5">
            <text:p>1.754.610</text:p>
          </table:table-cell>
          <table:table-cell office:value-type="float" office:value="144802" table:style-name="ce5">
            <text:p>144.802</text:p>
          </table:table-cell>
          <table:table-cell office:value-type="float" office:value="1897563" table:style-name="ce5">
            <text:p>1.897.563</text:p>
          </table:table-cell>
          <table:table-cell office:value-type="float" office:value="2893619" table:style-name="ce5">
            <text:p>2.893.619</text:p>
          </table:table-cell>
          <table:table-cell office:value-type="float" office:value="694508" table:style-name="ce5">
            <text:p>694.508</text:p>
          </table:table-cell>
          <table:table-cell office:value-type="float" office:value="3634518" table:style-name="ce5">
            <text:p>3.634.518</text:p>
          </table:table-cell>
          <table:table-cell office:value-type="float" office:value="1598590" table:style-name="ce5">
            <text:p>1.598.590</text:p>
          </table:table-cell>
          <table:table-cell office:value-type="float" office:value="252582" table:style-name="ce5">
            <text:p>252.58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3776784" table:style-name="ce5">
            <text:p>3.776.784</text:p>
          </table:table-cell>
          <table:table-cell office:value-type="float" office:value="2291216" table:style-name="ce5">
            <text:p>2.291.216</text:p>
          </table:table-cell>
          <table:table-cell office:value-type="float" office:value="239290" table:style-name="ce5">
            <text:p>239.290</text:p>
          </table:table-cell>
          <table:table-cell office:value-type="float" office:value="931640" table:style-name="ce5">
            <text:p>931.640</text:p>
          </table:table-cell>
          <table:table-cell office:value-type="float" office:value="4286971" table:style-name="ce5">
            <text:p>4.286.971</text:p>
          </table:table-cell>
          <table:table-cell office:value-type="float" office:value="1088679" table:style-name="ce5">
            <text:p>1.088.679</text:p>
          </table:table-cell>
          <table:table-cell office:value-type="float" office:value="4320514" table:style-name="ce5">
            <text:p>4.320.514</text:p>
          </table:table-cell>
          <table:table-cell office:value-type="float" office:value="1575857" table:style-name="ce5">
            <text:p>1.575.857</text:p>
          </table:table-cell>
          <table:table-cell office:value-type="float" office:value="410920" table:style-name="ce5">
            <text:p>410.92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255182" table:style-name="ce5">
            <text:p>1.255.182</text:p>
          </table:table-cell>
          <table:table-cell office:value-type="float" office:value="814682" table:style-name="ce5">
            <text:p>814.682</text:p>
          </table:table-cell>
          <table:table-cell office:value-type="float" office:value="91813" table:style-name="ce5">
            <text:p>91.813</text:p>
          </table:table-cell>
          <table:table-cell office:value-type="float" office:value="606135" table:style-name="ce5">
            <text:p>606.135</text:p>
          </table:table-cell>
          <table:table-cell office:value-type="float" office:value="1129990" table:style-name="ce5">
            <text:p>1.129.990</text:p>
          </table:table-cell>
          <table:table-cell office:value-type="float" office:value="425552" table:style-name="ce5">
            <text:p>425.552</text:p>
          </table:table-cell>
          <table:table-cell office:value-type="float" office:value="1683319" table:style-name="ce5">
            <text:p>1.683.319</text:p>
          </table:table-cell>
          <table:table-cell office:value-type="float" office:value="435284" table:style-name="ce5">
            <text:p>435.284</text:p>
          </table:table-cell>
          <table:table-cell office:value-type="float" office:value="43074" table:style-name="ce5">
            <text:p>43.07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293671" table:style-name="ce5">
            <text:p>1.293.671</text:p>
          </table:table-cell>
          <table:table-cell office:value-type="float" office:value="1328137" table:style-name="ce5">
            <text:p>1.328.137</text:p>
          </table:table-cell>
          <table:table-cell office:value-type="float" office:value="158649" table:style-name="ce5">
            <text:p>158.649</text:p>
          </table:table-cell>
          <table:table-cell office:value-type="float" office:value="960240" table:style-name="ce5">
            <text:p>960.240</text:p>
          </table:table-cell>
          <table:table-cell office:value-type="float" office:value="1451752" table:style-name="ce5">
            <text:p>1.451.752</text:p>
          </table:table-cell>
          <table:table-cell office:value-type="float" office:value="368464" table:style-name="ce5">
            <text:p>368.464</text:p>
          </table:table-cell>
          <table:table-cell office:value-type="float" office:value="1792666" table:style-name="ce5">
            <text:p>1.792.666</text:p>
          </table:table-cell>
          <table:table-cell office:value-type="float" office:value="869065" table:style-name="ce5">
            <text:p>869.065</text:p>
          </table:table-cell>
          <table:table-cell office:value-type="float" office:value="118726" table:style-name="ce5">
            <text:p>118.72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467210" table:style-name="ce5">
            <text:p>2.467.210</text:p>
          </table:table-cell>
          <table:table-cell office:value-type="float" office:value="1692841" table:style-name="ce5">
            <text:p>1.692.841</text:p>
          </table:table-cell>
          <table:table-cell office:value-type="float" office:value="85327" table:style-name="ce5">
            <text:p>85.327</text:p>
          </table:table-cell>
          <table:table-cell office:value-type="float" office:value="2193841" table:style-name="ce5">
            <text:p>2.193.841</text:p>
          </table:table-cell>
          <table:table-cell office:value-type="float" office:value="1944217" table:style-name="ce5">
            <text:p>1.944.217</text:p>
          </table:table-cell>
          <table:table-cell office:value-type="float" office:value="107320" table:style-name="ce5">
            <text:p>107.320</text:p>
          </table:table-cell>
          <table:table-cell office:value-type="float" office:value="2769524" table:style-name="ce5">
            <text:p>2.769.524</text:p>
          </table:table-cell>
          <table:table-cell office:value-type="float" office:value="1432903" table:style-name="ce5">
            <text:p>1.432.903</text:p>
          </table:table-cell>
          <table:table-cell office:value-type="float" office:value="42951" table:style-name="ce5">
            <text:p>42.95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4236188" table:style-name="ce5">
            <text:p>4.236.188</text:p>
          </table:table-cell>
          <table:table-cell office:value-type="float" office:value="3061743" table:style-name="ce5">
            <text:p>3.061.743</text:p>
          </table:table-cell>
          <table:table-cell office:value-type="float" office:value="195038" table:style-name="ce5">
            <text:p>195.038</text:p>
          </table:table-cell>
          <table:table-cell office:value-type="float" office:value="3354447" table:style-name="ce5">
            <text:p>3.354.447</text:p>
          </table:table-cell>
          <table:table-cell office:value-type="float" office:value="3590988" table:style-name="ce5">
            <text:p>3.590.988</text:p>
          </table:table-cell>
          <table:table-cell office:value-type="float" office:value="547533" table:style-name="ce5">
            <text:p>547.533</text:p>
          </table:table-cell>
          <table:table-cell office:value-type="float" office:value="5180588" table:style-name="ce5">
            <text:p>5.180.588</text:p>
          </table:table-cell>
          <table:table-cell office:value-type="float" office:value="1956319" table:style-name="ce5">
            <text:p>1.956.319</text:p>
          </table:table-cell>
          <table:table-cell office:value-type="float" office:value="356062" table:style-name="ce5">
            <text:p>356.06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781482" table:style-name="ce5">
            <text:p>3.781.482</text:p>
          </table:table-cell>
          <table:table-cell office:value-type="float" office:value="3140120" table:style-name="ce5">
            <text:p>3.140.120</text:p>
          </table:table-cell>
          <table:table-cell office:value-type="float" office:value="219287" table:style-name="ce5">
            <text:p>219.287</text:p>
          </table:table-cell>
          <table:table-cell office:value-type="float" office:value="1875695" table:style-name="ce5">
            <text:p>1.875.695</text:p>
          </table:table-cell>
          <table:table-cell office:value-type="float" office:value="4345719" table:style-name="ce5">
            <text:p>4.345.719</text:p>
          </table:table-cell>
          <table:table-cell office:value-type="float" office:value="919474" table:style-name="ce5">
            <text:p>919.474</text:p>
          </table:table-cell>
          <table:table-cell office:value-type="float" office:value="5582634" table:style-name="ce5">
            <text:p>5.582.634</text:p>
          </table:table-cell>
          <table:table-cell office:value-type="float" office:value="1309781" table:style-name="ce5">
            <text:p>1.309.781</text:p>
          </table:table-cell>
          <table:table-cell office:value-type="float" office:value="248473" table:style-name="ce5">
            <text:p>248.47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3547215" table:style-name="ce5">
            <text:p>3.547.215</text:p>
          </table:table-cell>
          <table:table-cell office:value-type="float" office:value="2515485" table:style-name="ce5">
            <text:p>2.515.485</text:p>
          </table:table-cell>
          <table:table-cell office:value-type="float" office:value="243148" table:style-name="ce5">
            <text:p>243.148</text:p>
          </table:table-cell>
          <table:table-cell office:value-type="float" office:value="927198" table:style-name="ce5">
            <text:p>927.198</text:p>
          </table:table-cell>
          <table:table-cell office:value-type="float" office:value="3947483" table:style-name="ce5">
            <text:p>3.947.483</text:p>
          </table:table-cell>
          <table:table-cell office:value-type="float" office:value="1431167" table:style-name="ce5">
            <text:p>1.431.167</text:p>
          </table:table-cell>
          <table:table-cell office:value-type="float" office:value="4130816" table:style-name="ce5">
            <text:p>4.130.816</text:p>
          </table:table-cell>
          <table:table-cell office:value-type="float" office:value="1734431" table:style-name="ce5">
            <text:p>1.734.431</text:p>
          </table:table-cell>
          <table:table-cell office:value-type="float" office:value="440601" table:style-name="ce5">
            <text:p>440.60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1738183" table:style-name="ce5">
            <text:p>1.738.183</text:p>
          </table:table-cell>
          <table:table-cell office:value-type="float" office:value="1797734" table:style-name="ce5">
            <text:p>1.797.734</text:p>
          </table:table-cell>
          <table:table-cell office:value-type="float" office:value="407260" table:style-name="ce5">
            <text:p>407.260</text:p>
          </table:table-cell>
          <table:table-cell office:value-type="float" office:value="643748" table:style-name="ce5">
            <text:p>643.748</text:p>
          </table:table-cell>
          <table:table-cell office:value-type="float" office:value="2121629" table:style-name="ce5">
            <text:p>2.121.629</text:p>
          </table:table-cell>
          <table:table-cell office:value-type="float" office:value="1177800" table:style-name="ce5">
            <text:p>1.177.800</text:p>
          </table:table-cell>
          <table:table-cell office:value-type="float" office:value="2468886" table:style-name="ce5">
            <text:p>2.468.886</text:p>
          </table:table-cell>
          <table:table-cell office:value-type="float" office:value="1309819" table:style-name="ce5">
            <text:p>1.309.819</text:p>
          </table:table-cell>
          <table:table-cell office:value-type="float" office:value="164473" table:style-name="ce5">
            <text:p>164.47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849611" table:style-name="ce5">
            <text:p>849.611</text:p>
          </table:table-cell>
          <table:table-cell office:value-type="float" office:value="1108965" table:style-name="ce5">
            <text:p>1.108.965</text:p>
          </table:table-cell>
          <table:table-cell office:value-type="float" office:value="197480" table:style-name="ce5">
            <text:p>197.480</text:p>
          </table:table-cell>
          <table:table-cell office:value-type="float" office:value="49858" table:style-name="ce5">
            <text:p>49.858</text:p>
          </table:table-cell>
          <table:table-cell office:value-type="float" office:value="826320" table:style-name="ce5">
            <text:p>826.320</text:p>
          </table:table-cell>
          <table:table-cell office:value-type="float" office:value="1279878" table:style-name="ce5">
            <text:p>1.279.878</text:p>
          </table:table-cell>
          <table:table-cell office:value-type="float" office:value="1112848" table:style-name="ce5">
            <text:p>1.112.848</text:p>
          </table:table-cell>
          <table:table-cell office:value-type="float" office:value="761487" table:style-name="ce5">
            <text:p>761.487</text:p>
          </table:table-cell>
          <table:table-cell office:value-type="float" office:value="281720" table:style-name="ce5">
            <text:p>281.72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71980" table:style-name="ce5">
            <text:p>71.980</text:p>
          </table:table-cell>
          <table:table-cell office:value-type="float" office:value="70527" table:style-name="ce5">
            <text:p>70.527</text:p>
          </table:table-cell>
          <table:table-cell office:value-type="float" office:value="0" table:style-name="ce5">
            <text:p>0</text:p>
          </table:table-cell>
          <table:table-cell office:value-type="float" office:value="81217" table:style-name="ce5">
            <text:p>81.217</text:p>
          </table:table-cell>
          <table:table-cell office:value-type="float" office:value="50564" table:style-name="ce5">
            <text:p>50.564</text:p>
          </table:table-cell>
          <table:table-cell office:value-type="float" office:value="10726" table:style-name="ce5">
            <text:p>10.726</text:p>
          </table:table-cell>
          <table:table-cell office:value-type="float" office:value="95343" table:style-name="ce5">
            <text:p>95.343</text:p>
          </table:table-cell>
          <table:table-cell office:value-type="float" office:value="47165" table:style-name="ce5">
            <text:p>47.165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704183" table:style-name="ce5">
            <text:p>704.183</text:p>
          </table:table-cell>
          <table:table-cell office:value-type="float" office:value="499011" table:style-name="ce5">
            <text:p>499.011</text:p>
          </table:table-cell>
          <table:table-cell office:value-type="float" office:value="11396" table:style-name="ce5">
            <text:p>11.396</text:p>
          </table:table-cell>
          <table:table-cell office:value-type="float" office:value="352757" table:style-name="ce5">
            <text:p>352.757</text:p>
          </table:table-cell>
          <table:table-cell office:value-type="float" office:value="682983" table:style-name="ce5">
            <text:p>682.983</text:p>
          </table:table-cell>
          <table:table-cell office:value-type="float" office:value="178849" table:style-name="ce5">
            <text:p>178.849</text:p>
          </table:table-cell>
          <table:table-cell office:value-type="float" office:value="935632" table:style-name="ce5">
            <text:p>935.632</text:p>
          </table:table-cell>
          <table:table-cell office:value-type="float" office:value="278957" table:style-name="ce5">
            <text:p>278.957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765394" table:style-name="ce5">
            <text:p>765.394</text:p>
          </table:table-cell>
          <table:table-cell office:value-type="float" office:value="308137" table:style-name="ce5">
            <text:p>308.137</text:p>
          </table:table-cell>
          <table:table-cell office:value-type="float" office:value="5217" table:style-name="ce5">
            <text:p>5.217</text:p>
          </table:table-cell>
          <table:table-cell office:value-type="float" office:value="163188" table:style-name="ce5">
            <text:p>163.188</text:p>
          </table:table-cell>
          <table:table-cell office:value-type="float" office:value="870309" table:style-name="ce5">
            <text:p>870.309</text:p>
          </table:table-cell>
          <table:table-cell office:value-type="float" office:value="45251" table:style-name="ce5">
            <text:p>45.251</text:p>
          </table:table-cell>
          <table:table-cell office:value-type="float" office:value="722151" table:style-name="ce5">
            <text:p>722.151</text:p>
          </table:table-cell>
          <table:table-cell office:value-type="float" office:value="229685" table:style-name="ce5">
            <text:p>229.685</text:p>
          </table:table-cell>
          <table:table-cell office:value-type="float" office:value="126912" table:style-name="ce5">
            <text:p>126.91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54700" table:style-name="ce5">
            <text:p>154.700</text:p>
          </table:table-cell>
          <table:table-cell office:value-type="float" office:value="1627602" table:style-name="ce5">
            <text:p>1.627.602</text:p>
          </table:table-cell>
          <table:table-cell office:value-type="float" office:value="425325" table:style-name="ce5">
            <text:p>425.325</text:p>
          </table:table-cell>
          <table:table-cell office:value-type="float" office:value="16984" table:style-name="ce5">
            <text:p>16.984</text:p>
          </table:table-cell>
          <table:table-cell office:value-type="float" office:value="1121716" table:style-name="ce5">
            <text:p>1.121.716</text:p>
          </table:table-cell>
          <table:table-cell office:value-type="float" office:value="1068927" table:style-name="ce5">
            <text:p>1.068.927</text:p>
          </table:table-cell>
          <table:table-cell office:value-type="float" office:value="827796" table:style-name="ce5">
            <text:p>827.796</text:p>
          </table:table-cell>
          <table:table-cell office:value-type="float" office:value="1101917" table:style-name="ce5">
            <text:p>1.101.917</text:p>
          </table:table-cell>
          <table:table-cell office:value-type="float" office:value="277913" table:style-name="ce5">
            <text:p>277.91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618101" table:style-name="ce5">
            <text:p>5.618.101</text:p>
          </table:table-cell>
          <table:table-cell office:value-type="float" office:value="5746107" table:style-name="ce5">
            <text:p>5.746.107</text:p>
          </table:table-cell>
          <table:table-cell office:value-type="float" office:value="758790" table:style-name="ce5">
            <text:p>758.790</text:p>
          </table:table-cell>
          <table:table-cell office:value-type="float" office:value="1423968" table:style-name="ce5">
            <text:p>1.423.968</text:p>
          </table:table-cell>
          <table:table-cell office:value-type="float" office:value="7402933" table:style-name="ce5">
            <text:p>7.402.933</text:p>
          </table:table-cell>
          <table:table-cell office:value-type="float" office:value="3296097" table:style-name="ce5">
            <text:p>3.296.097</text:p>
          </table:table-cell>
          <table:table-cell office:value-type="float" office:value="8060600" table:style-name="ce5">
            <text:p>8.060.600</text:p>
          </table:table-cell>
          <table:table-cell office:value-type="float" office:value="3180584" table:style-name="ce5">
            <text:p>3.180.584</text:p>
          </table:table-cell>
          <table:table-cell office:value-type="float" office:value="881815" table:style-name="ce5">
            <text:p>881.8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0254396" table:style-name="ce5">
            <text:p>10.254.396</text:p>
          </table:table-cell>
          <table:table-cell office:value-type="float" office:value="5584067" table:style-name="ce5">
            <text:p>5.584.067</text:p>
          </table:table-cell>
          <table:table-cell office:value-type="float" office:value="155206" table:style-name="ce5">
            <text:p>155.206</text:p>
          </table:table-cell>
          <table:table-cell office:value-type="float" office:value="6105946" table:style-name="ce5">
            <text:p>6.105.946</text:p>
          </table:table-cell>
          <table:table-cell office:value-type="float" office:value="8657174" table:style-name="ce5">
            <text:p>8.657.174</text:p>
          </table:table-cell>
          <table:table-cell office:value-type="float" office:value="1230549" table:style-name="ce5">
            <text:p>1.230.549</text:p>
          </table:table-cell>
          <table:table-cell office:value-type="float" office:value="11726212" table:style-name="ce5">
            <text:p>11.726.212</text:p>
          </table:table-cell>
          <table:table-cell office:value-type="float" office:value="3798308" table:style-name="ce5">
            <text:p>3.798.308</text:p>
          </table:table-cell>
          <table:table-cell office:value-type="float" office:value="469149" table:style-name="ce5">
            <text:p>469.14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134250" table:style-name="ce5">
            <text:p>2.134.250</text:p>
          </table:table-cell>
          <table:table-cell office:value-type="float" office:value="1236786" table:style-name="ce5">
            <text:p>1.236.786</text:p>
          </table:table-cell>
          <table:table-cell office:value-type="float" office:value="24831" table:style-name="ce5">
            <text:p>24.831</text:p>
          </table:table-cell>
          <table:table-cell office:value-type="float" office:value="2095052" table:style-name="ce5">
            <text:p>2.095.052</text:p>
          </table:table-cell>
          <table:table-cell office:value-type="float" office:value="1198390" table:style-name="ce5">
            <text:p>1.198.390</text:p>
          </table:table-cell>
          <table:table-cell office:value-type="float" office:value="102425" table:style-name="ce5">
            <text:p>102.425</text:p>
          </table:table-cell>
          <table:table-cell office:value-type="float" office:value="2383814" table:style-name="ce5">
            <text:p>2.383.814</text:p>
          </table:table-cell>
          <table:table-cell office:value-type="float" office:value="979736" table:style-name="ce5">
            <text:p>979.736</text:p>
          </table:table-cell>
          <table:table-cell office:value-type="float" office:value="32317" table:style-name="ce5">
            <text:p>32.31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796886" table:style-name="ce5">
            <text:p>61.796.886</text:p>
          </table:table-cell>
          <table:table-cell office:value-type="float" office:value="12447525" table:style-name="ce5">
            <text:p>12.447.525</text:p>
          </table:table-cell>
          <table:table-cell office:value-type="float" office:value="44812" table:style-name="ce5">
            <text:p>44.812</text:p>
          </table:table-cell>
          <table:table-cell office:value-type="float" office:value="13504" table:style-name="ce5">
            <text:p>13.50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55603676" table:style-name="ce5">
            <text:p>55.603.676</text:p>
          </table:table-cell>
          <table:table-cell office:value-type="float" office:value="9117749" table:style-name="ce5">
            <text:p>9.117.749</text:p>
          </table:table-cell>
          <table:table-cell office:value-type="float" office:value="17826" table:style-name="ce5">
            <text:p>17.826</text:p>
          </table:table-cell>
          <table:table-cell office:value-type="float" office:value="9212" table:style-name="ce5">
            <text:p>9.2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193210" table:style-name="ce5">
            <text:p>6.193.210</text:p>
          </table:table-cell>
          <table:table-cell office:value-type="float" office:value="3329777" table:style-name="ce5">
            <text:p>3.329.777</text:p>
          </table:table-cell>
          <table:table-cell office:value-type="float" office:value="26986" table:style-name="ce5">
            <text:p>26.986</text:p>
          </table:table-cell>
          <table:table-cell office:value-type="float" office:value="4293" table:style-name="ce5">
            <text:p>4.29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8096284" table:style-name="ce5">
            <text:p>28.096.284</text:p>
          </table:table-cell>
          <table:table-cell office:value-type="float" office:value="4580960" table:style-name="ce5">
            <text:p>4.580.960</text:p>
          </table:table-cell>
          <table:table-cell office:value-type="float" office:value="7503" table:style-name="ce5">
            <text:p>7.503</text:p>
          </table:table-cell>
          <table:table-cell office:value-type="float" office:value="9212" table:style-name="ce5">
            <text:p>9.2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5093083" table:style-name="ce5">
            <text:p>15.093.083</text:p>
          </table:table-cell>
          <table:table-cell office:value-type="float" office:value="3900489" table:style-name="ce5">
            <text:p>3.900.489</text:p>
          </table:table-cell>
          <table:table-cell office:value-type="float" office:value="26986" table:style-name="ce5">
            <text:p>26.986</text:p>
          </table:table-cell>
          <table:table-cell office:value-type="float" office:value="4293" table:style-name="ce5">
            <text:p>4.29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9389437" table:style-name="ce5">
            <text:p>9.389.437</text:p>
          </table:table-cell>
          <table:table-cell office:value-type="float" office:value="1851132" table:style-name="ce5">
            <text:p>1.851.1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545854" table:style-name="ce5">
            <text:p>4.545.854</text:p>
          </table:table-cell>
          <table:table-cell office:value-type="float" office:value="1028764" table:style-name="ce5">
            <text:p>1.028.764</text:p>
          </table:table-cell>
          <table:table-cell office:value-type="float" office:value="10323" table:style-name="ce5">
            <text:p>10.32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672228" table:style-name="ce5">
            <text:p>4.672.228</text:p>
          </table:table-cell>
          <table:table-cell office:value-type="float" office:value="1086180" table:style-name="ce5">
            <text:p>1.086.1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5970824" table:style-name="ce5">
            <text:p>15.970.824</text:p>
          </table:table-cell>
          <table:table-cell office:value-type="float" office:value="7628603" table:style-name="ce5">
            <text:p>7.628.603</text:p>
          </table:table-cell>
          <table:table-cell office:value-type="float" office:value="42949" table:style-name="ce5">
            <text:p>42.949</text:p>
          </table:table-cell>
          <table:table-cell office:value-type="float" office:value="9212" table:style-name="ce5">
            <text:p>9.21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5917238" table:style-name="ce5">
            <text:p>15.917.238</text:p>
          </table:table-cell>
          <table:table-cell office:value-type="float" office:value="2734425" table:style-name="ce5">
            <text:p>2.734.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0848494" table:style-name="ce5">
            <text:p>10.848.494</text:p>
          </table:table-cell>
          <table:table-cell office:value-type="float" office:value="837098" table:style-name="ce5">
            <text:p>837.098</text:p>
          </table:table-cell>
          <table:table-cell office:value-type="float" office:value="0" table:style-name="ce5">
            <text:p>0</text:p>
          </table:table-cell>
          <table:table-cell office:value-type="float" office:value="4293" table:style-name="ce5">
            <text:p>4.29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8036578" table:style-name="ce5">
            <text:p>8.036.578</text:p>
          </table:table-cell>
          <table:table-cell office:value-type="float" office:value="124935" table:style-name="ce5">
            <text:p>124.9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195912" table:style-name="ce5">
            <text:p>4.195.912</text:p>
          </table:table-cell>
          <table:table-cell office:value-type="float" office:value="33072" table:style-name="ce5">
            <text:p>33.0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242484" table:style-name="ce5">
            <text:p>2.242.484</text:p>
          </table:table-cell>
          <table:table-cell office:value-type="float" office:value="3648" table:style-name="ce5">
            <text:p>3.6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765010" table:style-name="ce5">
            <text:p>765.010</text:p>
          </table:table-cell>
          <table:table-cell office:value-type="float" office:value="294199" table:style-name="ce5">
            <text:p>294.199</text:p>
          </table:table-cell>
          <table:table-cell office:value-type="float" office:value="1863" table:style-name="ce5">
            <text:p>1.86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101978" table:style-name="ce5">
            <text:p>2.101.978</text:p>
          </table:table-cell>
          <table:table-cell office:value-type="float" office:value="520350" table:style-name="ce5">
            <text:p>520.3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718368" table:style-name="ce5">
            <text:p>1.718.368</text:p>
          </table:table-cell>
          <table:table-cell office:value-type="float" office:value="271195" table:style-name="ce5">
            <text:p>271.1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2217044" table:style-name="ce5">
            <text:p>2.217.0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078393" table:style-name="ce5">
            <text:p>14.078.393</text:p>
          </table:table-cell>
          <table:table-cell office:value-type="float" office:value="204787" table:style-name="ce5">
            <text:p>204.7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8954533" table:style-name="ce5">
            <text:p>28.954.533</text:p>
          </table:table-cell>
          <table:table-cell office:value-type="float" office:value="2962203" table:style-name="ce5">
            <text:p>2.962.203</text:p>
          </table:table-cell>
          <table:table-cell office:value-type="float" office:value="9366" table:style-name="ce5">
            <text:p>9.366</text:p>
          </table:table-cell>
          <table:table-cell office:value-type="float" office:value="13504" table:style-name="ce5">
            <text:p>13.50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6546916" table:style-name="ce5">
            <text:p>16.546.916</text:p>
          </table:table-cell>
          <table:table-cell office:value-type="float" office:value="9280535" table:style-name="ce5">
            <text:p>9.280.535</text:p>
          </table:table-cell>
          <table:table-cell office:value-type="float" office:value="35446" table:style-name="ce5">
            <text:p>35.44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DOMICÍLIOS, POR PRESENÇA DE COMPUTADOR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Apenas computador</text:p>
          </table:table-cell>
          <table:table-cell office:value-type="string" table:number-columns-spanned="1" table:number-rows-spanned="2" table:style-name="ce8">
            <text:p>Apenas Internet</text:p>
          </table:table-cell>
          <table:table-cell office:value-type="string" table:number-columns-spanned="1" table:number-rows-spanned="2" table:style-name="ce8">
            <text:p>Nem computador nem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036285" table:style-name="ce5">
            <text:p>33.036.285</text:p>
          </table:table-cell>
          <table:table-cell office:value-type="float" office:value="676373" table:style-name="ce5">
            <text:p>676.373</text:p>
          </table:table-cell>
          <table:table-cell office:value-type="float" office:value="28760601" table:style-name="ce5">
            <text:p>28.760.601</text:p>
          </table:table-cell>
          <table:table-cell office:value-type="float" office:value="11829468" table:style-name="ce5">
            <text:p>11.829.46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1565808" table:style-name="ce5">
            <text:p>31.565.808</text:p>
          </table:table-cell>
          <table:table-cell office:value-type="float" office:value="536820" table:style-name="ce5">
            <text:p>536.820</text:p>
          </table:table-cell>
          <table:table-cell office:value-type="float" office:value="24037868" table:style-name="ce5">
            <text:p>24.037.868</text:p>
          </table:table-cell>
          <table:table-cell office:value-type="float" office:value="8607966" table:style-name="ce5">
            <text:p>8.607.96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470477" table:style-name="ce5">
            <text:p>1.470.477</text:p>
          </table:table-cell>
          <table:table-cell office:value-type="float" office:value="139553" table:style-name="ce5">
            <text:p>139.553</text:p>
          </table:table-cell>
          <table:table-cell office:value-type="float" office:value="4722733" table:style-name="ce5">
            <text:p>4.722.733</text:p>
          </table:table-cell>
          <table:table-cell office:value-type="float" office:value="3221502" table:style-name="ce5">
            <text:p>3.221.50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6694803" table:style-name="ce5">
            <text:p>16.694.803</text:p>
          </table:table-cell>
          <table:table-cell office:value-type="float" office:value="282741" table:style-name="ce5">
            <text:p>282.741</text:p>
          </table:table-cell>
          <table:table-cell office:value-type="float" office:value="11401480" table:style-name="ce5">
            <text:p>11.401.480</text:p>
          </table:table-cell>
          <table:table-cell office:value-type="float" office:value="4314934" table:style-name="ce5">
            <text:p>4.314.93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5377581" table:style-name="ce5">
            <text:p>5.377.581</text:p>
          </table:table-cell>
          <table:table-cell office:value-type="float" office:value="108108" table:style-name="ce5">
            <text:p>108.108</text:p>
          </table:table-cell>
          <table:table-cell office:value-type="float" office:value="9715502" table:style-name="ce5">
            <text:p>9.715.502</text:p>
          </table:table-cell>
          <table:table-cell office:value-type="float" office:value="3823659" table:style-name="ce5">
            <text:p>3.823.6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6205234" table:style-name="ce5">
            <text:p>6.205.234</text:p>
          </table:table-cell>
          <table:table-cell office:value-type="float" office:value="102056" table:style-name="ce5">
            <text:p>102.056</text:p>
          </table:table-cell>
          <table:table-cell office:value-type="float" office:value="3184203" table:style-name="ce5">
            <text:p>3.184.203</text:p>
          </table:table-cell>
          <table:table-cell office:value-type="float" office:value="1749076" table:style-name="ce5">
            <text:p>1.749.07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076704" table:style-name="ce5">
            <text:p>2.076.704</text:p>
          </table:table-cell>
          <table:table-cell office:value-type="float" office:value="84972" table:style-name="ce5">
            <text:p>84.972</text:p>
          </table:table-cell>
          <table:table-cell office:value-type="float" office:value="2469150" table:style-name="ce5">
            <text:p>2.469.150</text:p>
          </table:table-cell>
          <table:table-cell office:value-type="float" office:value="954114" table:style-name="ce5">
            <text:p>954.11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681962" table:style-name="ce5">
            <text:p>2.681.962</text:p>
          </table:table-cell>
          <table:table-cell office:value-type="float" office:value="98496" table:style-name="ce5">
            <text:p>98.496</text:p>
          </table:table-cell>
          <table:table-cell office:value-type="float" office:value="1990266" table:style-name="ce5">
            <text:p>1.990.266</text:p>
          </table:table-cell>
          <table:table-cell office:value-type="float" office:value="987685" table:style-name="ce5">
            <text:p>987.68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949920" table:style-name="ce5">
            <text:p>3.949.920</text:p>
          </table:table-cell>
          <table:table-cell office:value-type="float" office:value="287955" table:style-name="ce5">
            <text:p>287.955</text:p>
          </table:table-cell>
          <table:table-cell office:value-type="float" office:value="12020903" table:style-name="ce5">
            <text:p>12.020.903</text:p>
          </table:table-cell>
          <table:table-cell office:value-type="float" office:value="7392809" table:style-name="ce5">
            <text:p>7.392.80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7264516" table:style-name="ce5">
            <text:p>7.264.516</text:p>
          </table:table-cell>
          <table:table-cell office:value-type="float" office:value="228453" table:style-name="ce5">
            <text:p>228.453</text:p>
          </table:table-cell>
          <table:table-cell office:value-type="float" office:value="8652722" table:style-name="ce5">
            <text:p>8.652.722</text:p>
          </table:table-cell>
          <table:table-cell office:value-type="float" office:value="2505972" table:style-name="ce5">
            <text:p>2.505.97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7028380" table:style-name="ce5">
            <text:p>7.028.380</text:p>
          </table:table-cell>
          <table:table-cell office:value-type="float" office:value="112509" table:style-name="ce5">
            <text:p>112.509</text:p>
          </table:table-cell>
          <table:table-cell office:value-type="float" office:value="3820114" table:style-name="ce5">
            <text:p>3.820.114</text:p>
          </table:table-cell>
          <table:table-cell office:value-type="float" office:value="728882" table:style-name="ce5">
            <text:p>728.88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6301913" table:style-name="ce5">
            <text:p>6.301.913</text:p>
          </table:table-cell>
          <table:table-cell office:value-type="float" office:value="3936" table:style-name="ce5">
            <text:p>3.936</text:p>
          </table:table-cell>
          <table:table-cell office:value-type="float" office:value="1734666" table:style-name="ce5">
            <text:p>1.734.666</text:p>
          </table:table-cell>
          <table:table-cell office:value-type="float" office:value="120999" table:style-name="ce5">
            <text:p>120.99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3929010" table:style-name="ce5">
            <text:p>3.929.010</text:p>
          </table:table-cell>
          <table:table-cell office:value-type="float" office:value="14168" table:style-name="ce5">
            <text:p>14.168</text:p>
          </table:table-cell>
          <table:table-cell office:value-type="float" office:value="266902" table:style-name="ce5">
            <text:p>266.902</text:p>
          </table:table-cell>
          <table:table-cell office:value-type="float" office:value="18904" table:style-name="ce5">
            <text:p>18.90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154898" table:style-name="ce5">
            <text:p>2.154.898</text:p>
          </table:table-cell>
          <table:table-cell office:value-type="float" office:value="1157" table:style-name="ce5">
            <text:p>1.157</text:p>
          </table:table-cell>
          <table:table-cell office:value-type="float" office:value="87586" table:style-name="ce5">
            <text:p>87.586</text:p>
          </table:table-cell>
          <table:table-cell office:value-type="float" office:value="2491" table:style-name="ce5">
            <text:p>2.49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30567" table:style-name="ce5">
            <text:p>130.567</text:p>
          </table:table-cell>
          <table:table-cell office:value-type="float" office:value="11940" table:style-name="ce5">
            <text:p>11.940</text:p>
          </table:table-cell>
          <table:table-cell office:value-type="float" office:value="634443" table:style-name="ce5">
            <text:p>634.443</text:p>
          </table:table-cell>
          <table:table-cell office:value-type="float" office:value="284122" table:style-name="ce5">
            <text:p>284.12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202719" table:style-name="ce5">
            <text:p>1.202.719</text:p>
          </table:table-cell>
          <table:table-cell office:value-type="float" office:value="11870" table:style-name="ce5">
            <text:p>11.870</text:p>
          </table:table-cell>
          <table:table-cell office:value-type="float" office:value="899259" table:style-name="ce5">
            <text:p>899.259</text:p>
          </table:table-cell>
          <table:table-cell office:value-type="float" office:value="508480" table:style-name="ce5">
            <text:p>508.4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074363" table:style-name="ce5">
            <text:p>1.074.363</text:p>
          </table:table-cell>
          <table:table-cell office:value-type="float" office:value="4385" table:style-name="ce5">
            <text:p>4.385</text:p>
          </table:table-cell>
          <table:table-cell office:value-type="float" office:value="644005" table:style-name="ce5">
            <text:p>644.005</text:p>
          </table:table-cell>
          <table:table-cell office:value-type="float" office:value="266810" table:style-name="ce5">
            <text:p>266.81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2207627" table:style-name="ce5">
            <text:p>2.207.627</text:p>
          </table:table-cell>
          <table:table-cell office:value-type="float" office:value="0" table:style-name="ce5">
            <text:p>0</text:p>
          </table:table-cell>
          <table:table-cell office:value-type="float" office:value="9417" table:style-name="ce5">
            <text:p>9.41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111908" table:style-name="ce5">
            <text:p>12.111.908</text:p>
          </table:table-cell>
          <table:table-cell office:value-type="float" office:value="11090" table:style-name="ce5">
            <text:p>11.090</text:p>
          </table:table-cell>
          <table:table-cell office:value-type="float" office:value="1966485" table:style-name="ce5">
            <text:p>1.966.485</text:p>
          </table:table-cell>
          <table:table-cell office:value-type="float" office:value="193697" table:style-name="ce5">
            <text:p>193.69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5608135" table:style-name="ce5">
            <text:p>15.608.135</text:p>
          </table:table-cell>
          <table:table-cell office:value-type="float" office:value="378032" table:style-name="ce5">
            <text:p>378.032</text:p>
          </table:table-cell>
          <table:table-cell office:value-type="float" office:value="13346398" table:style-name="ce5">
            <text:p>13.346.398</text:p>
          </table:table-cell>
          <table:table-cell office:value-type="float" office:value="2607041" table:style-name="ce5">
            <text:p>2.607.04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108616" table:style-name="ce5">
            <text:p>3.108.616</text:p>
          </table:table-cell>
          <table:table-cell office:value-type="float" office:value="287252" table:style-name="ce5">
            <text:p>287.252</text:p>
          </table:table-cell>
          <table:table-cell office:value-type="float" office:value="13438301" table:style-name="ce5">
            <text:p>13.438.301</text:p>
          </table:table-cell>
          <table:table-cell office:value-type="float" office:value="9028730" table:style-name="ce5">
            <text:p>9.028.73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Os respondentes que não souberam ou não responderam a pelo menos uma das perguntas que geraram esse cruzamento foram contados na categoria 'Nem computador nem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DOMICÍLIOS COM ACESSO À INTERNET, POR TIPO DE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Conexão discada</text:p>
          </table:table-cell>
          <table:table-cell office:value-type="string" table:number-columns-spanned="5" table:number-rows-spanned="1" table:style-name="ce8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ão móvel via modem ou chip 3G ou 4G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larga fixa</text:p>
          </table:table-cell>
          <table:table-cell office:value-type="string" table:style-name="ce2">
            <text:p>Conexão via cabo de TV ou fibra ótica</text:p>
          </table:table-cell>
          <table:table-cell office:value-type="string" table:style-name="ce2">
            <text:p>Conexão via linha telefônica (DSL)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6319" table:style-name="ce5">
            <text:p>576.319</text:p>
          </table:table-cell>
          <table:table-cell office:value-type="float" office:value="42613263" table:style-name="ce5">
            <text:p>42.613.263</text:p>
          </table:table-cell>
          <table:table-cell office:value-type="float" office:value="34724197" table:style-name="ce5">
            <text:p>34.724.197</text:p>
          </table:table-cell>
          <table:table-cell office:value-type="float" office:value="3160067" table:style-name="ce5">
            <text:p>3.160.067</text:p>
          </table:table-cell>
          <table:table-cell office:value-type="float" office:value="1933096" table:style-name="ce5">
            <text:p>1.933.096</text:p>
          </table:table-cell>
          <table:table-cell office:value-type="float" office:value="2795904" table:style-name="ce5">
            <text:p>2.795.904</text:p>
          </table:table-cell>
          <table:table-cell office:value-type="float" office:value="13564086" table:style-name="ce5">
            <text:p>13.564.086</text:p>
          </table:table-cell>
          <table:table-cell office:value-type="float" office:value="5043217" table:style-name="ce5">
            <text:p>5.043.21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97577" table:style-name="ce5">
            <text:p>497.577</text:p>
          </table:table-cell>
          <table:table-cell office:value-type="float" office:value="38975465" table:style-name="ce5">
            <text:p>38.975.465</text:p>
          </table:table-cell>
          <table:table-cell office:value-type="float" office:value="32925554" table:style-name="ce5">
            <text:p>32.925.554</text:p>
          </table:table-cell>
          <table:table-cell office:value-type="float" office:value="3027666" table:style-name="ce5">
            <text:p>3.027.666</text:p>
          </table:table-cell>
          <table:table-cell office:value-type="float" office:value="1318128" table:style-name="ce5">
            <text:p>1.318.128</text:p>
          </table:table-cell>
          <table:table-cell office:value-type="float" office:value="1704118" table:style-name="ce5">
            <text:p>1.704.118</text:p>
          </table:table-cell>
          <table:table-cell office:value-type="float" office:value="11898197" table:style-name="ce5">
            <text:p>11.898.197</text:p>
          </table:table-cell>
          <table:table-cell office:value-type="float" office:value="4232437" table:style-name="ce5">
            <text:p>4.232.43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78743" table:style-name="ce5">
            <text:p>78.743</text:p>
          </table:table-cell>
          <table:table-cell office:value-type="float" office:value="3637798" table:style-name="ce5">
            <text:p>3.637.798</text:p>
          </table:table-cell>
          <table:table-cell office:value-type="float" office:value="1798644" table:style-name="ce5">
            <text:p>1.798.644</text:p>
          </table:table-cell>
          <table:table-cell office:value-type="float" office:value="132401" table:style-name="ce5">
            <text:p>132.401</text:p>
          </table:table-cell>
          <table:table-cell office:value-type="float" office:value="614968" table:style-name="ce5">
            <text:p>614.968</text:p>
          </table:table-cell>
          <table:table-cell office:value-type="float" office:value="1091786" table:style-name="ce5">
            <text:p>1.091.786</text:p>
          </table:table-cell>
          <table:table-cell office:value-type="float" office:value="1665889" table:style-name="ce5">
            <text:p>1.665.889</text:p>
          </table:table-cell>
          <table:table-cell office:value-type="float" office:value="810780" table:style-name="ce5">
            <text:p>810.78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53144" table:style-name="ce5">
            <text:p>253.144</text:p>
          </table:table-cell>
          <table:table-cell office:value-type="float" office:value="18867524" table:style-name="ce5">
            <text:p>18.867.524</text:p>
          </table:table-cell>
          <table:table-cell office:value-type="float" office:value="15467078" table:style-name="ce5">
            <text:p>15.467.078</text:p>
          </table:table-cell>
          <table:table-cell office:value-type="float" office:value="1684499" table:style-name="ce5">
            <text:p>1.684.499</text:p>
          </table:table-cell>
          <table:table-cell office:value-type="float" office:value="676684" table:style-name="ce5">
            <text:p>676.684</text:p>
          </table:table-cell>
          <table:table-cell office:value-type="float" office:value="1039264" table:style-name="ce5">
            <text:p>1.039.264</text:p>
          </table:table-cell>
          <table:table-cell office:value-type="float" office:value="6654374" table:style-name="ce5">
            <text:p>6.654.374</text:p>
          </table:table-cell>
          <table:table-cell office:value-type="float" office:value="2321241" table:style-name="ce5">
            <text:p>2.321.24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37589" table:style-name="ce5">
            <text:p>137.589</text:p>
          </table:table-cell>
          <table:table-cell office:value-type="float" office:value="10217774" table:style-name="ce5">
            <text:p>10.217.774</text:p>
          </table:table-cell>
          <table:table-cell office:value-type="float" office:value="8277481" table:style-name="ce5">
            <text:p>8.277.481</text:p>
          </table:table-cell>
          <table:table-cell office:value-type="float" office:value="484886" table:style-name="ce5">
            <text:p>484.886</text:p>
          </table:table-cell>
          <table:table-cell office:value-type="float" office:value="458674" table:style-name="ce5">
            <text:p>458.674</text:p>
          </table:table-cell>
          <table:table-cell office:value-type="float" office:value="996733" table:style-name="ce5">
            <text:p>996.733</text:p>
          </table:table-cell>
          <table:table-cell office:value-type="float" office:value="3095469" table:style-name="ce5">
            <text:p>3.095.469</text:p>
          </table:table-cell>
          <table:table-cell office:value-type="float" office:value="1642251" table:style-name="ce5">
            <text:p>1.642.25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79946" table:style-name="ce5">
            <text:p>79.946</text:p>
          </table:table-cell>
          <table:table-cell office:value-type="float" office:value="7450663" table:style-name="ce5">
            <text:p>7.450.663</text:p>
          </table:table-cell>
          <table:table-cell office:value-type="float" office:value="6302712" table:style-name="ce5">
            <text:p>6.302.712</text:p>
          </table:table-cell>
          <table:table-cell office:value-type="float" office:value="513819" table:style-name="ce5">
            <text:p>513.819</text:p>
          </table:table-cell>
          <table:table-cell office:value-type="float" office:value="418195" table:style-name="ce5">
            <text:p>418.195</text:p>
          </table:table-cell>
          <table:table-cell office:value-type="float" office:value="215937" table:style-name="ce5">
            <text:p>215.937</text:p>
          </table:table-cell>
          <table:table-cell office:value-type="float" office:value="1390112" table:style-name="ce5">
            <text:p>1.390.112</text:p>
          </table:table-cell>
          <table:table-cell office:value-type="float" office:value="468715" table:style-name="ce5">
            <text:p>468.715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72003" table:style-name="ce5">
            <text:p>72.003</text:p>
          </table:table-cell>
          <table:table-cell office:value-type="float" office:value="2977724" table:style-name="ce5">
            <text:p>2.977.724</text:p>
          </table:table-cell>
          <table:table-cell office:value-type="float" office:value="2359940" table:style-name="ce5">
            <text:p>2.359.940</text:p>
          </table:table-cell>
          <table:table-cell office:value-type="float" office:value="248412" table:style-name="ce5">
            <text:p>248.412</text:p>
          </table:table-cell>
          <table:table-cell office:value-type="float" office:value="107108" table:style-name="ce5">
            <text:p>107.108</text:p>
          </table:table-cell>
          <table:table-cell office:value-type="float" office:value="262263" table:style-name="ce5">
            <text:p>262.263</text:p>
          </table:table-cell>
          <table:table-cell office:value-type="float" office:value="1206375" table:style-name="ce5">
            <text:p>1.206.375</text:p>
          </table:table-cell>
          <table:table-cell office:value-type="float" office:value="289752" table:style-name="ce5">
            <text:p>289.75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3636" table:style-name="ce5">
            <text:p>33.636</text:p>
          </table:table-cell>
          <table:table-cell office:value-type="float" office:value="3099578" table:style-name="ce5">
            <text:p>3.099.578</text:p>
          </table:table-cell>
          <table:table-cell office:value-type="float" office:value="2316987" table:style-name="ce5">
            <text:p>2.316.987</text:p>
          </table:table-cell>
          <table:table-cell office:value-type="float" office:value="228450" table:style-name="ce5">
            <text:p>228.450</text:p>
          </table:table-cell>
          <table:table-cell office:value-type="float" office:value="272435" table:style-name="ce5">
            <text:p>272.435</text:p>
          </table:table-cell>
          <table:table-cell office:value-type="float" office:value="281706" table:style-name="ce5">
            <text:p>281.706</text:p>
          </table:table-cell>
          <table:table-cell office:value-type="float" office:value="1217755" table:style-name="ce5">
            <text:p>1.217.755</text:p>
          </table:table-cell>
          <table:table-cell office:value-type="float" office:value="321257" table:style-name="ce5">
            <text:p>321.25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36723" table:style-name="ce5">
            <text:p>236.723</text:p>
          </table:table-cell>
          <table:table-cell office:value-type="float" office:value="8751848" table:style-name="ce5">
            <text:p>8.751.848</text:p>
          </table:table-cell>
          <table:table-cell office:value-type="float" office:value="6313062" table:style-name="ce5">
            <text:p>6.313.062</text:p>
          </table:table-cell>
          <table:table-cell office:value-type="float" office:value="549790" table:style-name="ce5">
            <text:p>549.790</text:p>
          </table:table-cell>
          <table:table-cell office:value-type="float" office:value="536780" table:style-name="ce5">
            <text:p>536.780</text:p>
          </table:table-cell>
          <table:table-cell office:value-type="float" office:value="1352216" table:style-name="ce5">
            <text:p>1.352.216</text:p>
          </table:table-cell>
          <table:table-cell office:value-type="float" office:value="5078398" table:style-name="ce5">
            <text:p>5.078.398</text:p>
          </table:table-cell>
          <table:table-cell office:value-type="float" office:value="1903855" table:style-name="ce5">
            <text:p>1.903.855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72238" table:style-name="ce5">
            <text:p>172.238</text:p>
          </table:table-cell>
          <table:table-cell office:value-type="float" office:value="10632927" table:style-name="ce5">
            <text:p>10.632.927</text:p>
          </table:table-cell>
          <table:table-cell office:value-type="float" office:value="8560662" table:style-name="ce5">
            <text:p>8.560.662</text:p>
          </table:table-cell>
          <table:table-cell office:value-type="float" office:value="754175" table:style-name="ce5">
            <text:p>754.175</text:p>
          </table:table-cell>
          <table:table-cell office:value-type="float" office:value="682883" table:style-name="ce5">
            <text:p>682.883</text:p>
          </table:table-cell>
          <table:table-cell office:value-type="float" office:value="635207" table:style-name="ce5">
            <text:p>635.207</text:p>
          </table:table-cell>
          <table:table-cell office:value-type="float" office:value="3636142" table:style-name="ce5">
            <text:p>3.636.142</text:p>
          </table:table-cell>
          <table:table-cell office:value-type="float" office:value="1475930" table:style-name="ce5">
            <text:p>1.475.93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54005" table:style-name="ce5">
            <text:p>54.005</text:p>
          </table:table-cell>
          <table:table-cell office:value-type="float" office:value="8072173" table:style-name="ce5">
            <text:p>8.072.173</text:p>
          </table:table-cell>
          <table:table-cell office:value-type="float" office:value="6486127" table:style-name="ce5">
            <text:p>6.486.127</text:p>
          </table:table-cell>
          <table:table-cell office:value-type="float" office:value="888101" table:style-name="ce5">
            <text:p>888.101</text:p>
          </table:table-cell>
          <table:table-cell office:value-type="float" office:value="307626" table:style-name="ce5">
            <text:p>307.626</text:p>
          </table:table-cell>
          <table:table-cell office:value-type="float" office:value="390319" table:style-name="ce5">
            <text:p>390.319</text:p>
          </table:table-cell>
          <table:table-cell office:value-type="float" office:value="1912459" table:style-name="ce5">
            <text:p>1.912.459</text:p>
          </table:table-cell>
          <table:table-cell office:value-type="float" office:value="809857" table:style-name="ce5">
            <text:p>809.85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4653" table:style-name="ce5">
            <text:p>4.653</text:p>
          </table:table-cell>
          <table:table-cell office:value-type="float" office:value="6676188" table:style-name="ce5">
            <text:p>6.676.188</text:p>
          </table:table-cell>
          <table:table-cell office:value-type="float" office:value="5853808" table:style-name="ce5">
            <text:p>5.853.808</text:p>
          </table:table-cell>
          <table:table-cell office:value-type="float" office:value="407341" table:style-name="ce5">
            <text:p>407.341</text:p>
          </table:table-cell>
          <table:table-cell office:value-type="float" office:value="203248" table:style-name="ce5">
            <text:p>203.248</text:p>
          </table:table-cell>
          <table:table-cell office:value-type="float" office:value="211792" table:style-name="ce5">
            <text:p>211.792</text:p>
          </table:table-cell>
          <table:table-cell office:value-type="float" office:value="1157967" table:style-name="ce5">
            <text:p>1.157.967</text:p>
          </table:table-cell>
          <table:table-cell office:value-type="float" office:value="197770" table:style-name="ce5">
            <text:p>197.77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10569" table:style-name="ce5">
            <text:p>10.569</text:p>
          </table:table-cell>
          <table:table-cell office:value-type="float" office:value="3504518" table:style-name="ce5">
            <text:p>3.504.518</text:p>
          </table:table-cell>
          <table:table-cell office:value-type="float" office:value="3160471" table:style-name="ce5">
            <text:p>3.160.471</text:p>
          </table:table-cell>
          <table:table-cell office:value-type="float" office:value="192777" table:style-name="ce5">
            <text:p>192.777</text:p>
          </table:table-cell>
          <table:table-cell office:value-type="float" office:value="67063" table:style-name="ce5">
            <text:p>67.063</text:p>
          </table:table-cell>
          <table:table-cell office:value-type="float" office:value="84207" table:style-name="ce5">
            <text:p>84.207</text:p>
          </table:table-cell>
          <table:table-cell office:value-type="float" office:value="563997" table:style-name="ce5">
            <text:p>563.997</text:p>
          </table:table-cell>
          <table:table-cell office:value-type="float" office:value="116827" table:style-name="ce5">
            <text:p>116.827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1852341" table:style-name="ce5">
            <text:p>1.852.341</text:p>
          </table:table-cell>
          <table:table-cell office:value-type="float" office:value="1632733" table:style-name="ce5">
            <text:p>1.632.733</text:p>
          </table:table-cell>
          <table:table-cell office:value-type="float" office:value="158199" table:style-name="ce5">
            <text:p>158.199</text:p>
          </table:table-cell>
          <table:table-cell office:value-type="float" office:value="9216" table:style-name="ce5">
            <text:p>9.216</text:p>
          </table:table-cell>
          <table:table-cell office:value-type="float" office:value="52193" table:style-name="ce5">
            <text:p>52.193</text:p>
          </table:table-cell>
          <table:table-cell office:value-type="float" office:value="330234" table:style-name="ce5">
            <text:p>330.234</text:p>
          </table:table-cell>
          <table:table-cell office:value-type="float" office:value="59909" table:style-name="ce5">
            <text:p>59.909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6277" table:style-name="ce5">
            <text:p>6.277</text:p>
          </table:table-cell>
          <table:table-cell office:value-type="float" office:value="477294" table:style-name="ce5">
            <text:p>477.294</text:p>
          </table:table-cell>
          <table:table-cell office:value-type="float" office:value="365817" table:style-name="ce5">
            <text:p>365.817</text:p>
          </table:table-cell>
          <table:table-cell office:value-type="float" office:value="0" table:style-name="ce5">
            <text:p>0</text:p>
          </table:table-cell>
          <table:table-cell office:value-type="float" office:value="79593" table:style-name="ce5">
            <text:p>79.593</text:p>
          </table:table-cell>
          <table:table-cell office:value-type="float" office:value="31883" table:style-name="ce5">
            <text:p>31.883</text:p>
          </table:table-cell>
          <table:table-cell office:value-type="float" office:value="208734" table:style-name="ce5">
            <text:p>208.734</text:p>
          </table:table-cell>
          <table:table-cell office:value-type="float" office:value="72705" table:style-name="ce5">
            <text:p>72.70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65737" table:style-name="ce5">
            <text:p>65.737</text:p>
          </table:table-cell>
          <table:table-cell office:value-type="float" office:value="1335448" table:style-name="ce5">
            <text:p>1.335.448</text:p>
          </table:table-cell>
          <table:table-cell office:value-type="float" office:value="1155870" table:style-name="ce5">
            <text:p>1.155.870</text:p>
          </table:table-cell>
          <table:table-cell office:value-type="float" office:value="105876" table:style-name="ce5">
            <text:p>105.876</text:p>
          </table:table-cell>
          <table:table-cell office:value-type="float" office:value="46687" table:style-name="ce5">
            <text:p>46.687</text:p>
          </table:table-cell>
          <table:table-cell office:value-type="float" office:value="27015" table:style-name="ce5">
            <text:p>27.015</text:p>
          </table:table-cell>
          <table:table-cell office:value-type="float" office:value="340920" table:style-name="ce5">
            <text:p>340.920</text:p>
          </table:table-cell>
          <table:table-cell office:value-type="float" office:value="359873" table:style-name="ce5">
            <text:p>359.87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26116" table:style-name="ce5">
            <text:p>26.116</text:p>
          </table:table-cell>
          <table:table-cell office:value-type="float" office:value="1310525" table:style-name="ce5">
            <text:p>1.310.525</text:p>
          </table:table-cell>
          <table:table-cell office:value-type="float" office:value="1195648" table:style-name="ce5">
            <text:p>1.195.648</text:p>
          </table:table-cell>
          <table:table-cell office:value-type="float" office:value="103807" table:style-name="ce5">
            <text:p>103.807</text:p>
          </table:table-cell>
          <table:table-cell office:value-type="float" office:value="0" table:style-name="ce5">
            <text:p>0</text:p>
          </table:table-cell>
          <table:table-cell office:value-type="float" office:value="11071" table:style-name="ce5">
            <text:p>11.071</text:p>
          </table:table-cell>
          <table:table-cell office:value-type="float" office:value="335235" table:style-name="ce5">
            <text:p>335.235</text:p>
          </table:table-cell>
          <table:table-cell office:value-type="float" office:value="46491" table:style-name="ce5">
            <text:p>46.491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4653" table:style-name="ce5">
            <text:p>4.653</text:p>
          </table:table-cell>
          <table:table-cell office:value-type="float" office:value="1971009" table:style-name="ce5">
            <text:p>1.971.009</text:p>
          </table:table-cell>
          <table:table-cell office:value-type="float" office:value="1832486" table:style-name="ce5">
            <text:p>1.832.486</text:p>
          </table:table-cell>
          <table:table-cell office:value-type="float" office:value="100904" table:style-name="ce5">
            <text:p>100.904</text:p>
          </table:table-cell>
          <table:table-cell office:value-type="float" office:value="4327" table:style-name="ce5">
            <text:p>4.327</text:p>
          </table:table-cell>
          <table:table-cell office:value-type="float" office:value="33292" table:style-name="ce5">
            <text:p>33.292</text:p>
          </table:table-cell>
          <table:table-cell office:value-type="float" office:value="200366" table:style-name="ce5">
            <text:p>200.366</text:p>
          </table:table-cell>
          <table:table-cell office:value-type="float" office:value="41016" table:style-name="ce5">
            <text:p>41.01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6922" table:style-name="ce5">
            <text:p>56.922</text:p>
          </table:table-cell>
          <table:table-cell office:value-type="float" office:value="11839706" table:style-name="ce5">
            <text:p>11.839.706</text:p>
          </table:table-cell>
          <table:table-cell office:value-type="float" office:value="10404315" table:style-name="ce5">
            <text:p>10.404.315</text:p>
          </table:table-cell>
          <table:table-cell office:value-type="float" office:value="933149" table:style-name="ce5">
            <text:p>933.149</text:p>
          </table:table-cell>
          <table:table-cell office:value-type="float" office:value="279978" table:style-name="ce5">
            <text:p>279.978</text:p>
          </table:table-cell>
          <table:table-cell office:value-type="float" office:value="222264" table:style-name="ce5">
            <text:p>222.264</text:p>
          </table:table-cell>
          <table:table-cell office:value-type="float" office:value="1787175" table:style-name="ce5">
            <text:p>1.787.175</text:p>
          </table:table-cell>
          <table:table-cell office:value-type="float" office:value="394589" table:style-name="ce5">
            <text:p>394.589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40327" table:style-name="ce5">
            <text:p>240.327</text:p>
          </table:table-cell>
          <table:table-cell office:value-type="float" office:value="20158587" table:style-name="ce5">
            <text:p>20.158.587</text:p>
          </table:table-cell>
          <table:table-cell office:value-type="float" office:value="16276609" table:style-name="ce5">
            <text:p>16.276.609</text:p>
          </table:table-cell>
          <table:table-cell office:value-type="float" office:value="1763617" table:style-name="ce5">
            <text:p>1.763.617</text:p>
          </table:table-cell>
          <table:table-cell office:value-type="float" office:value="986985" table:style-name="ce5">
            <text:p>986.985</text:p>
          </table:table-cell>
          <table:table-cell office:value-type="float" office:value="1131376" table:style-name="ce5">
            <text:p>1.131.376</text:p>
          </table:table-cell>
          <table:table-cell office:value-type="float" office:value="6188862" table:style-name="ce5">
            <text:p>6.188.862</text:p>
          </table:table-cell>
          <table:table-cell office:value-type="float" office:value="2366756" table:style-name="ce5">
            <text:p>2.366.75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74416" table:style-name="ce5">
            <text:p>274.416</text:p>
          </table:table-cell>
          <table:table-cell office:value-type="float" office:value="8643962" table:style-name="ce5">
            <text:p>8.643.962</text:p>
          </table:table-cell>
          <table:table-cell office:value-type="float" office:value="6210788" table:style-name="ce5">
            <text:p>6.210.788</text:p>
          </table:table-cell>
          <table:table-cell office:value-type="float" office:value="362396" table:style-name="ce5">
            <text:p>362.396</text:p>
          </table:table-cell>
          <table:table-cell office:value-type="float" office:value="661806" table:style-name="ce5">
            <text:p>661.806</text:p>
          </table:table-cell>
          <table:table-cell office:value-type="float" office:value="1408972" table:style-name="ce5">
            <text:p>1.408.972</text:p>
          </table:table-cell>
          <table:table-cell office:value-type="float" office:value="5387682" table:style-name="ce5">
            <text:p>5.387.682</text:p>
          </table:table-cell>
          <table:table-cell office:value-type="float" office:value="2240856" table:style-name="ce5">
            <text:p>2.240.85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DOMICÍLIOS SEM ACESSO À INTERNET, POR MOTIVOS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enhum desse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221987" table:style-name="ce5">
            <text:p>5.221.987</text:p>
          </table:table-cell>
          <table:table-cell office:value-type="float" office:value="6112219" table:style-name="ce5">
            <text:p>6.112.219</text:p>
          </table:table-cell>
          <table:table-cell office:value-type="float" office:value="6021341" table:style-name="ce5">
            <text:p>6.021.341</text:p>
          </table:table-cell>
          <table:table-cell office:value-type="float" office:value="4594835" table:style-name="ce5">
            <text:p>4.594.835</text:p>
          </table:table-cell>
          <table:table-cell office:value-type="float" office:value="8419520" table:style-name="ce5">
            <text:p>8.419.520</text:p>
          </table:table-cell>
          <table:table-cell office:value-type="float" office:value="6275109" table:style-name="ce5">
            <text:p>6.275.109</text:p>
          </table:table-cell>
          <table:table-cell office:value-type="float" office:value="4004529" table:style-name="ce5">
            <text:p>4.004.529</text:p>
          </table:table-cell>
          <table:table-cell office:value-type="float" office:value="5892603" table:style-name="ce5">
            <text:p>5.892.603</text:p>
          </table:table-cell>
          <table:table-cell office:value-type="float" office:value="5307342" table:style-name="ce5">
            <text:p>5.307.342</text:p>
          </table:table-cell>
          <table:table-cell office:value-type="float" office:value="46955" table:style-name="ce5">
            <text:p>46.95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459803" table:style-name="ce5">
            <text:p>3.459.803</text:p>
          </table:table-cell>
          <table:table-cell office:value-type="float" office:value="4188491" table:style-name="ce5">
            <text:p>4.188.491</text:p>
          </table:table-cell>
          <table:table-cell office:value-type="float" office:value="4751842" table:style-name="ce5">
            <text:p>4.751.842</text:p>
          </table:table-cell>
          <table:table-cell office:value-type="float" office:value="3319752" table:style-name="ce5">
            <text:p>3.319.752</text:p>
          </table:table-cell>
          <table:table-cell office:value-type="float" office:value="6058816" table:style-name="ce5">
            <text:p>6.058.816</text:p>
          </table:table-cell>
          <table:table-cell office:value-type="float" office:value="4529398" table:style-name="ce5">
            <text:p>4.529.398</text:p>
          </table:table-cell>
          <table:table-cell office:value-type="float" office:value="2189576" table:style-name="ce5">
            <text:p>2.189.576</text:p>
          </table:table-cell>
          <table:table-cell office:value-type="float" office:value="4311765" table:style-name="ce5">
            <text:p>4.311.765</text:p>
          </table:table-cell>
          <table:table-cell office:value-type="float" office:value="3828335" table:style-name="ce5">
            <text:p>3.828.335</text:p>
          </table:table-cell>
          <table:table-cell office:value-type="float" office:value="42180" table:style-name="ce5">
            <text:p>42.18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762184" table:style-name="ce5">
            <text:p>1.762.184</text:p>
          </table:table-cell>
          <table:table-cell office:value-type="float" office:value="1923727" table:style-name="ce5">
            <text:p>1.923.727</text:p>
          </table:table-cell>
          <table:table-cell office:value-type="float" office:value="1269499" table:style-name="ce5">
            <text:p>1.269.499</text:p>
          </table:table-cell>
          <table:table-cell office:value-type="float" office:value="1275083" table:style-name="ce5">
            <text:p>1.275.083</text:p>
          </table:table-cell>
          <table:table-cell office:value-type="float" office:value="2360704" table:style-name="ce5">
            <text:p>2.360.704</text:p>
          </table:table-cell>
          <table:table-cell office:value-type="float" office:value="1745711" table:style-name="ce5">
            <text:p>1.745.711</text:p>
          </table:table-cell>
          <table:table-cell office:value-type="float" office:value="1814953" table:style-name="ce5">
            <text:p>1.814.953</text:p>
          </table:table-cell>
          <table:table-cell office:value-type="float" office:value="1580838" table:style-name="ce5">
            <text:p>1.580.838</text:p>
          </table:table-cell>
          <table:table-cell office:value-type="float" office:value="1479008" table:style-name="ce5">
            <text:p>1.479.008</text:p>
          </table:table-cell>
          <table:table-cell office:value-type="float" office:value="4774" table:style-name="ce5">
            <text:p>4.77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054558" table:style-name="ce5">
            <text:p>2.054.558</text:p>
          </table:table-cell>
          <table:table-cell office:value-type="float" office:value="2145856" table:style-name="ce5">
            <text:p>2.145.856</text:p>
          </table:table-cell>
          <table:table-cell office:value-type="float" office:value="2597695" table:style-name="ce5">
            <text:p>2.597.695</text:p>
          </table:table-cell>
          <table:table-cell office:value-type="float" office:value="1639089" table:style-name="ce5">
            <text:p>1.639.089</text:p>
          </table:table-cell>
          <table:table-cell office:value-type="float" office:value="3132131" table:style-name="ce5">
            <text:p>3.132.131</text:p>
          </table:table-cell>
          <table:table-cell office:value-type="float" office:value="2568071" table:style-name="ce5">
            <text:p>2.568.071</text:p>
          </table:table-cell>
          <table:table-cell office:value-type="float" office:value="1510619" table:style-name="ce5">
            <text:p>1.510.619</text:p>
          </table:table-cell>
          <table:table-cell office:value-type="float" office:value="2337947" table:style-name="ce5">
            <text:p>2.337.947</text:p>
          </table:table-cell>
          <table:table-cell office:value-type="float" office:value="2080396" table:style-name="ce5">
            <text:p>2.080.396</text:p>
          </table:table-cell>
          <table:table-cell office:value-type="float" office:value="23006" table:style-name="ce5">
            <text:p>23.00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774186" table:style-name="ce5">
            <text:p>1.774.186</text:p>
          </table:table-cell>
          <table:table-cell office:value-type="float" office:value="1956054" table:style-name="ce5">
            <text:p>1.956.054</text:p>
          </table:table-cell>
          <table:table-cell office:value-type="float" office:value="1529639" table:style-name="ce5">
            <text:p>1.529.639</text:p>
          </table:table-cell>
          <table:table-cell office:value-type="float" office:value="1509413" table:style-name="ce5">
            <text:p>1.509.413</text:p>
          </table:table-cell>
          <table:table-cell office:value-type="float" office:value="2544780" table:style-name="ce5">
            <text:p>2.544.780</text:p>
          </table:table-cell>
          <table:table-cell office:value-type="float" office:value="2025050" table:style-name="ce5">
            <text:p>2.025.050</text:p>
          </table:table-cell>
          <table:table-cell office:value-type="float" office:value="1373244" table:style-name="ce5">
            <text:p>1.373.244</text:p>
          </table:table-cell>
          <table:table-cell office:value-type="float" office:value="1507739" table:style-name="ce5">
            <text:p>1.507.739</text:p>
          </table:table-cell>
          <table:table-cell office:value-type="float" office:value="1344078" table:style-name="ce5">
            <text:p>1.344.078</text:p>
          </table:table-cell>
          <table:table-cell office:value-type="float" office:value="3817" table:style-name="ce5">
            <text:p>3.81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678366" table:style-name="ce5">
            <text:p>678.366</text:p>
          </table:table-cell>
          <table:table-cell office:value-type="float" office:value="700738" table:style-name="ce5">
            <text:p>700.738</text:p>
          </table:table-cell>
          <table:table-cell office:value-type="float" office:value="975307" table:style-name="ce5">
            <text:p>975.307</text:p>
          </table:table-cell>
          <table:table-cell office:value-type="float" office:value="656469" table:style-name="ce5">
            <text:p>656.469</text:p>
          </table:table-cell>
          <table:table-cell office:value-type="float" office:value="1276384" table:style-name="ce5">
            <text:p>1.276.384</text:p>
          </table:table-cell>
          <table:table-cell office:value-type="float" office:value="785764" table:style-name="ce5">
            <text:p>785.764</text:p>
          </table:table-cell>
          <table:table-cell office:value-type="float" office:value="469888" table:style-name="ce5">
            <text:p>469.888</text:p>
          </table:table-cell>
          <table:table-cell office:value-type="float" office:value="957430" table:style-name="ce5">
            <text:p>957.430</text:p>
          </table:table-cell>
          <table:table-cell office:value-type="float" office:value="864126" table:style-name="ce5">
            <text:p>864.1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72822" table:style-name="ce5">
            <text:p>472.822</text:p>
          </table:table-cell>
          <table:table-cell office:value-type="float" office:value="680131" table:style-name="ce5">
            <text:p>680.131</text:p>
          </table:table-cell>
          <table:table-cell office:value-type="float" office:value="309356" table:style-name="ce5">
            <text:p>309.356</text:p>
          </table:table-cell>
          <table:table-cell office:value-type="float" office:value="448620" table:style-name="ce5">
            <text:p>448.620</text:p>
          </table:table-cell>
          <table:table-cell office:value-type="float" office:value="754250" table:style-name="ce5">
            <text:p>754.250</text:p>
          </table:table-cell>
          <table:table-cell office:value-type="float" office:value="307078" table:style-name="ce5">
            <text:p>307.078</text:p>
          </table:table-cell>
          <table:table-cell office:value-type="float" office:value="442120" table:style-name="ce5">
            <text:p>442.120</text:p>
          </table:table-cell>
          <table:table-cell office:value-type="float" office:value="574564" table:style-name="ce5">
            <text:p>574.564</text:p>
          </table:table-cell>
          <table:table-cell office:value-type="float" office:value="541626" table:style-name="ce5">
            <text:p>541.6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42056" table:style-name="ce5">
            <text:p>242.056</text:p>
          </table:table-cell>
          <table:table-cell office:value-type="float" office:value="629441" table:style-name="ce5">
            <text:p>629.441</text:p>
          </table:table-cell>
          <table:table-cell office:value-type="float" office:value="609344" table:style-name="ce5">
            <text:p>609.344</text:p>
          </table:table-cell>
          <table:table-cell office:value-type="float" office:value="341244" table:style-name="ce5">
            <text:p>341.244</text:p>
          </table:table-cell>
          <table:table-cell office:value-type="float" office:value="711974" table:style-name="ce5">
            <text:p>711.974</text:p>
          </table:table-cell>
          <table:table-cell office:value-type="float" office:value="589145" table:style-name="ce5">
            <text:p>589.145</text:p>
          </table:table-cell>
          <table:table-cell office:value-type="float" office:value="208659" table:style-name="ce5">
            <text:p>208.659</text:p>
          </table:table-cell>
          <table:table-cell office:value-type="float" office:value="514923" table:style-name="ce5">
            <text:p>514.923</text:p>
          </table:table-cell>
          <table:table-cell office:value-type="float" office:value="477117" table:style-name="ce5">
            <text:p>477.117</text:p>
          </table:table-cell>
          <table:table-cell office:value-type="float" office:value="20131" table:style-name="ce5">
            <text:p>20.13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372719" table:style-name="ce5">
            <text:p>3.372.719</text:p>
          </table:table-cell>
          <table:table-cell office:value-type="float" office:value="3900868" table:style-name="ce5">
            <text:p>3.900.868</text:p>
          </table:table-cell>
          <table:table-cell office:value-type="float" office:value="3774973" table:style-name="ce5">
            <text:p>3.774.973</text:p>
          </table:table-cell>
          <table:table-cell office:value-type="float" office:value="2708227" table:style-name="ce5">
            <text:p>2.708.227</text:p>
          </table:table-cell>
          <table:table-cell office:value-type="float" office:value="5738875" table:style-name="ce5">
            <text:p>5.738.875</text:p>
          </table:table-cell>
          <table:table-cell office:value-type="float" office:value="3839584" table:style-name="ce5">
            <text:p>3.839.584</text:p>
          </table:table-cell>
          <table:table-cell office:value-type="float" office:value="2627616" table:style-name="ce5">
            <text:p>2.627.616</text:p>
          </table:table-cell>
          <table:table-cell office:value-type="float" office:value="3697517" table:style-name="ce5">
            <text:p>3.697.517</text:p>
          </table:table-cell>
          <table:table-cell office:value-type="float" office:value="3277962" table:style-name="ce5">
            <text:p>3.277.962</text:p>
          </table:table-cell>
          <table:table-cell office:value-type="float" office:value="42180" table:style-name="ce5">
            <text:p>42.18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051359" table:style-name="ce5">
            <text:p>1.051.359</text:p>
          </table:table-cell>
          <table:table-cell office:value-type="float" office:value="1357381" table:style-name="ce5">
            <text:p>1.357.381</text:p>
          </table:table-cell>
          <table:table-cell office:value-type="float" office:value="1332850" table:style-name="ce5">
            <text:p>1.332.850</text:p>
          </table:table-cell>
          <table:table-cell office:value-type="float" office:value="1038513" table:style-name="ce5">
            <text:p>1.038.513</text:p>
          </table:table-cell>
          <table:table-cell office:value-type="float" office:value="1480436" table:style-name="ce5">
            <text:p>1.480.436</text:p>
          </table:table-cell>
          <table:table-cell office:value-type="float" office:value="1621401" table:style-name="ce5">
            <text:p>1.621.401</text:p>
          </table:table-cell>
          <table:table-cell office:value-type="float" office:value="719789" table:style-name="ce5">
            <text:p>719.789</text:p>
          </table:table-cell>
          <table:table-cell office:value-type="float" office:value="1344849" table:style-name="ce5">
            <text:p>1.344.849</text:p>
          </table:table-cell>
          <table:table-cell office:value-type="float" office:value="1163200" table:style-name="ce5">
            <text:p>1.163.200</text:p>
          </table:table-cell>
          <table:table-cell office:value-type="float" office:value="4774" table:style-name="ce5">
            <text:p>4.77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20647" table:style-name="ce5">
            <text:p>320.647</text:p>
          </table:table-cell>
          <table:table-cell office:value-type="float" office:value="381334" table:style-name="ce5">
            <text:p>381.334</text:p>
          </table:table-cell>
          <table:table-cell office:value-type="float" office:value="388838" table:style-name="ce5">
            <text:p>388.838</text:p>
          </table:table-cell>
          <table:table-cell office:value-type="float" office:value="321269" table:style-name="ce5">
            <text:p>321.269</text:p>
          </table:table-cell>
          <table:table-cell office:value-type="float" office:value="377761" table:style-name="ce5">
            <text:p>377.761</text:p>
          </table:table-cell>
          <table:table-cell office:value-type="float" office:value="272536" table:style-name="ce5">
            <text:p>272.536</text:p>
          </table:table-cell>
          <table:table-cell office:value-type="float" office:value="225498" table:style-name="ce5">
            <text:p>225.498</text:p>
          </table:table-cell>
          <table:table-cell office:value-type="float" office:value="208640" table:style-name="ce5">
            <text:p>208.640</text:p>
          </table:table-cell>
          <table:table-cell office:value-type="float" office:value="335802" table:style-name="ce5">
            <text:p>335.8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25693" table:style-name="ce5">
            <text:p>25.693</text:p>
          </table:table-cell>
          <table:table-cell office:value-type="float" office:value="14765" table:style-name="ce5">
            <text:p>14.765</text:p>
          </table:table-cell>
          <table:table-cell office:value-type="float" office:value="82054" table:style-name="ce5">
            <text:p>82.054</text:p>
          </table:table-cell>
          <table:table-cell office:value-type="float" office:value="113336" table:style-name="ce5">
            <text:p>113.336</text:p>
          </table:table-cell>
          <table:table-cell office:value-type="float" office:value="79695" table:style-name="ce5">
            <text:p>79.695</text:p>
          </table:table-cell>
          <table:table-cell office:value-type="float" office:value="50067" table:style-name="ce5">
            <text:p>50.067</text:p>
          </table:table-cell>
          <table:table-cell office:value-type="float" office:value="12509" table:style-name="ce5">
            <text:p>12.509</text:p>
          </table:table-cell>
          <table:table-cell office:value-type="float" office:value="73503" table:style-name="ce5">
            <text:p>73.503</text:p>
          </table:table-cell>
          <table:table-cell office:value-type="float" office:value="28382" table:style-name="ce5">
            <text:p>28.3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1145" table:style-name="ce5">
            <text:p>1.145</text:p>
          </table:table-cell>
          <table:table-cell office:value-type="float" office:value="10553" table:style-name="ce5">
            <text:p>10.553</text:p>
          </table:table-cell>
          <table:table-cell office:value-type="float" office:value="31927" table:style-name="ce5">
            <text:p>31.927</text:p>
          </table:table-cell>
          <table:table-cell office:value-type="float" office:value="1145" table:style-name="ce5">
            <text:p>1.145</text:p>
          </table:table-cell>
          <table:table-cell office:value-type="float" office:value="9497" table:style-name="ce5">
            <text:p>9.497</text:p>
          </table:table-cell>
          <table:table-cell office:value-type="float" office:value="10553" table:style-name="ce5">
            <text:p>10.553</text:p>
          </table:table-cell>
          <table:table-cell office:value-type="float" office:value="9497" table:style-name="ce5">
            <text:p>9.497</text:p>
          </table:table-cell>
          <table:table-cell office:value-type="float" office:value="1145" table:style-name="ce5">
            <text:p>1.145</text:p>
          </table:table-cell>
          <table:table-cell office:value-type="float" office:value="1145" table:style-name="ce5">
            <text:p>1.1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491" table:style-name="ce5">
            <text:p>2.491</text:p>
          </table:table-cell>
          <table:table-cell office:value-type="float" office:value="0" table:style-name="ce5">
            <text:p>0</text:p>
          </table:table-cell>
          <table:table-cell office:value-type="float" office:value="2491" table:style-name="ce5">
            <text:p>2.491</text:p>
          </table:table-cell>
          <table:table-cell office:value-type="float" office:value="2491" table:style-name="ce5">
            <text:p>2.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48" table:style-name="ce5">
            <text:p>3.648</text:p>
          </table:table-cell>
          <table:table-cell office:value-type="float" office:value="3648" table:style-name="ce5">
            <text:p>3.6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40554" table:style-name="ce5">
            <text:p>140.554</text:p>
          </table:table-cell>
          <table:table-cell office:value-type="float" office:value="112841" table:style-name="ce5">
            <text:p>112.841</text:p>
          </table:table-cell>
          <table:table-cell office:value-type="float" office:value="74117" table:style-name="ce5">
            <text:p>74.117</text:p>
          </table:table-cell>
          <table:table-cell office:value-type="float" office:value="150085" table:style-name="ce5">
            <text:p>150.085</text:p>
          </table:table-cell>
          <table:table-cell office:value-type="float" office:value="164571" table:style-name="ce5">
            <text:p>164.571</text:p>
          </table:table-cell>
          <table:table-cell office:value-type="float" office:value="94880" table:style-name="ce5">
            <text:p>94.880</text:p>
          </table:table-cell>
          <table:table-cell office:value-type="float" office:value="130929" table:style-name="ce5">
            <text:p>130.929</text:p>
          </table:table-cell>
          <table:table-cell office:value-type="float" office:value="155972" table:style-name="ce5">
            <text:p>155.972</text:p>
          </table:table-cell>
          <table:table-cell office:value-type="float" office:value="117620" table:style-name="ce5">
            <text:p>117.6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307378" table:style-name="ce5">
            <text:p>307.378</text:p>
          </table:table-cell>
          <table:table-cell office:value-type="float" office:value="217772" table:style-name="ce5">
            <text:p>217.772</text:p>
          </table:table-cell>
          <table:table-cell office:value-type="float" office:value="137600" table:style-name="ce5">
            <text:p>137.600</text:p>
          </table:table-cell>
          <table:table-cell office:value-type="float" office:value="199581" table:style-name="ce5">
            <text:p>199.581</text:p>
          </table:table-cell>
          <table:table-cell office:value-type="float" office:value="407753" table:style-name="ce5">
            <text:p>407.753</text:p>
          </table:table-cell>
          <table:table-cell office:value-type="float" office:value="237876" table:style-name="ce5">
            <text:p>237.876</text:p>
          </table:table-cell>
          <table:table-cell office:value-type="float" office:value="181340" table:style-name="ce5">
            <text:p>181.340</text:p>
          </table:table-cell>
          <table:table-cell office:value-type="float" office:value="235057" table:style-name="ce5">
            <text:p>235.057</text:p>
          </table:table-cell>
          <table:table-cell office:value-type="float" office:value="228179" table:style-name="ce5">
            <text:p>228.1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0" table:style-name="ce5">
            <text:p>0</text:p>
          </table:table-cell>
          <table:table-cell office:value-type="float" office:value="116704" table:style-name="ce5">
            <text:p>116.704</text:p>
          </table:table-cell>
          <table:table-cell office:value-type="float" office:value="196491" table:style-name="ce5">
            <text:p>196.491</text:p>
          </table:table-cell>
          <table:table-cell office:value-type="float" office:value="60187" table:style-name="ce5">
            <text:p>60.187</text:p>
          </table:table-cell>
          <table:table-cell office:value-type="float" office:value="160932" table:style-name="ce5">
            <text:p>160.932</text:p>
          </table:table-cell>
          <table:table-cell office:value-type="float" office:value="148214" table:style-name="ce5">
            <text:p>148.214</text:p>
          </table:table-cell>
          <table:table-cell office:value-type="float" office:value="97352" table:style-name="ce5">
            <text:p>97.352</text:p>
          </table:table-cell>
          <table:table-cell office:value-type="float" office:value="172273" table:style-name="ce5">
            <text:p>172.273</text:p>
          </table:table-cell>
          <table:table-cell office:value-type="float" office:value="151406" table:style-name="ce5">
            <text:p>151.4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7266" table:style-name="ce5">
            <text:p>147.266</text:p>
          </table:table-cell>
          <table:table-cell office:value-type="float" office:value="90467" table:style-name="ce5">
            <text:p>90.467</text:p>
          </table:table-cell>
          <table:table-cell office:value-type="float" office:value="155520" table:style-name="ce5">
            <text:p>155.520</text:p>
          </table:table-cell>
          <table:table-cell office:value-type="float" office:value="132477" table:style-name="ce5">
            <text:p>132.477</text:p>
          </table:table-cell>
          <table:table-cell office:value-type="float" office:value="201630" table:style-name="ce5">
            <text:p>201.630</text:p>
          </table:table-cell>
          <table:table-cell office:value-type="float" office:value="83967" table:style-name="ce5">
            <text:p>83.967</text:p>
          </table:table-cell>
          <table:table-cell office:value-type="float" office:value="43199" table:style-name="ce5">
            <text:p>43.199</text:p>
          </table:table-cell>
          <table:table-cell office:value-type="float" office:value="120178" table:style-name="ce5">
            <text:p>120.178</text:p>
          </table:table-cell>
          <table:table-cell office:value-type="float" office:value="110358" table:style-name="ce5">
            <text:p>110.3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49551" table:style-name="ce5">
            <text:p>949.551</text:p>
          </table:table-cell>
          <table:table-cell office:value-type="float" office:value="1298553" table:style-name="ce5">
            <text:p>1.298.553</text:p>
          </table:table-cell>
          <table:table-cell office:value-type="float" office:value="1661487" table:style-name="ce5">
            <text:p>1.661.487</text:p>
          </table:table-cell>
          <table:table-cell office:value-type="float" office:value="1356376" table:style-name="ce5">
            <text:p>1.356.376</text:p>
          </table:table-cell>
          <table:table-cell office:value-type="float" office:value="1894337" table:style-name="ce5">
            <text:p>1.894.337</text:p>
          </table:table-cell>
          <table:table-cell office:value-type="float" office:value="1219646" table:style-name="ce5">
            <text:p>1.219.646</text:p>
          </table:table-cell>
          <table:table-cell office:value-type="float" office:value="914380" table:style-name="ce5">
            <text:p>914.380</text:p>
          </table:table-cell>
          <table:table-cell office:value-type="float" office:value="1456858" table:style-name="ce5">
            <text:p>1.456.858</text:p>
          </table:table-cell>
          <table:table-cell office:value-type="float" office:value="1332964" table:style-name="ce5">
            <text:p>1.332.964</text:p>
          </table:table-cell>
          <table:table-cell office:value-type="float" office:value="40587" table:style-name="ce5">
            <text:p>40.587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125171" table:style-name="ce5">
            <text:p>4.125.171</text:p>
          </table:table-cell>
          <table:table-cell office:value-type="float" office:value="4723199" table:style-name="ce5">
            <text:p>4.723.199</text:p>
          </table:table-cell>
          <table:table-cell office:value-type="float" office:value="4204334" table:style-name="ce5">
            <text:p>4.204.334</text:p>
          </table:table-cell>
          <table:table-cell office:value-type="float" office:value="3105982" table:style-name="ce5">
            <text:p>3.105.982</text:p>
          </table:table-cell>
          <table:table-cell office:value-type="float" office:value="6323552" table:style-name="ce5">
            <text:p>6.323.552</text:p>
          </table:table-cell>
          <table:table-cell office:value-type="float" office:value="4971496" table:style-name="ce5">
            <text:p>4.971.496</text:p>
          </table:table-cell>
          <table:table-cell office:value-type="float" office:value="3046950" table:style-name="ce5">
            <text:p>3.046.950</text:p>
          </table:table-cell>
          <table:table-cell office:value-type="float" office:value="4315568" table:style-name="ce5">
            <text:p>4.315.568</text:p>
          </table:table-cell>
          <table:table-cell office:value-type="float" office:value="3864020" table:style-name="ce5">
            <text:p>3.864.020</text:p>
          </table:table-cell>
          <table:table-cell office:value-type="float" office:value="6368" table:style-name="ce5">
            <text:p>6.368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DOMICÍLIOS SEM ACESSO À INTERNET, POR PRINCIPAL MOTIVO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44671" table:style-name="ce5">
            <text:p>544.671</text:p>
          </table:table-cell>
          <table:table-cell office:value-type="float" office:value="792168" table:style-name="ce5">
            <text:p>792.168</text:p>
          </table:table-cell>
          <table:table-cell office:value-type="float" office:value="1824940" table:style-name="ce5">
            <text:p>1.824.940</text:p>
          </table:table-cell>
          <table:table-cell office:value-type="float" office:value="690523" table:style-name="ce5">
            <text:p>690.523</text:p>
          </table:table-cell>
          <table:table-cell office:value-type="float" office:value="3456868" table:style-name="ce5">
            <text:p>3.456.868</text:p>
          </table:table-cell>
          <table:table-cell office:value-type="float" office:value="2511870" table:style-name="ce5">
            <text:p>2.511.870</text:p>
          </table:table-cell>
          <table:table-cell office:value-type="float" office:value="789877" table:style-name="ce5">
            <text:p>789.877</text:p>
          </table:table-cell>
          <table:table-cell office:value-type="float" office:value="351659" table:style-name="ce5">
            <text:p>351.659</text:p>
          </table:table-cell>
          <table:table-cell office:value-type="float" office:value="1202894" table:style-name="ce5">
            <text:p>1.202.894</text:p>
          </table:table-cell>
          <table:table-cell office:value-type="float" office:value="19174" table:style-name="ce5">
            <text:p>19.174</text:p>
          </table:table-cell>
          <table:table-cell office:value-type="float" office:value="131118" table:style-name="ce5">
            <text:p>131.118</text:p>
          </table:table-cell>
          <table:table-cell office:value-type="float" office:value="131764" table:style-name="ce5">
            <text:p>131.764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33893" table:style-name="ce5">
            <text:p>333.893</text:p>
          </table:table-cell>
          <table:table-cell office:value-type="float" office:value="457502" table:style-name="ce5">
            <text:p>457.502</text:p>
          </table:table-cell>
          <table:table-cell office:value-type="float" office:value="1714163" table:style-name="ce5">
            <text:p>1.714.163</text:p>
          </table:table-cell>
          <table:table-cell office:value-type="float" office:value="572199" table:style-name="ce5">
            <text:p>572.199</text:p>
          </table:table-cell>
          <table:table-cell office:value-type="float" office:value="2490699" table:style-name="ce5">
            <text:p>2.490.699</text:p>
          </table:table-cell>
          <table:table-cell office:value-type="float" office:value="1638685" table:style-name="ce5">
            <text:p>1.638.685</text:p>
          </table:table-cell>
          <table:table-cell office:value-type="float" office:value="361872" table:style-name="ce5">
            <text:p>361.872</text:p>
          </table:table-cell>
          <table:table-cell office:value-type="float" office:value="326848" table:style-name="ce5">
            <text:p>326.848</text:p>
          </table:table-cell>
          <table:table-cell office:value-type="float" office:value="960055" table:style-name="ce5">
            <text:p>960.055</text:p>
          </table:table-cell>
          <table:table-cell office:value-type="float" office:value="19174" table:style-name="ce5">
            <text:p>19.174</text:p>
          </table:table-cell>
          <table:table-cell office:value-type="float" office:value="110896" table:style-name="ce5">
            <text:p>110.896</text:p>
          </table:table-cell>
          <table:table-cell office:value-type="float" office:value="131764" table:style-name="ce5">
            <text:p>131.76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10779" table:style-name="ce5">
            <text:p>210.779</text:p>
          </table:table-cell>
          <table:table-cell office:value-type="float" office:value="334666" table:style-name="ce5">
            <text:p>334.666</text:p>
          </table:table-cell>
          <table:table-cell office:value-type="float" office:value="110777" table:style-name="ce5">
            <text:p>110.777</text:p>
          </table:table-cell>
          <table:table-cell office:value-type="float" office:value="118324" table:style-name="ce5">
            <text:p>118.324</text:p>
          </table:table-cell>
          <table:table-cell office:value-type="float" office:value="966169" table:style-name="ce5">
            <text:p>966.169</text:p>
          </table:table-cell>
          <table:table-cell office:value-type="float" office:value="873185" table:style-name="ce5">
            <text:p>873.185</text:p>
          </table:table-cell>
          <table:table-cell office:value-type="float" office:value="428006" table:style-name="ce5">
            <text:p>428.006</text:p>
          </table:table-cell>
          <table:table-cell office:value-type="float" office:value="24811" table:style-name="ce5">
            <text:p>24.811</text:p>
          </table:table-cell>
          <table:table-cell office:value-type="float" office:value="242839" table:style-name="ce5">
            <text:p>242.839</text:p>
          </table:table-cell>
          <table:table-cell office:value-type="float" office:value="0" table:style-name="ce5">
            <text:p>0</text:p>
          </table:table-cell>
          <table:table-cell office:value-type="float" office:value="20222" table:style-name="ce5">
            <text:p>20.222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64339" table:style-name="ce5">
            <text:p>164.339</text:p>
          </table:table-cell>
          <table:table-cell office:value-type="float" office:value="222973" table:style-name="ce5">
            <text:p>222.973</text:p>
          </table:table-cell>
          <table:table-cell office:value-type="float" office:value="797797" table:style-name="ce5">
            <text:p>797.797</text:p>
          </table:table-cell>
          <table:table-cell office:value-type="float" office:value="247390" table:style-name="ce5">
            <text:p>247.390</text:p>
          </table:table-cell>
          <table:table-cell office:value-type="float" office:value="1138278" table:style-name="ce5">
            <text:p>1.138.278</text:p>
          </table:table-cell>
          <table:table-cell office:value-type="float" office:value="818479" table:style-name="ce5">
            <text:p>818.479</text:p>
          </table:table-cell>
          <table:table-cell office:value-type="float" office:value="179530" table:style-name="ce5">
            <text:p>179.530</text:p>
          </table:table-cell>
          <table:table-cell office:value-type="float" office:value="131085" table:style-name="ce5">
            <text:p>131.085</text:p>
          </table:table-cell>
          <table:table-cell office:value-type="float" office:value="685374" table:style-name="ce5">
            <text:p>685.374</text:p>
          </table:table-cell>
          <table:table-cell office:value-type="float" office:value="0" table:style-name="ce5">
            <text:p>0</text:p>
          </table:table-cell>
          <table:table-cell office:value-type="float" office:value="76563" table:style-name="ce5">
            <text:p>76.563</text:p>
          </table:table-cell>
          <table:table-cell office:value-type="float" office:value="119152" table:style-name="ce5">
            <text:p>119.15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04223" table:style-name="ce5">
            <text:p>304.223</text:p>
          </table:table-cell>
          <table:table-cell office:value-type="float" office:value="330874" table:style-name="ce5">
            <text:p>330.874</text:p>
          </table:table-cell>
          <table:table-cell office:value-type="float" office:value="248915" table:style-name="ce5">
            <text:p>248.915</text:p>
          </table:table-cell>
          <table:table-cell office:value-type="float" office:value="190374" table:style-name="ce5">
            <text:p>190.374</text:p>
          </table:table-cell>
          <table:table-cell office:value-type="float" office:value="1172012" table:style-name="ce5">
            <text:p>1.172.012</text:p>
          </table:table-cell>
          <table:table-cell office:value-type="float" office:value="1259626" table:style-name="ce5">
            <text:p>1.259.626</text:p>
          </table:table-cell>
          <table:table-cell office:value-type="float" office:value="157104" table:style-name="ce5">
            <text:p>157.104</text:p>
          </table:table-cell>
          <table:table-cell office:value-type="float" office:value="58296" table:style-name="ce5">
            <text:p>58.296</text:p>
          </table:table-cell>
          <table:table-cell office:value-type="float" office:value="143510" table:style-name="ce5">
            <text:p>143.510</text:p>
          </table:table-cell>
          <table:table-cell office:value-type="float" office:value="3817" table:style-name="ce5">
            <text:p>3.817</text:p>
          </table:table-cell>
          <table:table-cell office:value-type="float" office:value="29897" table:style-name="ce5">
            <text:p>29.897</text:p>
          </table:table-cell>
          <table:table-cell office:value-type="float" office:value="1843" table:style-name="ce5">
            <text:p>1.84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3255" table:style-name="ce5">
            <text:p>43.255</text:p>
          </table:table-cell>
          <table:table-cell office:value-type="float" office:value="35504" table:style-name="ce5">
            <text:p>35.504</text:p>
          </table:table-cell>
          <table:table-cell office:value-type="float" office:value="331250" table:style-name="ce5">
            <text:p>331.250</text:p>
          </table:table-cell>
          <table:table-cell office:value-type="float" office:value="75969" table:style-name="ce5">
            <text:p>75.969</text:p>
          </table:table-cell>
          <table:table-cell office:value-type="float" office:value="503715" table:style-name="ce5">
            <text:p>503.715</text:p>
          </table:table-cell>
          <table:table-cell office:value-type="float" office:value="227033" table:style-name="ce5">
            <text:p>227.033</text:p>
          </table:table-cell>
          <table:table-cell office:value-type="float" office:value="315536" table:style-name="ce5">
            <text:p>315.536</text:p>
          </table:table-cell>
          <table:table-cell office:value-type="float" office:value="80874" table:style-name="ce5">
            <text:p>80.874</text:p>
          </table:table-cell>
          <table:table-cell office:value-type="float" office:value="202568" table:style-name="ce5">
            <text:p>202.568</text:p>
          </table:table-cell>
          <table:table-cell office:value-type="float" office:value="0" table:style-name="ce5">
            <text:p>0</text:p>
          </table:table-cell>
          <table:table-cell office:value-type="float" office:value="24658" table:style-name="ce5">
            <text:p>24.658</text:p>
          </table:table-cell>
          <table:table-cell office:value-type="float" office:value="10769" table:style-name="ce5">
            <text:p>10.769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2854" table:style-name="ce5">
            <text:p>32.854</text:p>
          </table:table-cell>
          <table:table-cell office:value-type="float" office:value="121071" table:style-name="ce5">
            <text:p>121.071</text:p>
          </table:table-cell>
          <table:table-cell office:value-type="float" office:value="78940" table:style-name="ce5">
            <text:p>78.940</text:p>
          </table:table-cell>
          <table:table-cell office:value-type="float" office:value="100980" table:style-name="ce5">
            <text:p>100.980</text:p>
          </table:table-cell>
          <table:table-cell office:value-type="float" office:value="361568" table:style-name="ce5">
            <text:p>361.568</text:p>
          </table:table-cell>
          <table:table-cell office:value-type="float" office:value="91342" table:style-name="ce5">
            <text:p>91.342</text:p>
          </table:table-cell>
          <table:table-cell office:value-type="float" office:value="71004" table:style-name="ce5">
            <text:p>71.004</text:p>
          </table:table-cell>
          <table:table-cell office:value-type="float" office:value="66201" table:style-name="ce5">
            <text:p>66.201</text:p>
          </table:table-cell>
          <table:table-cell office:value-type="float" office:value="104804" table:style-name="ce5">
            <text:p>104.8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81746" table:style-name="ce5">
            <text:p>81.746</text:p>
          </table:table-cell>
          <table:table-cell office:value-type="float" office:value="368038" table:style-name="ce5">
            <text:p>368.038</text:p>
          </table:table-cell>
          <table:table-cell office:value-type="float" office:value="75810" table:style-name="ce5">
            <text:p>75.810</text:p>
          </table:table-cell>
          <table:table-cell office:value-type="float" office:value="281296" table:style-name="ce5">
            <text:p>281.296</text:p>
          </table:table-cell>
          <table:table-cell office:value-type="float" office:value="115391" table:style-name="ce5">
            <text:p>115.391</text:p>
          </table:table-cell>
          <table:table-cell office:value-type="float" office:value="66703" table:style-name="ce5">
            <text:p>66.703</text:p>
          </table:table-cell>
          <table:table-cell office:value-type="float" office:value="15203" table:style-name="ce5">
            <text:p>15.203</text:p>
          </table:table-cell>
          <table:table-cell office:value-type="float" office:value="66637" table:style-name="ce5">
            <text:p>66.637</text:p>
          </table:table-cell>
          <table:table-cell office:value-type="float" office:value="15356" table:style-name="ce5">
            <text:p>15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96729" table:style-name="ce5">
            <text:p>396.729</text:p>
          </table:table-cell>
          <table:table-cell office:value-type="float" office:value="602823" table:style-name="ce5">
            <text:p>602.823</text:p>
          </table:table-cell>
          <table:table-cell office:value-type="float" office:value="925715" table:style-name="ce5">
            <text:p>925.715</text:p>
          </table:table-cell>
          <table:table-cell office:value-type="float" office:value="353297" table:style-name="ce5">
            <text:p>353.297</text:p>
          </table:table-cell>
          <table:table-cell office:value-type="float" office:value="2325182" table:style-name="ce5">
            <text:p>2.325.182</text:p>
          </table:table-cell>
          <table:table-cell office:value-type="float" office:value="1472061" table:style-name="ce5">
            <text:p>1.472.061</text:p>
          </table:table-cell>
          <table:table-cell office:value-type="float" office:value="516016" table:style-name="ce5">
            <text:p>516.016</text:p>
          </table:table-cell>
          <table:table-cell office:value-type="float" office:value="181773" table:style-name="ce5">
            <text:p>181.773</text:p>
          </table:table-cell>
          <table:table-cell office:value-type="float" office:value="720379" table:style-name="ce5">
            <text:p>720.379</text:p>
          </table:table-cell>
          <table:table-cell office:value-type="float" office:value="19174" table:style-name="ce5">
            <text:p>19.174</text:p>
          </table:table-cell>
          <table:table-cell office:value-type="float" office:value="76369" table:style-name="ce5">
            <text:p>76.369</text:p>
          </table:table-cell>
          <table:table-cell office:value-type="float" office:value="39085" table:style-name="ce5">
            <text:p>39.085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58083" table:style-name="ce5">
            <text:p>58.083</text:p>
          </table:table-cell>
          <table:table-cell office:value-type="float" office:value="84274" table:style-name="ce5">
            <text:p>84.274</text:p>
          </table:table-cell>
          <table:table-cell office:value-type="float" office:value="581990" table:style-name="ce5">
            <text:p>581.990</text:p>
          </table:table-cell>
          <table:table-cell office:value-type="float" office:value="155025" table:style-name="ce5">
            <text:p>155.025</text:p>
          </table:table-cell>
          <table:table-cell office:value-type="float" office:value="640975" table:style-name="ce5">
            <text:p>640.975</text:p>
          </table:table-cell>
          <table:table-cell office:value-type="float" office:value="712818" table:style-name="ce5">
            <text:p>712.818</text:p>
          </table:table-cell>
          <table:table-cell office:value-type="float" office:value="182395" table:style-name="ce5">
            <text:p>182.395</text:p>
          </table:table-cell>
          <table:table-cell office:value-type="float" office:value="64487" table:style-name="ce5">
            <text:p>64.487</text:p>
          </table:table-cell>
          <table:table-cell office:value-type="float" office:value="188268" table:style-name="ce5">
            <text:p>188.268</text:p>
          </table:table-cell>
          <table:table-cell office:value-type="float" office:value="0" table:style-name="ce5">
            <text:p>0</text:p>
          </table:table-cell>
          <table:table-cell office:value-type="float" office:value="53604" table:style-name="ce5">
            <text:p>53.604</text:p>
          </table:table-cell>
          <table:table-cell office:value-type="float" office:value="12507" table:style-name="ce5">
            <text:p>12.507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25204" table:style-name="ce5">
            <text:p>25.204</text:p>
          </table:table-cell>
          <table:table-cell office:value-type="float" office:value="72147" table:style-name="ce5">
            <text:p>72.147</text:p>
          </table:table-cell>
          <table:table-cell office:value-type="float" office:value="172236" table:style-name="ce5">
            <text:p>172.236</text:p>
          </table:table-cell>
          <table:table-cell office:value-type="float" office:value="111859" table:style-name="ce5">
            <text:p>111.859</text:p>
          </table:table-cell>
          <table:table-cell office:value-type="float" office:value="143609" table:style-name="ce5">
            <text:p>143.609</text:p>
          </table:table-cell>
          <table:table-cell office:value-type="float" office:value="157278" table:style-name="ce5">
            <text:p>157.278</text:p>
          </table:table-cell>
          <table:table-cell office:value-type="float" office:value="10639" table:style-name="ce5">
            <text:p>10.639</text:p>
          </table:table-cell>
          <table:table-cell office:value-type="float" office:value="40516" table:style-name="ce5">
            <text:p>40.516</text:p>
          </table:table-cell>
          <table:table-cell office:value-type="float" office:value="97191" table:style-name="ce5">
            <text:p>97.1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0" table:style-name="ce5">
            <text:p>6.42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544" table:style-name="ce5">
            <text:p>16.544</text:p>
          </table:table-cell>
          <table:table-cell office:value-type="float" office:value="34888" table:style-name="ce5">
            <text:p>34.888</text:p>
          </table:table-cell>
          <table:table-cell office:value-type="float" office:value="0" table:style-name="ce5">
            <text:p>0</text:p>
          </table:table-cell>
          <table:table-cell office:value-type="float" office:value="41493" table:style-name="ce5">
            <text:p>41.493</text:p>
          </table:table-cell>
          <table:table-cell office:value-type="float" office:value="3936" table:style-name="ce5">
            <text:p>3.936</text:p>
          </table:table-cell>
          <table:table-cell office:value-type="float" office:value="19501" table:style-name="ce5">
            <text:p>19.5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74" table:style-name="ce5">
            <text:p>8.574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927" table:style-name="ce5">
            <text:p>31.9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45" table:style-name="ce5">
            <text:p>1.14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91" table:style-name="ce5">
            <text:p>2.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57" table:style-name="ce5">
            <text:p>1.1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1515" table:style-name="ce5">
            <text:p>11.515</text:p>
          </table:table-cell>
          <table:table-cell office:value-type="float" office:value="1172" table:style-name="ce5">
            <text:p>1.172</text:p>
          </table:table-cell>
          <table:table-cell office:value-type="float" office:value="1974" table:style-name="ce5">
            <text:p>1.974</text:p>
          </table:table-cell>
          <table:table-cell office:value-type="float" office:value="21575" table:style-name="ce5">
            <text:p>21.575</text:p>
          </table:table-cell>
          <table:table-cell office:value-type="float" office:value="122946" table:style-name="ce5">
            <text:p>122.946</text:p>
          </table:table-cell>
          <table:table-cell office:value-type="float" office:value="14055" table:style-name="ce5">
            <text:p>14.055</text:p>
          </table:table-cell>
          <table:table-cell office:value-type="float" office:value="54507" table:style-name="ce5">
            <text:p>54.507</text:p>
          </table:table-cell>
          <table:table-cell office:value-type="float" office:value="31890" table:style-name="ce5">
            <text:p>31.890</text:p>
          </table:table-cell>
          <table:table-cell office:value-type="float" office:value="34566" table:style-name="ce5">
            <text:p>34.5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53140" table:style-name="ce5">
            <text:p>53.140</text:p>
          </table:table-cell>
          <table:table-cell office:value-type="float" office:value="31752" table:style-name="ce5">
            <text:p>31.752</text:p>
          </table:table-cell>
          <table:table-cell office:value-type="float" office:value="22867" table:style-name="ce5">
            <text:p>22.867</text:p>
          </table:table-cell>
          <table:table-cell office:value-type="float" office:value="13878" table:style-name="ce5">
            <text:p>13.878</text:p>
          </table:table-cell>
          <table:table-cell office:value-type="float" office:value="191054" table:style-name="ce5">
            <text:p>191.054</text:p>
          </table:table-cell>
          <table:table-cell office:value-type="float" office:value="73099" table:style-name="ce5">
            <text:p>73.099</text:p>
          </table:table-cell>
          <table:table-cell office:value-type="float" office:value="22385" table:style-name="ce5">
            <text:p>22.385</text:p>
          </table:table-cell>
          <table:table-cell office:value-type="float" office:value="12336" table:style-name="ce5">
            <text:p>12.336</text:p>
          </table:table-cell>
          <table:table-cell office:value-type="float" office:value="99840" table:style-name="ce5">
            <text:p>99.8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195" table:style-name="ce5">
            <text:p>69.195</text:p>
          </table:table-cell>
          <table:table-cell office:value-type="float" office:value="0" table:style-name="ce5">
            <text:p>0</text:p>
          </table:table-cell>
          <table:table-cell office:value-type="float" office:value="33103" table:style-name="ce5">
            <text:p>33.103</text:p>
          </table:table-cell>
          <table:table-cell office:value-type="float" office:value="41068" table:style-name="ce5">
            <text:p>41.0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650" table:style-name="ce5">
            <text:p>62.6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178" table:style-name="ce5">
            <text:p>65.178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3157" table:style-name="ce5">
            <text:p>3.157</text:p>
          </table:table-cell>
          <table:table-cell office:value-type="float" office:value="8352" table:style-name="ce5">
            <text:p>8.352</text:p>
          </table:table-cell>
          <table:table-cell office:value-type="float" office:value="71873" table:style-name="ce5">
            <text:p>71.873</text:p>
          </table:table-cell>
          <table:table-cell office:value-type="float" office:value="22993" table:style-name="ce5">
            <text:p>22.993</text:p>
          </table:table-cell>
          <table:table-cell office:value-type="float" office:value="59555" table:style-name="ce5">
            <text:p>59.555</text:p>
          </table:table-cell>
          <table:table-cell office:value-type="float" office:value="3936" table:style-name="ce5">
            <text:p>3.936</text:p>
          </table:table-cell>
          <table:table-cell office:value-type="float" office:value="0" table:style-name="ce5">
            <text:p>0</text:p>
          </table:table-cell>
          <table:table-cell office:value-type="float" office:value="7167" table:style-name="ce5">
            <text:p>7.167</text:p>
          </table:table-cell>
          <table:table-cell office:value-type="float" office:value="0" table:style-name="ce5">
            <text:p>0</text:p>
          </table:table-cell>
          <table:table-cell office:value-type="float" office:value="19182" table:style-name="ce5">
            <text:p>19.182</text:p>
          </table:table-cell>
          <table:table-cell office:value-type="float" office:value="8574" table:style-name="ce5">
            <text:p>8.574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06966" table:style-name="ce5">
            <text:p>106.966</text:p>
          </table:table-cell>
          <table:table-cell office:value-type="float" office:value="140117" table:style-name="ce5">
            <text:p>140.117</text:p>
          </table:table-cell>
          <table:table-cell office:value-type="float" office:value="585733" table:style-name="ce5">
            <text:p>585.733</text:p>
          </table:table-cell>
          <table:table-cell office:value-type="float" office:value="237704" table:style-name="ce5">
            <text:p>237.704</text:p>
          </table:table-cell>
          <table:table-cell office:value-type="float" office:value="874214" table:style-name="ce5">
            <text:p>874.214</text:p>
          </table:table-cell>
          <table:table-cell office:value-type="float" office:value="430113" table:style-name="ce5">
            <text:p>430.113</text:p>
          </table:table-cell>
          <table:table-cell office:value-type="float" office:value="82879" table:style-name="ce5">
            <text:p>82.879</text:p>
          </table:table-cell>
          <table:table-cell office:value-type="float" office:value="106857" table:style-name="ce5">
            <text:p>106.857</text:p>
          </table:table-cell>
          <table:table-cell office:value-type="float" office:value="294845" table:style-name="ce5">
            <text:p>294.845</text:p>
          </table:table-cell>
          <table:table-cell office:value-type="float" office:value="15356" table:style-name="ce5">
            <text:p>15.356</text:p>
          </table:table-cell>
          <table:table-cell office:value-type="float" office:value="32986" table:style-name="ce5">
            <text:p>32.986</text:p>
          </table:table-cell>
          <table:table-cell office:value-type="float" office:value="54432" table:style-name="ce5">
            <text:p>54.432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37705" table:style-name="ce5">
            <text:p>437.705</text:p>
          </table:table-cell>
          <table:table-cell office:value-type="float" office:value="648894" table:style-name="ce5">
            <text:p>648.894</text:p>
          </table:table-cell>
          <table:table-cell office:value-type="float" office:value="1230855" table:style-name="ce5">
            <text:p>1.230.855</text:p>
          </table:table-cell>
          <table:table-cell office:value-type="float" office:value="380945" table:style-name="ce5">
            <text:p>380.945</text:p>
          </table:table-cell>
          <table:table-cell office:value-type="float" office:value="2559661" table:style-name="ce5">
            <text:p>2.559.661</text:p>
          </table:table-cell>
          <table:table-cell office:value-type="float" office:value="2022202" table:style-name="ce5">
            <text:p>2.022.202</text:p>
          </table:table-cell>
          <table:table-cell office:value-type="float" office:value="703063" table:style-name="ce5">
            <text:p>703.063</text:p>
          </table:table-cell>
          <table:table-cell office:value-type="float" office:value="244802" table:style-name="ce5">
            <text:p>244.802</text:p>
          </table:table-cell>
          <table:table-cell office:value-type="float" office:value="900882" table:style-name="ce5">
            <text:p>900.882</text:p>
          </table:table-cell>
          <table:table-cell office:value-type="float" office:value="3817" table:style-name="ce5">
            <text:p>3.817</text:p>
          </table:table-cell>
          <table:table-cell office:value-type="float" office:value="78951" table:style-name="ce5">
            <text:p>78.951</text:p>
          </table:table-cell>
          <table:table-cell office:value-type="float" office:value="68758" table:style-name="ce5">
            <text:p>68.75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7">
            <text:p>A10B - DOMICÍLIOS SEM ACESSO À INTERNET, POR ACESSO ANTES DA PANDEM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office:value-type="string" table:number-columns-spanned="1" table:number-rows-spanned="2" table:style-name="ce8">
            <text:p>Não se aplic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00295" table:style-name="ce5">
            <text:p>1.900.295</text:p>
          </table:table-cell>
          <table:table-cell office:value-type="float" office:value="10519406" table:style-name="ce5">
            <text:p>10.519.406</text:p>
          </table:table-cell>
          <table:table-cell office:value-type="float" office:value="19473" table:style-name="ce5">
            <text:p>19.473</text:p>
          </table:table-cell>
          <table:table-cell office:value-type="float" office:value="8352" table:style-name="ce5">
            <text:p>8.35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620979" table:style-name="ce5">
            <text:p>1.620.979</text:p>
          </table:table-cell>
          <table:table-cell office:value-type="float" office:value="7477297" table:style-name="ce5">
            <text:p>7.477.297</text:p>
          </table:table-cell>
          <table:table-cell office:value-type="float" office:value="19473" table:style-name="ce5">
            <text:p>19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79316" table:style-name="ce5">
            <text:p>279.316</text:p>
          </table:table-cell>
          <table:table-cell office:value-type="float" office:value="3042109" table:style-name="ce5">
            <text:p>3.042.109</text:p>
          </table:table-cell>
          <table:table-cell office:value-type="float" office:value="0" table:style-name="ce5">
            <text:p>0</text:p>
          </table:table-cell>
          <table:table-cell office:value-type="float" office:value="8352" table:style-name="ce5">
            <text:p>8.35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783946" table:style-name="ce5">
            <text:p>783.946</text:p>
          </table:table-cell>
          <table:table-cell office:value-type="float" office:value="3777541" table:style-name="ce5">
            <text:p>3.777.541</text:p>
          </table:table-cell>
          <table:table-cell office:value-type="float" office:value="19473" table:style-name="ce5">
            <text:p>19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431219" table:style-name="ce5">
            <text:p>431.219</text:p>
          </table:table-cell>
          <table:table-cell office:value-type="float" office:value="3469270" table:style-name="ce5">
            <text:p>3.469.2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58183" table:style-name="ce5">
            <text:p>258.183</text:p>
          </table:table-cell>
          <table:table-cell office:value-type="float" office:value="1592949" table:style-name="ce5">
            <text:p>1.592.9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57359" table:style-name="ce5">
            <text:p>257.359</text:p>
          </table:table-cell>
          <table:table-cell office:value-type="float" office:value="763054" table:style-name="ce5">
            <text:p>763.054</text:p>
          </table:table-cell>
          <table:table-cell office:value-type="float" office:value="0" table:style-name="ce5">
            <text:p>0</text:p>
          </table:table-cell>
          <table:table-cell office:value-type="float" office:value="8352" table:style-name="ce5">
            <text:p>8.35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69589" table:style-name="ce5">
            <text:p>169.589</text:p>
          </table:table-cell>
          <table:table-cell office:value-type="float" office:value="916592" table:style-name="ce5">
            <text:p>916.5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071874" table:style-name="ce5">
            <text:p>1.071.874</text:p>
          </table:table-cell>
          <table:table-cell office:value-type="float" office:value="6556729" table:style-name="ce5">
            <text:p>6.556.7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409780" table:style-name="ce5">
            <text:p>409.780</text:p>
          </table:table-cell>
          <table:table-cell office:value-type="float" office:value="2305172" table:style-name="ce5">
            <text:p>2.305.172</text:p>
          </table:table-cell>
          <table:table-cell office:value-type="float" office:value="19473" table:style-name="ce5">
            <text:p>19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79033" table:style-name="ce5">
            <text:p>179.033</text:p>
          </table:table-cell>
          <table:table-cell office:value-type="float" office:value="658065" table:style-name="ce5">
            <text:p>658.0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45297" table:style-name="ce5">
            <text:p>45.297</text:p>
          </table:table-cell>
          <table:table-cell office:value-type="float" office:value="79638" table:style-name="ce5">
            <text:p>79.6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14168" table:style-name="ce5">
            <text:p>14.168</text:p>
          </table:table-cell>
          <table:table-cell office:value-type="float" office:value="10553" table:style-name="ce5">
            <text:p>10.553</text:p>
          </table:table-cell>
          <table:table-cell office:value-type="float" office:value="0" table:style-name="ce5">
            <text:p>0</text:p>
          </table:table-cell>
          <table:table-cell office:value-type="float" office:value="8352" table:style-name="ce5">
            <text:p>8.352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491" table:style-name="ce5">
            <text:p>2.491</text:p>
          </table:table-cell>
          <table:table-cell office:value-type="float" office:value="1157" table:style-name="ce5">
            <text:p>1.1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64667" table:style-name="ce5">
            <text:p>64.667</text:p>
          </table:table-cell>
          <table:table-cell office:value-type="float" office:value="229532" table:style-name="ce5">
            <text:p>229.5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07844" table:style-name="ce5">
            <text:p>107.844</text:p>
          </table:table-cell>
          <table:table-cell office:value-type="float" office:value="412506" table:style-name="ce5">
            <text:p>412.5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5140" table:style-name="ce5">
            <text:p>5.140</text:p>
          </table:table-cell>
          <table:table-cell office:value-type="float" office:value="266054" table:style-name="ce5">
            <text:p>266.0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71873" table:style-name="ce5">
            <text:p>71.873</text:p>
          </table:table-cell>
          <table:table-cell office:value-type="float" office:value="124563" table:style-name="ce5">
            <text:p>124.563</text:p>
          </table:table-cell>
          <table:table-cell office:value-type="float" office:value="0" table:style-name="ce5">
            <text:p>0</text:p>
          </table:table-cell>
          <table:table-cell office:value-type="float" office:value="8352" table:style-name="ce5">
            <text:p>8.352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90681" table:style-name="ce5">
            <text:p>690.681</text:p>
          </table:table-cell>
          <table:table-cell office:value-type="float" office:value="2252049" table:style-name="ce5">
            <text:p>2.252.049</text:p>
          </table:table-cell>
          <table:table-cell office:value-type="float" office:value="19473" table:style-name="ce5">
            <text:p>19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137741" table:style-name="ce5">
            <text:p>1.137.741</text:p>
          </table:table-cell>
          <table:table-cell office:value-type="float" office:value="8142795" table:style-name="ce5">
            <text:p>8.142.7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DOMICÍLIOS COM ACESSO À INTERNET, POR VALOR PAGO PELA PRINCIPAL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Até R$ 30</text:p>
          </table:table-cell>
          <table:table-cell office:value-type="string" table:number-columns-spanned="1" table:number-rows-spanned="2" table:style-name="ce8">
            <text:p>R$ 31 a R$ 40</text:p>
          </table:table-cell>
          <table:table-cell office:value-type="string" table:number-columns-spanned="1" table:number-rows-spanned="2" table:style-name="ce8">
            <text:p>R$ 41 a R$ 50</text:p>
          </table:table-cell>
          <table:table-cell office:value-type="string" table:number-columns-spanned="1" table:number-rows-spanned="2" table:style-name="ce8">
            <text:p>R$ 51 a R$ 60</text:p>
          </table:table-cell>
          <table:table-cell office:value-type="string" table:number-columns-spanned="1" table:number-rows-spanned="2" table:style-name="ce8">
            <text:p>R$ 61 a R$ 70</text:p>
          </table:table-cell>
          <table:table-cell office:value-type="string" table:number-columns-spanned="1" table:number-rows-spanned="2" table:style-name="ce8">
            <text:p>R$ 71 a R$ 80</text:p>
          </table:table-cell>
          <table:table-cell office:value-type="string" table:number-columns-spanned="1" table:number-rows-spanned="2" table:style-name="ce8">
            <text:p>R$ 81 a R$ 90</text:p>
          </table:table-cell>
          <table:table-cell office:value-type="string" table:number-columns-spanned="1" table:number-rows-spanned="2" table:style-name="ce8">
            <text:p>R$ 91 a R$ 100</text:p>
          </table:table-cell>
          <table:table-cell office:value-type="string" table:number-columns-spanned="1" table:number-rows-spanned="2" table:style-name="ce8">
            <text:p>R$ 101 a R$ 150</text:p>
          </table:table-cell>
          <table:table-cell office:value-type="string" table:number-columns-spanned="1" table:number-rows-spanned="2" table:style-name="ce8">
            <text:p>Mais de R$ 150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484061" table:style-name="ce5">
            <text:p>3.484.061</text:p>
          </table:table-cell>
          <table:table-cell office:value-type="float" office:value="1989912" table:style-name="ce5">
            <text:p>1.989.912</text:p>
          </table:table-cell>
          <table:table-cell office:value-type="float" office:value="5492584" table:style-name="ce5">
            <text:p>5.492.584</text:p>
          </table:table-cell>
          <table:table-cell office:value-type="float" office:value="4735327" table:style-name="ce5">
            <text:p>4.735.327</text:p>
          </table:table-cell>
          <table:table-cell office:value-type="float" office:value="5373091" table:style-name="ce5">
            <text:p>5.373.091</text:p>
          </table:table-cell>
          <table:table-cell office:value-type="float" office:value="5360729" table:style-name="ce5">
            <text:p>5.360.729</text:p>
          </table:table-cell>
          <table:table-cell office:value-type="float" office:value="5296746" table:style-name="ce5">
            <text:p>5.296.746</text:p>
          </table:table-cell>
          <table:table-cell office:value-type="float" office:value="10538694" table:style-name="ce5">
            <text:p>10.538.694</text:p>
          </table:table-cell>
          <table:table-cell office:value-type="float" office:value="11850351" table:style-name="ce5">
            <text:p>11.850.351</text:p>
          </table:table-cell>
          <table:table-cell office:value-type="float" office:value="4046196" table:style-name="ce5">
            <text:p>4.046.196</text:p>
          </table:table-cell>
          <table:table-cell office:value-type="float" office:value="3368665" table:style-name="ce5">
            <text:p>3.368.665</text:p>
          </table:table-cell>
          <table:table-cell office:value-type="float" office:value="260530" table:style-name="ce5">
            <text:p>260.53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628491" table:style-name="ce5">
            <text:p>2.628.491</text:p>
          </table:table-cell>
          <table:table-cell office:value-type="float" office:value="1649755" table:style-name="ce5">
            <text:p>1.649.755</text:p>
          </table:table-cell>
          <table:table-cell office:value-type="float" office:value="4264709" table:style-name="ce5">
            <text:p>4.264.709</text:p>
          </table:table-cell>
          <table:table-cell office:value-type="float" office:value="4042082" table:style-name="ce5">
            <text:p>4.042.082</text:p>
          </table:table-cell>
          <table:table-cell office:value-type="float" office:value="4737768" table:style-name="ce5">
            <text:p>4.737.768</text:p>
          </table:table-cell>
          <table:table-cell office:value-type="float" office:value="5019292" table:style-name="ce5">
            <text:p>5.019.292</text:p>
          </table:table-cell>
          <table:table-cell office:value-type="float" office:value="5102053" table:style-name="ce5">
            <text:p>5.102.053</text:p>
          </table:table-cell>
          <table:table-cell office:value-type="float" office:value="9728348" table:style-name="ce5">
            <text:p>9.728.348</text:p>
          </table:table-cell>
          <table:table-cell office:value-type="float" office:value="11352688" table:style-name="ce5">
            <text:p>11.352.688</text:p>
          </table:table-cell>
          <table:table-cell office:value-type="float" office:value="3706854" table:style-name="ce5">
            <text:p>3.706.854</text:p>
          </table:table-cell>
          <table:table-cell office:value-type="float" office:value="3146162" table:style-name="ce5">
            <text:p>3.146.162</text:p>
          </table:table-cell>
          <table:table-cell office:value-type="float" office:value="225474" table:style-name="ce5">
            <text:p>225.47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55570" table:style-name="ce5">
            <text:p>855.570</text:p>
          </table:table-cell>
          <table:table-cell office:value-type="float" office:value="340156" table:style-name="ce5">
            <text:p>340.156</text:p>
          </table:table-cell>
          <table:table-cell office:value-type="float" office:value="1227876" table:style-name="ce5">
            <text:p>1.227.876</text:p>
          </table:table-cell>
          <table:table-cell office:value-type="float" office:value="693246" table:style-name="ce5">
            <text:p>693.246</text:p>
          </table:table-cell>
          <table:table-cell office:value-type="float" office:value="635323" table:style-name="ce5">
            <text:p>635.323</text:p>
          </table:table-cell>
          <table:table-cell office:value-type="float" office:value="341437" table:style-name="ce5">
            <text:p>341.437</text:p>
          </table:table-cell>
          <table:table-cell office:value-type="float" office:value="194693" table:style-name="ce5">
            <text:p>194.693</text:p>
          </table:table-cell>
          <table:table-cell office:value-type="float" office:value="810346" table:style-name="ce5">
            <text:p>810.346</text:p>
          </table:table-cell>
          <table:table-cell office:value-type="float" office:value="497664" table:style-name="ce5">
            <text:p>497.664</text:p>
          </table:table-cell>
          <table:table-cell office:value-type="float" office:value="339342" table:style-name="ce5">
            <text:p>339.342</text:p>
          </table:table-cell>
          <table:table-cell office:value-type="float" office:value="222502" table:style-name="ce5">
            <text:p>222.502</text:p>
          </table:table-cell>
          <table:table-cell office:value-type="float" office:value="35055" table:style-name="ce5">
            <text:p>35.055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998306" table:style-name="ce5">
            <text:p>998.306</text:p>
          </table:table-cell>
          <table:table-cell office:value-type="float" office:value="995186" table:style-name="ce5">
            <text:p>995.186</text:p>
          </table:table-cell>
          <table:table-cell office:value-type="float" office:value="1780460" table:style-name="ce5">
            <text:p>1.780.460</text:p>
          </table:table-cell>
          <table:table-cell office:value-type="float" office:value="1843352" table:style-name="ce5">
            <text:p>1.843.352</text:p>
          </table:table-cell>
          <table:table-cell office:value-type="float" office:value="2615235" table:style-name="ce5">
            <text:p>2.615.235</text:p>
          </table:table-cell>
          <table:table-cell office:value-type="float" office:value="2448630" table:style-name="ce5">
            <text:p>2.448.630</text:p>
          </table:table-cell>
          <table:table-cell office:value-type="float" office:value="3331813" table:style-name="ce5">
            <text:p>3.331.813</text:p>
          </table:table-cell>
          <table:table-cell office:value-type="float" office:value="4670266" table:style-name="ce5">
            <text:p>4.670.266</text:p>
          </table:table-cell>
          <table:table-cell office:value-type="float" office:value="5202751" table:style-name="ce5">
            <text:p>5.202.751</text:p>
          </table:table-cell>
          <table:table-cell office:value-type="float" office:value="1982081" table:style-name="ce5">
            <text:p>1.982.081</text:p>
          </table:table-cell>
          <table:table-cell office:value-type="float" office:value="2070764" table:style-name="ce5">
            <text:p>2.070.764</text:p>
          </table:table-cell>
          <table:table-cell office:value-type="float" office:value="157441" table:style-name="ce5">
            <text:p>157.44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508554" table:style-name="ce5">
            <text:p>1.508.554</text:p>
          </table:table-cell>
          <table:table-cell office:value-type="float" office:value="596697" table:style-name="ce5">
            <text:p>596.697</text:p>
          </table:table-cell>
          <table:table-cell office:value-type="float" office:value="3060882" table:style-name="ce5">
            <text:p>3.060.882</text:p>
          </table:table-cell>
          <table:table-cell office:value-type="float" office:value="2251369" table:style-name="ce5">
            <text:p>2.251.369</text:p>
          </table:table-cell>
          <table:table-cell office:value-type="float" office:value="1870120" table:style-name="ce5">
            <text:p>1.870.120</text:p>
          </table:table-cell>
          <table:table-cell office:value-type="float" office:value="1516058" table:style-name="ce5">
            <text:p>1.516.058</text:p>
          </table:table-cell>
          <table:table-cell office:value-type="float" office:value="398360" table:style-name="ce5">
            <text:p>398.360</text:p>
          </table:table-cell>
          <table:table-cell office:value-type="float" office:value="1577654" table:style-name="ce5">
            <text:p>1.577.654</text:p>
          </table:table-cell>
          <table:table-cell office:value-type="float" office:value="1452600" table:style-name="ce5">
            <text:p>1.452.600</text:p>
          </table:table-cell>
          <table:table-cell office:value-type="float" office:value="602842" table:style-name="ce5">
            <text:p>602.842</text:p>
          </table:table-cell>
          <table:table-cell office:value-type="float" office:value="252905" table:style-name="ce5">
            <text:p>252.905</text:p>
          </table:table-cell>
          <table:table-cell office:value-type="float" office:value="5042" table:style-name="ce5">
            <text:p>5.04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22516" table:style-name="ce5">
            <text:p>122.516</text:p>
          </table:table-cell>
          <table:table-cell office:value-type="float" office:value="222628" table:style-name="ce5">
            <text:p>222.628</text:p>
          </table:table-cell>
          <table:table-cell office:value-type="float" office:value="263301" table:style-name="ce5">
            <text:p>263.301</text:p>
          </table:table-cell>
          <table:table-cell office:value-type="float" office:value="249025" table:style-name="ce5">
            <text:p>249.025</text:p>
          </table:table-cell>
          <table:table-cell office:value-type="float" office:value="473615" table:style-name="ce5">
            <text:p>473.615</text:p>
          </table:table-cell>
          <table:table-cell office:value-type="float" office:value="903660" table:style-name="ce5">
            <text:p>903.660</text:p>
          </table:table-cell>
          <table:table-cell office:value-type="float" office:value="1131394" table:style-name="ce5">
            <text:p>1.131.394</text:p>
          </table:table-cell>
          <table:table-cell office:value-type="float" office:value="2187034" table:style-name="ce5">
            <text:p>2.187.034</text:p>
          </table:table-cell>
          <table:table-cell office:value-type="float" office:value="2447831" table:style-name="ce5">
            <text:p>2.447.831</text:p>
          </table:table-cell>
          <table:table-cell office:value-type="float" office:value="728293" table:style-name="ce5">
            <text:p>728.293</text:p>
          </table:table-cell>
          <table:table-cell office:value-type="float" office:value="591272" table:style-name="ce5">
            <text:p>591.272</text:p>
          </table:table-cell>
          <table:table-cell office:value-type="float" office:value="68869" table:style-name="ce5">
            <text:p>68.869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93089" table:style-name="ce5">
            <text:p>493.089</text:p>
          </table:table-cell>
          <table:table-cell office:value-type="float" office:value="86564" table:style-name="ce5">
            <text:p>86.564</text:p>
          </table:table-cell>
          <table:table-cell office:value-type="float" office:value="232223" table:style-name="ce5">
            <text:p>232.223</text:p>
          </table:table-cell>
          <table:table-cell office:value-type="float" office:value="174815" table:style-name="ce5">
            <text:p>174.815</text:p>
          </table:table-cell>
          <table:table-cell office:value-type="float" office:value="113288" table:style-name="ce5">
            <text:p>113.288</text:p>
          </table:table-cell>
          <table:table-cell office:value-type="float" office:value="206137" table:style-name="ce5">
            <text:p>206.137</text:p>
          </table:table-cell>
          <table:table-cell office:value-type="float" office:value="103340" table:style-name="ce5">
            <text:p>103.340</text:p>
          </table:table-cell>
          <table:table-cell office:value-type="float" office:value="1124877" table:style-name="ce5">
            <text:p>1.124.877</text:p>
          </table:table-cell>
          <table:table-cell office:value-type="float" office:value="1461658" table:style-name="ce5">
            <text:p>1.461.658</text:p>
          </table:table-cell>
          <table:table-cell office:value-type="float" office:value="319588" table:style-name="ce5">
            <text:p>319.588</text:p>
          </table:table-cell>
          <table:table-cell office:value-type="float" office:value="222642" table:style-name="ce5">
            <text:p>222.642</text:p>
          </table:table-cell>
          <table:table-cell office:value-type="float" office:value="7634" table:style-name="ce5">
            <text:p>7.63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61596" table:style-name="ce5">
            <text:p>361.596</text:p>
          </table:table-cell>
          <table:table-cell office:value-type="float" office:value="88837" table:style-name="ce5">
            <text:p>88.837</text:p>
          </table:table-cell>
          <table:table-cell office:value-type="float" office:value="155718" table:style-name="ce5">
            <text:p>155.718</text:p>
          </table:table-cell>
          <table:table-cell office:value-type="float" office:value="216767" table:style-name="ce5">
            <text:p>216.767</text:p>
          </table:table-cell>
          <table:table-cell office:value-type="float" office:value="300834" table:style-name="ce5">
            <text:p>300.834</text:p>
          </table:table-cell>
          <table:table-cell office:value-type="float" office:value="286243" table:style-name="ce5">
            <text:p>286.243</text:p>
          </table:table-cell>
          <table:table-cell office:value-type="float" office:value="331840" table:style-name="ce5">
            <text:p>331.840</text:p>
          </table:table-cell>
          <table:table-cell office:value-type="float" office:value="978862" table:style-name="ce5">
            <text:p>978.862</text:p>
          </table:table-cell>
          <table:table-cell office:value-type="float" office:value="1285512" table:style-name="ce5">
            <text:p>1.285.512</text:p>
          </table:table-cell>
          <table:table-cell office:value-type="float" office:value="413393" table:style-name="ce5">
            <text:p>413.393</text:p>
          </table:table-cell>
          <table:table-cell office:value-type="float" office:value="231082" table:style-name="ce5">
            <text:p>231.082</text:p>
          </table:table-cell>
          <table:table-cell office:value-type="float" office:value="21544" table:style-name="ce5">
            <text:p>21.544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346449" table:style-name="ce5">
            <text:p>2.346.449</text:p>
          </table:table-cell>
          <table:table-cell office:value-type="float" office:value="760862" table:style-name="ce5">
            <text:p>760.862</text:p>
          </table:table-cell>
          <table:table-cell office:value-type="float" office:value="2458957" table:style-name="ce5">
            <text:p>2.458.957</text:p>
          </table:table-cell>
          <table:table-cell office:value-type="float" office:value="1974626" table:style-name="ce5">
            <text:p>1.974.626</text:p>
          </table:table-cell>
          <table:table-cell office:value-type="float" office:value="1675396" table:style-name="ce5">
            <text:p>1.675.396</text:p>
          </table:table-cell>
          <table:table-cell office:value-type="float" office:value="1415019" table:style-name="ce5">
            <text:p>1.415.019</text:p>
          </table:table-cell>
          <table:table-cell office:value-type="float" office:value="910743" table:style-name="ce5">
            <text:p>910.743</text:p>
          </table:table-cell>
          <table:table-cell office:value-type="float" office:value="1904900" table:style-name="ce5">
            <text:p>1.904.900</text:p>
          </table:table-cell>
          <table:table-cell office:value-type="float" office:value="1182287" table:style-name="ce5">
            <text:p>1.182.287</text:p>
          </table:table-cell>
          <table:table-cell office:value-type="float" office:value="537539" table:style-name="ce5">
            <text:p>537.539</text:p>
          </table:table-cell>
          <table:table-cell office:value-type="float" office:value="743945" table:style-name="ce5">
            <text:p>743.945</text:p>
          </table:table-cell>
          <table:table-cell office:value-type="float" office:value="60103" table:style-name="ce5">
            <text:p>60.103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426827" table:style-name="ce5">
            <text:p>426.827</text:p>
          </table:table-cell>
          <table:table-cell office:value-type="float" office:value="947729" table:style-name="ce5">
            <text:p>947.729</text:p>
          </table:table-cell>
          <table:table-cell office:value-type="float" office:value="1407972" table:style-name="ce5">
            <text:p>1.407.972</text:p>
          </table:table-cell>
          <table:table-cell office:value-type="float" office:value="1580770" table:style-name="ce5">
            <text:p>1.580.770</text:p>
          </table:table-cell>
          <table:table-cell office:value-type="float" office:value="1539881" table:style-name="ce5">
            <text:p>1.539.881</text:p>
          </table:table-cell>
          <table:table-cell office:value-type="float" office:value="1582524" table:style-name="ce5">
            <text:p>1.582.524</text:p>
          </table:table-cell>
          <table:table-cell office:value-type="float" office:value="1727413" table:style-name="ce5">
            <text:p>1.727.413</text:p>
          </table:table-cell>
          <table:table-cell office:value-type="float" office:value="2349230" table:style-name="ce5">
            <text:p>2.349.230</text:p>
          </table:table-cell>
          <table:table-cell office:value-type="float" office:value="2756008" table:style-name="ce5">
            <text:p>2.756.008</text:p>
          </table:table-cell>
          <table:table-cell office:value-type="float" office:value="855385" table:style-name="ce5">
            <text:p>855.385</text:p>
          </table:table-cell>
          <table:table-cell office:value-type="float" office:value="722136" table:style-name="ce5">
            <text:p>722.136</text:p>
          </table:table-cell>
          <table:table-cell office:value-type="float" office:value="21363" table:style-name="ce5">
            <text:p>21.363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08677" table:style-name="ce5">
            <text:p>308.677</text:p>
          </table:table-cell>
          <table:table-cell office:value-type="float" office:value="164281" table:style-name="ce5">
            <text:p>164.281</text:p>
          </table:table-cell>
          <table:table-cell office:value-type="float" office:value="851229" table:style-name="ce5">
            <text:p>851.229</text:p>
          </table:table-cell>
          <table:table-cell office:value-type="float" office:value="570981" table:style-name="ce5">
            <text:p>570.981</text:p>
          </table:table-cell>
          <table:table-cell office:value-type="float" office:value="1083227" table:style-name="ce5">
            <text:p>1.083.227</text:p>
          </table:table-cell>
          <table:table-cell office:value-type="float" office:value="951958" table:style-name="ce5">
            <text:p>951.958</text:p>
          </table:table-cell>
          <table:table-cell office:value-type="float" office:value="1139476" table:style-name="ce5">
            <text:p>1.139.476</text:p>
          </table:table-cell>
          <table:table-cell office:value-type="float" office:value="2139162" table:style-name="ce5">
            <text:p>2.139.162</text:p>
          </table:table-cell>
          <table:table-cell office:value-type="float" office:value="2727281" table:style-name="ce5">
            <text:p>2.727.281</text:p>
          </table:table-cell>
          <table:table-cell office:value-type="float" office:value="320341" table:style-name="ce5">
            <text:p>320.341</text:p>
          </table:table-cell>
          <table:table-cell office:value-type="float" office:value="458601" table:style-name="ce5">
            <text:p>458.601</text:p>
          </table:table-cell>
          <table:table-cell office:value-type="float" office:value="133282" table:style-name="ce5">
            <text:p>133.282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203562" table:style-name="ce5">
            <text:p>203.562</text:p>
          </table:table-cell>
          <table:table-cell office:value-type="float" office:value="20864" table:style-name="ce5">
            <text:p>20.864</text:p>
          </table:table-cell>
          <table:table-cell office:value-type="float" office:value="199710" table:style-name="ce5">
            <text:p>199.710</text:p>
          </table:table-cell>
          <table:table-cell office:value-type="float" office:value="193822" table:style-name="ce5">
            <text:p>193.822</text:p>
          </table:table-cell>
          <table:table-cell office:value-type="float" office:value="609747" table:style-name="ce5">
            <text:p>609.747</text:p>
          </table:table-cell>
          <table:table-cell office:value-type="float" office:value="758557" table:style-name="ce5">
            <text:p>758.557</text:p>
          </table:table-cell>
          <table:table-cell office:value-type="float" office:value="778748" table:style-name="ce5">
            <text:p>778.748</text:p>
          </table:table-cell>
          <table:table-cell office:value-type="float" office:value="1880594" table:style-name="ce5">
            <text:p>1.880.594</text:p>
          </table:table-cell>
          <table:table-cell office:value-type="float" office:value="2056043" table:style-name="ce5">
            <text:p>2.056.043</text:p>
          </table:table-cell>
          <table:table-cell office:value-type="float" office:value="996733" table:style-name="ce5">
            <text:p>996.733</text:p>
          </table:table-cell>
          <table:table-cell office:value-type="float" office:value="328476" table:style-name="ce5">
            <text:p>328.476</text:p>
          </table:table-cell>
          <table:table-cell office:value-type="float" office:value="9723" table:style-name="ce5">
            <text:p>9.723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20015" table:style-name="ce5">
            <text:p>20.015</text:p>
          </table:table-cell>
          <table:table-cell office:value-type="float" office:value="31484" table:style-name="ce5">
            <text:p>31.484</text:p>
          </table:table-cell>
          <table:table-cell office:value-type="float" office:value="46561" table:style-name="ce5">
            <text:p>46.561</text:p>
          </table:table-cell>
          <table:table-cell office:value-type="float" office:value="182278" table:style-name="ce5">
            <text:p>182.278</text:p>
          </table:table-cell>
          <table:table-cell office:value-type="float" office:value="67291" table:style-name="ce5">
            <text:p>67.291</text:p>
          </table:table-cell>
          <table:table-cell office:value-type="float" office:value="269294" table:style-name="ce5">
            <text:p>269.294</text:p>
          </table:table-cell>
          <table:table-cell office:value-type="float" office:value="278524" table:style-name="ce5">
            <text:p>278.524</text:p>
          </table:table-cell>
          <table:table-cell office:value-type="float" office:value="861971" table:style-name="ce5">
            <text:p>861.971</text:p>
          </table:table-cell>
          <table:table-cell office:value-type="float" office:value="1671625" table:style-name="ce5">
            <text:p>1.671.625</text:p>
          </table:table-cell>
          <table:table-cell office:value-type="float" office:value="470724" table:style-name="ce5">
            <text:p>470.724</text:p>
          </table:table-cell>
          <table:table-cell office:value-type="float" office:value="296145" table:style-name="ce5">
            <text:p>296.14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30695" table:style-name="ce5">
            <text:p>30.695</text:p>
          </table:table-cell>
          <table:table-cell office:value-type="float" office:value="10193" table:style-name="ce5">
            <text:p>10.193</text:p>
          </table:table-cell>
          <table:table-cell office:value-type="float" office:value="134010" table:style-name="ce5">
            <text:p>134.010</text:p>
          </table:table-cell>
          <table:table-cell office:value-type="float" office:value="84687" table:style-name="ce5">
            <text:p>84.687</text:p>
          </table:table-cell>
          <table:table-cell office:value-type="float" office:value="195629" table:style-name="ce5">
            <text:p>195.629</text:p>
          </table:table-cell>
          <table:table-cell office:value-type="float" office:value="321832" table:style-name="ce5">
            <text:p>321.832</text:p>
          </table:table-cell>
          <table:table-cell office:value-type="float" office:value="740405" table:style-name="ce5">
            <text:p>740.405</text:p>
          </table:table-cell>
          <table:table-cell office:value-type="float" office:value="484935" table:style-name="ce5">
            <text:p>484.935</text:p>
          </table:table-cell>
          <table:table-cell office:value-type="float" office:value="234684" table:style-name="ce5">
            <text:p>234.684</text:p>
          </table:table-cell>
          <table:table-cell office:value-type="float" office:value="4112" table:style-name="ce5">
            <text:p>4.112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72488" table:style-name="ce5">
            <text:p>72.488</text:p>
          </table:table-cell>
          <table:table-cell office:value-type="float" office:value="26273" table:style-name="ce5">
            <text:p>26.273</text:p>
          </table:table-cell>
          <table:table-cell office:value-type="float" office:value="115440" table:style-name="ce5">
            <text:p>115.440</text:p>
          </table:table-cell>
          <table:table-cell office:value-type="float" office:value="75079" table:style-name="ce5">
            <text:p>75.079</text:p>
          </table:table-cell>
          <table:table-cell office:value-type="float" office:value="129495" table:style-name="ce5">
            <text:p>129.495</text:p>
          </table:table-cell>
          <table:table-cell office:value-type="float" office:value="132100" table:style-name="ce5">
            <text:p>132.100</text:p>
          </table:table-cell>
          <table:table-cell office:value-type="float" office:value="32794" table:style-name="ce5">
            <text:p>32.794</text:p>
          </table:table-cell>
          <table:table-cell office:value-type="float" office:value="40951" table:style-name="ce5">
            <text:p>40.951</text:p>
          </table:table-cell>
          <table:table-cell office:value-type="float" office:value="54095" table:style-name="ce5">
            <text:p>54.095</text:p>
          </table:table-cell>
          <table:table-cell office:value-type="float" office:value="26907" table:style-name="ce5">
            <text:p>26.907</text:p>
          </table:table-cell>
          <table:table-cell office:value-type="float" office:value="39578" table:style-name="ce5">
            <text:p>39.578</text:p>
          </table:table-cell>
          <table:table-cell office:value-type="float" office:value="19808" table:style-name="ce5">
            <text:p>19.808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55959" table:style-name="ce5">
            <text:p>55.959</text:p>
          </table:table-cell>
          <table:table-cell office:value-type="float" office:value="8478" table:style-name="ce5">
            <text:p>8.478</text:p>
          </table:table-cell>
          <table:table-cell office:value-type="float" office:value="298523" table:style-name="ce5">
            <text:p>298.523</text:p>
          </table:table-cell>
          <table:table-cell office:value-type="float" office:value="115329" table:style-name="ce5">
            <text:p>115.329</text:p>
          </table:table-cell>
          <table:table-cell office:value-type="float" office:value="71495" table:style-name="ce5">
            <text:p>71.495</text:p>
          </table:table-cell>
          <table:table-cell office:value-type="float" office:value="82289" table:style-name="ce5">
            <text:p>82.289</text:p>
          </table:table-cell>
          <table:table-cell office:value-type="float" office:value="60336" table:style-name="ce5">
            <text:p>60.336</text:p>
          </table:table-cell>
          <table:table-cell office:value-type="float" office:value="473996" table:style-name="ce5">
            <text:p>473.996</text:p>
          </table:table-cell>
          <table:table-cell office:value-type="float" office:value="331830" table:style-name="ce5">
            <text:p>331.830</text:p>
          </table:table-cell>
          <table:table-cell office:value-type="float" office:value="126819" table:style-name="ce5">
            <text:p>126.819</text:p>
          </table:table-cell>
          <table:table-cell office:value-type="float" office:value="476923" table:style-name="ce5">
            <text:p>476.92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50085" table:style-name="ce5">
            <text:p>50.085</text:p>
          </table:table-cell>
          <table:table-cell office:value-type="float" office:value="28640" table:style-name="ce5">
            <text:p>28.640</text:p>
          </table:table-cell>
          <table:table-cell office:value-type="float" office:value="83497" table:style-name="ce5">
            <text:p>83.497</text:p>
          </table:table-cell>
          <table:table-cell office:value-type="float" office:value="32249" table:style-name="ce5">
            <text:p>32.249</text:p>
          </table:table-cell>
          <table:table-cell office:value-type="float" office:value="62550" table:style-name="ce5">
            <text:p>62.550</text:p>
          </table:table-cell>
          <table:table-cell office:value-type="float" office:value="84301" table:style-name="ce5">
            <text:p>84.301</text:p>
          </table:table-cell>
          <table:table-cell office:value-type="float" office:value="173082" table:style-name="ce5">
            <text:p>173.082</text:p>
          </table:table-cell>
          <table:table-cell office:value-type="float" office:value="566057" table:style-name="ce5">
            <text:p>566.057</text:p>
          </table:table-cell>
          <table:table-cell office:value-type="float" office:value="330778" table:style-name="ce5">
            <text:p>330.778</text:p>
          </table:table-cell>
          <table:table-cell office:value-type="float" office:value="226813" table:style-name="ce5">
            <text:p>226.813</text:p>
          </table:table-cell>
          <table:table-cell office:value-type="float" office:value="68178" table:style-name="ce5">
            <text:p>68.178</text:p>
          </table:table-cell>
          <table:table-cell office:value-type="float" office:value="12139" table:style-name="ce5">
            <text:p>12.139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9527" table:style-name="ce5">
            <text:p>9.527</text:p>
          </table:table-cell>
          <table:table-cell office:value-type="float" office:value="22976" table:style-name="ce5">
            <text:p>22.976</text:p>
          </table:table-cell>
          <table:table-cell office:value-type="float" office:value="16115" table:style-name="ce5">
            <text:p>16.115</text:p>
          </table:table-cell>
          <table:table-cell office:value-type="float" office:value="41430" table:style-name="ce5">
            <text:p>41.430</text:p>
          </table:table-cell>
          <table:table-cell office:value-type="float" office:value="56572" table:style-name="ce5">
            <text:p>56.572</text:p>
          </table:table-cell>
          <table:table-cell office:value-type="float" office:value="453435" table:style-name="ce5">
            <text:p>453.435</text:p>
          </table:table-cell>
          <table:table-cell office:value-type="float" office:value="411863" table:style-name="ce5">
            <text:p>411.863</text:p>
          </table:table-cell>
          <table:table-cell office:value-type="float" office:value="556785" table:style-name="ce5">
            <text:p>556.785</text:p>
          </table:table-cell>
          <table:table-cell office:value-type="float" office:value="498033" table:style-name="ce5">
            <text:p>498.033</text:p>
          </table:table-cell>
          <table:table-cell office:value-type="float" office:value="150310" table:style-name="ce5">
            <text:p>150.31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92365" table:style-name="ce5">
            <text:p>192.365</text:p>
          </table:table-cell>
          <table:table-cell office:value-type="float" office:value="135750" table:style-name="ce5">
            <text:p>135.750</text:p>
          </table:table-cell>
          <table:table-cell office:value-type="float" office:value="465587" table:style-name="ce5">
            <text:p>465.587</text:p>
          </table:table-cell>
          <table:table-cell office:value-type="float" office:value="367878" table:style-name="ce5">
            <text:p>367.878</text:p>
          </table:table-cell>
          <table:table-cell office:value-type="float" office:value="918976" table:style-name="ce5">
            <text:p>918.976</text:p>
          </table:table-cell>
          <table:table-cell office:value-type="float" office:value="1110294" table:style-name="ce5">
            <text:p>1.110.294</text:p>
          </table:table-cell>
          <table:table-cell office:value-type="float" office:value="1072745" table:style-name="ce5">
            <text:p>1.072.745</text:p>
          </table:table-cell>
          <table:table-cell office:value-type="float" office:value="2715748" table:style-name="ce5">
            <text:p>2.715.748</text:p>
          </table:table-cell>
          <table:table-cell office:value-type="float" office:value="4679504" table:style-name="ce5">
            <text:p>4.679.504</text:p>
          </table:table-cell>
          <table:table-cell office:value-type="float" office:value="1475261" table:style-name="ce5">
            <text:p>1.475.261</text:p>
          </table:table-cell>
          <table:table-cell office:value-type="float" office:value="797515" table:style-name="ce5">
            <text:p>797.515</text:p>
          </table:table-cell>
          <table:table-cell office:value-type="float" office:value="146768" table:style-name="ce5">
            <text:p>146.768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94107" table:style-name="ce5">
            <text:p>994.107</text:p>
          </table:table-cell>
          <table:table-cell office:value-type="float" office:value="983891" table:style-name="ce5">
            <text:p>983.891</text:p>
          </table:table-cell>
          <table:table-cell office:value-type="float" office:value="2132920" table:style-name="ce5">
            <text:p>2.132.920</text:p>
          </table:table-cell>
          <table:table-cell office:value-type="float" office:value="2416306" table:style-name="ce5">
            <text:p>2.416.306</text:p>
          </table:table-cell>
          <table:table-cell office:value-type="float" office:value="2690084" table:style-name="ce5">
            <text:p>2.690.084</text:p>
          </table:table-cell>
          <table:table-cell office:value-type="float" office:value="2584157" table:style-name="ce5">
            <text:p>2.584.157</text:p>
          </table:table-cell>
          <table:table-cell office:value-type="float" office:value="2849911" table:style-name="ce5">
            <text:p>2.849.911</text:p>
          </table:table-cell>
          <table:table-cell office:value-type="float" office:value="6215169" table:style-name="ce5">
            <text:p>6.215.169</text:p>
          </table:table-cell>
          <table:table-cell office:value-type="float" office:value="5109123" table:style-name="ce5">
            <text:p>5.109.123</text:p>
          </table:table-cell>
          <table:table-cell office:value-type="float" office:value="1517141" table:style-name="ce5">
            <text:p>1.517.141</text:p>
          </table:table-cell>
          <table:table-cell office:value-type="float" office:value="1357596" table:style-name="ce5">
            <text:p>1.357.596</text:p>
          </table:table-cell>
          <table:table-cell office:value-type="float" office:value="104127" table:style-name="ce5">
            <text:p>104.127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297588" table:style-name="ce5">
            <text:p>2.297.588</text:p>
          </table:table-cell>
          <table:table-cell office:value-type="float" office:value="860743" table:style-name="ce5">
            <text:p>860.743</text:p>
          </table:table-cell>
          <table:table-cell office:value-type="float" office:value="2871101" table:style-name="ce5">
            <text:p>2.871.101</text:p>
          </table:table-cell>
          <table:table-cell office:value-type="float" office:value="1935028" table:style-name="ce5">
            <text:p>1.935.028</text:p>
          </table:table-cell>
          <table:table-cell office:value-type="float" office:value="1722601" table:style-name="ce5">
            <text:p>1.722.601</text:p>
          </table:table-cell>
          <table:table-cell office:value-type="float" office:value="1609706" table:style-name="ce5">
            <text:p>1.609.706</text:p>
          </table:table-cell>
          <table:table-cell office:value-type="float" office:value="920655" table:style-name="ce5">
            <text:p>920.655</text:p>
          </table:table-cell>
          <table:table-cell office:value-type="float" office:value="1195915" table:style-name="ce5">
            <text:p>1.195.915</text:p>
          </table:table-cell>
          <table:table-cell office:value-type="float" office:value="1504939" table:style-name="ce5">
            <text:p>1.504.939</text:p>
          </table:table-cell>
          <table:table-cell office:value-type="float" office:value="555761" table:style-name="ce5">
            <text:p>555.761</text:p>
          </table:table-cell>
          <table:table-cell office:value-type="float" office:value="1063244" table:style-name="ce5">
            <text:p>1.063.244</text:p>
          </table:table-cell>
          <table:table-cell office:value-type="float" office:value="9634" table:style-name="ce5">
            <text:p>9.63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DOMICÍLIOS COM ACESSO À INTERNET, POR PRESENÇ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2732836" table:style-name="ce5">
            <text:p>52.732.836</text:p>
          </table:table-cell>
          <table:table-cell office:value-type="float" office:value="8405255" table:style-name="ce5">
            <text:p>8.405.255</text:p>
          </table:table-cell>
          <table:table-cell office:value-type="float" office:value="658795" table:style-name="ce5">
            <text:p>658.79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8455425" table:style-name="ce5">
            <text:p>48.455.425</text:p>
          </table:table-cell>
          <table:table-cell office:value-type="float" office:value="6546809" table:style-name="ce5">
            <text:p>6.546.809</text:p>
          </table:table-cell>
          <table:table-cell office:value-type="float" office:value="601442" table:style-name="ce5">
            <text:p>601.44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277411" table:style-name="ce5">
            <text:p>4.277.411</text:p>
          </table:table-cell>
          <table:table-cell office:value-type="float" office:value="1858445" table:style-name="ce5">
            <text:p>1.858.445</text:p>
          </table:table-cell>
          <table:table-cell office:value-type="float" office:value="57353" table:style-name="ce5">
            <text:p>57.35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3888911" table:style-name="ce5">
            <text:p>23.888.911</text:p>
          </table:table-cell>
          <table:table-cell office:value-type="float" office:value="3811050" table:style-name="ce5">
            <text:p>3.811.050</text:p>
          </table:table-cell>
          <table:table-cell office:value-type="float" office:value="396322" table:style-name="ce5">
            <text:p>396.32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2497362" table:style-name="ce5">
            <text:p>12.497.362</text:p>
          </table:table-cell>
          <table:table-cell office:value-type="float" office:value="2407929" table:style-name="ce5">
            <text:p>2.407.929</text:p>
          </table:table-cell>
          <table:table-cell office:value-type="float" office:value="187793" table:style-name="ce5">
            <text:p>187.79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8684965" table:style-name="ce5">
            <text:p>8.684.965</text:p>
          </table:table-cell>
          <table:table-cell office:value-type="float" office:value="664415" table:style-name="ce5">
            <text:p>664.415</text:p>
          </table:table-cell>
          <table:table-cell office:value-type="float" office:value="40057" table:style-name="ce5">
            <text:p>40.057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639424" table:style-name="ce5">
            <text:p>3.639.424</text:p>
          </table:table-cell>
          <table:table-cell office:value-type="float" office:value="877176" table:style-name="ce5">
            <text:p>877.176</text:p>
          </table:table-cell>
          <table:table-cell office:value-type="float" office:value="29254" table:style-name="ce5">
            <text:p>29.25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022174" table:style-name="ce5">
            <text:p>4.022.174</text:p>
          </table:table-cell>
          <table:table-cell office:value-type="float" office:value="644684" table:style-name="ce5">
            <text:p>644.684</text:p>
          </table:table-cell>
          <table:table-cell office:value-type="float" office:value="5369" table:style-name="ce5">
            <text:p>5.36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1669321" table:style-name="ce5">
            <text:p>11.669.321</text:p>
          </table:table-cell>
          <table:table-cell office:value-type="float" office:value="4213376" table:style-name="ce5">
            <text:p>4.213.376</text:p>
          </table:table-cell>
          <table:table-cell office:value-type="float" office:value="88127" table:style-name="ce5">
            <text:p>88.127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3238912" table:style-name="ce5">
            <text:p>13.238.912</text:p>
          </table:table-cell>
          <table:table-cell office:value-type="float" office:value="2530089" table:style-name="ce5">
            <text:p>2.530.089</text:p>
          </table:table-cell>
          <table:table-cell office:value-type="float" office:value="148236" table:style-name="ce5">
            <text:p>148.236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9598363" table:style-name="ce5">
            <text:p>9.598.363</text:p>
          </table:table-cell>
          <table:table-cell office:value-type="float" office:value="975927" table:style-name="ce5">
            <text:p>975.927</text:p>
          </table:table-cell>
          <table:table-cell office:value-type="float" office:value="274204" table:style-name="ce5">
            <text:p>274.20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7760774" table:style-name="ce5">
            <text:p>7.760.774</text:p>
          </table:table-cell>
          <table:table-cell office:value-type="float" office:value="192905" table:style-name="ce5">
            <text:p>192.905</text:p>
          </table:table-cell>
          <table:table-cell office:value-type="float" office:value="82899" table:style-name="ce5">
            <text:p>82.89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117408" table:style-name="ce5">
            <text:p>4.117.408</text:p>
          </table:table-cell>
          <table:table-cell office:value-type="float" office:value="31164" table:style-name="ce5">
            <text:p>31.164</text:p>
          </table:table-cell>
          <table:table-cell office:value-type="float" office:value="47339" table:style-name="ce5">
            <text:p>47.339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242484" table:style-name="ce5">
            <text:p>2.242.4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604045" table:style-name="ce5">
            <text:p>604.045</text:p>
          </table:table-cell>
          <table:table-cell office:value-type="float" office:value="160965" table:style-name="ce5">
            <text:p>160.9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897808" table:style-name="ce5">
            <text:p>1.897.808</text:p>
          </table:table-cell>
          <table:table-cell office:value-type="float" office:value="186182" table:style-name="ce5">
            <text:p>186.182</text:p>
          </table:table-cell>
          <table:table-cell office:value-type="float" office:value="17989" table:style-name="ce5">
            <text:p>17.989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603721" table:style-name="ce5">
            <text:p>1.603.721</text:p>
          </table:table-cell>
          <table:table-cell office:value-type="float" office:value="114647" table:style-name="ce5">
            <text:p>114.6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2209020" table:style-name="ce5">
            <text:p>2.209.020</text:p>
          </table:table-cell>
          <table:table-cell office:value-type="float" office:value="0" table:style-name="ce5">
            <text:p>0</text:p>
          </table:table-cell>
          <table:table-cell office:value-type="float" office:value="8023" table:style-name="ce5">
            <text:p>8.023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3774912" table:style-name="ce5">
            <text:p>13.774.912</text:p>
          </table:table-cell>
          <table:table-cell office:value-type="float" office:value="181266" table:style-name="ce5">
            <text:p>181.266</text:p>
          </table:table-cell>
          <table:table-cell office:value-type="float" office:value="122215" table:style-name="ce5">
            <text:p>122.215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5139217" table:style-name="ce5">
            <text:p>25.139.217</text:p>
          </table:table-cell>
          <table:table-cell office:value-type="float" office:value="3447100" table:style-name="ce5">
            <text:p>3.447.100</text:p>
          </table:table-cell>
          <table:table-cell office:value-type="float" office:value="368216" table:style-name="ce5">
            <text:p>368.216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1609687" table:style-name="ce5">
            <text:p>11.609.687</text:p>
          </table:table-cell>
          <table:table-cell office:value-type="float" office:value="4776889" table:style-name="ce5">
            <text:p>4.776.889</text:p>
          </table:table-cell>
          <table:table-cell office:value-type="float" office:value="160340" table:style-name="ce5">
            <text:p>160.34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DOMICÍLIOS COM ACESSO À INTERNET, POR COMPARTILHAMENTO COM DOMICÍLIO VIZIN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589663" table:style-name="ce5">
            <text:p>11.589.663</text:p>
          </table:table-cell>
          <table:table-cell office:value-type="float" office:value="50005121" table:style-name="ce5">
            <text:p>50.005.121</text:p>
          </table:table-cell>
          <table:table-cell office:value-type="float" office:value="156328" table:style-name="ce5">
            <text:p>156.328</text:p>
          </table:table-cell>
          <table:table-cell office:value-type="float" office:value="45774" table:style-name="ce5">
            <text:p>45.7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9371270" table:style-name="ce5">
            <text:p>9.371.270</text:p>
          </table:table-cell>
          <table:table-cell office:value-type="float" office:value="46083336" table:style-name="ce5">
            <text:p>46.083.336</text:p>
          </table:table-cell>
          <table:table-cell office:value-type="float" office:value="113867" table:style-name="ce5">
            <text:p>113.867</text:p>
          </table:table-cell>
          <table:table-cell office:value-type="float" office:value="35203" table:style-name="ce5">
            <text:p>35.20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218393" table:style-name="ce5">
            <text:p>2.218.393</text:p>
          </table:table-cell>
          <table:table-cell office:value-type="float" office:value="3921785" table:style-name="ce5">
            <text:p>3.921.785</text:p>
          </table:table-cell>
          <table:table-cell office:value-type="float" office:value="42461" table:style-name="ce5">
            <text:p>42.461</text:p>
          </table:table-cell>
          <table:table-cell office:value-type="float" office:value="10571" table:style-name="ce5">
            <text:p>10.57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4183896" table:style-name="ce5">
            <text:p>4.183.896</text:p>
          </table:table-cell>
          <table:table-cell office:value-type="float" office:value="23819783" table:style-name="ce5">
            <text:p>23.819.783</text:p>
          </table:table-cell>
          <table:table-cell office:value-type="float" office:value="92605" table:style-name="ce5">
            <text:p>92.60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4225951" table:style-name="ce5">
            <text:p>4.225.951</text:p>
          </table:table-cell>
          <table:table-cell office:value-type="float" office:value="10832866" table:style-name="ce5">
            <text:p>10.832.866</text:p>
          </table:table-cell>
          <table:table-cell office:value-type="float" office:value="28385" table:style-name="ce5">
            <text:p>28.385</text:p>
          </table:table-cell>
          <table:table-cell office:value-type="float" office:value="5881" table:style-name="ce5">
            <text:p>5.8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269929" table:style-name="ce5">
            <text:p>1.269.929</text:p>
          </table:table-cell>
          <table:table-cell office:value-type="float" office:value="8063297" table:style-name="ce5">
            <text:p>8.063.297</text:p>
          </table:table-cell>
          <table:table-cell office:value-type="float" office:value="16317" table:style-name="ce5">
            <text:p>16.317</text:p>
          </table:table-cell>
          <table:table-cell office:value-type="float" office:value="39893" table:style-name="ce5">
            <text:p>39.89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079049" table:style-name="ce5">
            <text:p>1.079.049</text:p>
          </table:table-cell>
          <table:table-cell office:value-type="float" office:value="3457783" table:style-name="ce5">
            <text:p>3.457.783</text:p>
          </table:table-cell>
          <table:table-cell office:value-type="float" office:value="9022" table:style-name="ce5">
            <text:p>9.02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30837" table:style-name="ce5">
            <text:p>830.837</text:p>
          </table:table-cell>
          <table:table-cell office:value-type="float" office:value="3831392" table:style-name="ce5">
            <text:p>3.831.392</text:p>
          </table:table-cell>
          <table:table-cell office:value-type="float" office:value="9998" table:style-name="ce5">
            <text:p>9.99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4452213" table:style-name="ce5">
            <text:p>4.452.213</text:p>
          </table:table-cell>
          <table:table-cell office:value-type="float" office:value="11482778" table:style-name="ce5">
            <text:p>11.482.778</text:p>
          </table:table-cell>
          <table:table-cell office:value-type="float" office:value="22273" table:style-name="ce5">
            <text:p>22.273</text:p>
          </table:table-cell>
          <table:table-cell office:value-type="float" office:value="13560" table:style-name="ce5">
            <text:p>13.56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258493" table:style-name="ce5">
            <text:p>3.258.493</text:p>
          </table:table-cell>
          <table:table-cell office:value-type="float" office:value="12590339" table:style-name="ce5">
            <text:p>12.590.339</text:p>
          </table:table-cell>
          <table:table-cell office:value-type="float" office:value="62524" table:style-name="ce5">
            <text:p>62.524</text:p>
          </table:table-cell>
          <table:table-cell office:value-type="float" office:value="5881" table:style-name="ce5">
            <text:p>5.88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568288" table:style-name="ce5">
            <text:p>1.568.288</text:p>
          </table:table-cell>
          <table:table-cell office:value-type="float" office:value="9253866" table:style-name="ce5">
            <text:p>9.253.866</text:p>
          </table:table-cell>
          <table:table-cell office:value-type="float" office:value="15769" table:style-name="ce5">
            <text:p>15.769</text:p>
          </table:table-cell>
          <table:table-cell office:value-type="float" office:value="10571" table:style-name="ce5">
            <text:p>10.57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907141" table:style-name="ce5">
            <text:p>907.141</text:p>
          </table:table-cell>
          <table:table-cell office:value-type="float" office:value="7115214" table:style-name="ce5">
            <text:p>7.115.214</text:p>
          </table:table-cell>
          <table:table-cell office:value-type="float" office:value="14223" table:style-name="ce5">
            <text:p>14.22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245498" table:style-name="ce5">
            <text:p>245.498</text:p>
          </table:table-cell>
          <table:table-cell office:value-type="float" office:value="3944367" table:style-name="ce5">
            <text:p>3.944.367</text:p>
          </table:table-cell>
          <table:table-cell office:value-type="float" office:value="6047" table:style-name="ce5">
            <text:p>6.04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169293" table:style-name="ce5">
            <text:p>169.293</text:p>
          </table:table-cell>
          <table:table-cell office:value-type="float" office:value="2073192" table:style-name="ce5">
            <text:p>2.073.1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76568" table:style-name="ce5">
            <text:p>176.568</text:p>
          </table:table-cell>
          <table:table-cell office:value-type="float" office:value="567211" table:style-name="ce5">
            <text:p>567.211</text:p>
          </table:table-cell>
          <table:table-cell office:value-type="float" office:value="21231" table:style-name="ce5">
            <text:p>21.23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541490" table:style-name="ce5">
            <text:p>541.490</text:p>
          </table:table-cell>
          <table:table-cell office:value-type="float" office:value="1530465" table:style-name="ce5">
            <text:p>1.530.465</text:p>
          </table:table-cell>
          <table:table-cell office:value-type="float" office:value="14262" table:style-name="ce5">
            <text:p>14.262</text:p>
          </table:table-cell>
          <table:table-cell office:value-type="float" office:value="15762" table:style-name="ce5">
            <text:p>15.76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270679" table:style-name="ce5">
            <text:p>270.679</text:p>
          </table:table-cell>
          <table:table-cell office:value-type="float" office:value="1447689" table:style-name="ce5">
            <text:p>1.447.6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67114" table:style-name="ce5">
            <text:p>67.114</text:p>
          </table:table-cell>
          <table:table-cell office:value-type="float" office:value="2149930" table:style-name="ce5">
            <text:p>2.149.9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699509" table:style-name="ce5">
            <text:p>1.699.509</text:p>
          </table:table-cell>
          <table:table-cell office:value-type="float" office:value="12333033" table:style-name="ce5">
            <text:p>12.333.033</text:p>
          </table:table-cell>
          <table:table-cell office:value-type="float" office:value="45852" table:style-name="ce5">
            <text:p>45.85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5583764" table:style-name="ce5">
            <text:p>5.583.764</text:p>
          </table:table-cell>
          <table:table-cell office:value-type="float" office:value="23327783" table:style-name="ce5">
            <text:p>23.327.783</text:p>
          </table:table-cell>
          <table:table-cell office:value-type="float" office:value="37104" table:style-name="ce5">
            <text:p>37.104</text:p>
          </table:table-cell>
          <table:table-cell office:value-type="float" office:value="5881" table:style-name="ce5">
            <text:p>5.88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239276" table:style-name="ce5">
            <text:p>4.239.276</text:p>
          </table:table-cell>
          <table:table-cell office:value-type="float" office:value="12194375" table:style-name="ce5">
            <text:p>12.194.375</text:p>
          </table:table-cell>
          <table:table-cell office:value-type="float" office:value="73373" table:style-name="ce5">
            <text:p>73.373</text:p>
          </table:table-cell>
          <table:table-cell office:value-type="float" office:value="39893" table:style-name="ce5">
            <text:p>39.89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tabular Workbook</meta:initial-creator>
    <dc:creator>Luiza C</dc:creator>
    <meta:creation-date>2021-08-06T18:56:51Z</meta:creation-date>
    <dc:date>2021-08-09T13:28:07Z</dc:date>
  </office:meta>
</office:document-meta>
</file>